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Pivot_32_Table_32_Corner" style:data-style-name="N0">
      <style:table-cell-properties style:vertical-align="automatic" fo:background-color="transparent"/>
    </style:style>
    <style:style style:name="ce4" style:family="table-cell" style:parent-style-name="Pivot_32_Table_32_Field" style:data-style-name="N0">
      <style:table-cell-properties style:vertical-align="automatic" fo:background-color="transparent"/>
    </style:style>
    <style:style style:name="ce5" style:family="table-cell" style:parent-style-name="Pivot_32_Table_32_Category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6" style:family="table-cell" style:parent-style-name="Pivot_32_Table_32_Value" style:data-style-name="N0">
      <style:table-cell-properties style:vertical-align="automatic" fo:background-color="transparent"/>
    </style:style>
    <style:style style:name="ce7" style:family="table-cell" style:parent-style-name="Pivot_32_Table_32_Title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Pivot_32_Table_32_Res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oy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_Munic</text:p>
          </table:table-cell>
          <table:table-cell office:value-type="string" table:style-name="ce1">
            <text:p>Nome_Municipio</text:p>
          </table:table-cell>
          <table:table-cell office:value-type="string" table:style-name="ce1">
            <text:p>Min - start_date</text:p>
          </table:table-cell>
          <table:table-cell office:value-type="string" table:style-name="ce1">
            <text:p>Max - end_date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Jacia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Barra do Bugre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São Félix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General Carneir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1">
            <text:p>Pedra Pret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7917" table:style-name="ce1">
            <text:p>7917</text:p>
          </table:table-cell>
          <table:table-cell office:value-type="string" table:style-name="ce1">
            <text:p>Acorizal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049" table:style-name="ce1">
            <text:p>9049</text:p>
          </table:table-cell>
          <table:table-cell office:value-type="string" table:style-name="ce1">
            <text:p>Ponte Branc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348" table:style-name="ce1">
            <text:p>9348</text:p>
          </table:table-cell>
          <table:table-cell office:value-type="string" table:style-name="ce1">
            <text:p>Araguainh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2988" table:style-name="ce1">
            <text:p>12988</text:p>
          </table:table-cell>
          <table:table-cell office:value-type="string" table:style-name="ce1">
            <text:p>Nobre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28" table:style-name="ce1">
            <text:p>13028</text:p>
          </table:table-cell>
          <table:table-cell office:value-type="string" table:style-name="ce1">
            <text:p>Porto dos Gaúcho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string" table:style-name="ce1">
            <text:p>Rondonópoli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114" table:style-name="ce1">
            <text:p>13114</text:p>
          </table:table-cell>
          <table:table-cell office:value-type="string" table:style-name="ce1">
            <text:p>Torixoréu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358" table:style-name="ce1">
            <text:p>13358</text:p>
          </table:table-cell>
          <table:table-cell office:value-type="string" table:style-name="ce1">
            <text:p>Arenápoli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918" table:style-name="ce1">
            <text:p>13918</text:p>
          </table:table-cell>
          <table:table-cell office:value-type="string" table:style-name="ce1">
            <text:p>Cuiabá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290" table:style-name="ce1">
            <text:p>16290</text:p>
          </table:table-cell>
          <table:table-cell office:value-type="string" table:style-name="ce1">
            <text:p>Chapada dos Guimarã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551" table:style-name="ce1">
            <text:p>16551</text:p>
          </table:table-cell>
          <table:table-cell office:value-type="string" table:style-name="ce1">
            <text:p>Mirassol d'Oeste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867" table:style-name="ce1">
            <text:p>16867</text:p>
          </table:table-cell>
          <table:table-cell office:value-type="string" table:style-name="ce1">
            <text:p>Alt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505" table:style-name="ce1">
            <text:p>17505</text:p>
          </table:table-cell>
          <table:table-cell office:value-type="string" table:style-name="ce1">
            <text:p>Nortelândi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8346" table:style-name="ce1">
            <text:p>18346</text:p>
          </table:table-cell>
          <table:table-cell office:value-type="string" table:style-name="ce1">
            <text:p>Guirating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0640" table:style-name="ce1">
            <text:p>20640</text:p>
          </table:table-cell>
          <table:table-cell office:value-type="string" table:style-name="ce1">
            <text:p>Tesour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string" table:style-name="ce1">
            <text:p>Alto Paraguai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869" table:style-name="ce1">
            <text:p>21869</text:p>
          </table:table-cell>
          <table:table-cell office:value-type="string" table:style-name="ce1">
            <text:p>Nossa Senhora do Livramento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948" table:style-name="ce1">
            <text:p>21948</text:p>
          </table:table-cell>
          <table:table-cell office:value-type="string" table:style-name="ce1">
            <text:p>Poxoréu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string" table:style-name="ce1">
            <text:p>Santo Antônio do Leverger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string" table:style-name="ce1">
            <text:p>Várzea Grand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133" table:style-name="ce1">
            <text:p>25133</text:p>
          </table:table-cell>
          <table:table-cell office:value-type="string" table:style-name="ce1">
            <text:p>Diamantin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7090" table:style-name="ce1">
            <text:p>27090</text:p>
          </table:table-cell>
          <table:table-cell office:value-type="string" table:style-name="ce1">
            <text:p>Lucia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257" table:style-name="ce1">
            <text:p>28257</text:p>
          </table:table-cell>
          <table:table-cell office:value-type="string" table:style-name="ce1">
            <text:p>Cáceres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305" table:style-name="ce1">
            <text:p>28305</text:p>
          </table:table-cell>
          <table:table-cell office:value-type="string" table:style-name="ce1">
            <text:p>Barra do Garças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string" table:style-name="ce1">
            <text:p>Dom Aquin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string" table:style-name="ce1">
            <text:p>Aripuanã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string" table:style-name="ce1">
            <text:p>Vila Bela da Santíssima Trindade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string" table:style-name="ce1">
            <text:p>Tangará da Ser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string" table:style-name="ce1">
            <text:p>Alto Garça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string" table:style-name="ce1">
            <text:p>Rosário 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972" table:style-name="ce1">
            <text:p>35972</text:p>
          </table:table-cell>
          <table:table-cell office:value-type="string" table:style-name="ce1">
            <text:p>Itiqui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string" table:style-name="ce1">
            <text:p>Barão de Melgaço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string" table:style-name="ce1">
            <text:p>Poconé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761" table:style-name="ce1">
            <text:p>40761</text:p>
          </table:table-cell>
          <table:table-cell office:value-type="string" table:style-name="ce1">
            <text:p>Pontes e Lacerd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29" table:style-name="ce1">
            <text:p>40929</text:p>
          </table:table-cell>
          <table:table-cell office:value-type="string" table:style-name="ce1">
            <text:p>Alta Florest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36" table:style-name="ce1">
            <text:p>40936</text:p>
          </table:table-cell>
          <table:table-cell office:value-type="string" table:style-name="ce1">
            <text:p>Araputang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43" table:style-name="ce1">
            <text:p>40943</text:p>
          </table:table-cell>
          <table:table-cell office:value-type="string" table:style-name="ce1">
            <text:p>Paranating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67" table:style-name="ce1">
            <text:p>40967</text:p>
          </table:table-cell>
          <table:table-cell office:value-type="string" table:style-name="ce1">
            <text:p>Colíder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98" table:style-name="ce1">
            <text:p>40998</text:p>
          </table:table-cell>
          <table:table-cell office:value-type="string" table:style-name="ce1">
            <text:p>Sinop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45" table:style-name="ce1">
            <text:p>41045</text:p>
          </table:table-cell>
          <table:table-cell office:value-type="string" table:style-name="ce1">
            <text:p>São José do Rio Clar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69" table:style-name="ce1">
            <text:p>41069</text:p>
          </table:table-cell>
          <table:table-cell office:value-type="string" table:style-name="ce1">
            <text:p>Água Bo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83" table:style-name="ce1">
            <text:p>41083</text:p>
          </table:table-cell>
          <table:table-cell office:value-type="string" table:style-name="ce1">
            <text:p>Santa Terezinh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90" table:style-name="ce1">
            <text:p>41090</text:p>
          </table:table-cell>
          <table:table-cell office:value-type="string" table:style-name="ce1">
            <text:p>Canaran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00" table:style-name="ce1">
            <text:p>41100</text:p>
          </table:table-cell>
          <table:table-cell office:value-type="string" table:style-name="ce1">
            <text:p>Jauru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55" table:style-name="ce1">
            <text:p>41155</text:p>
          </table:table-cell>
          <table:table-cell office:value-type="string" table:style-name="ce1">
            <text:p>Juscimei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289" table:style-name="ce1">
            <text:p>41289</text:p>
          </table:table-cell>
          <table:table-cell office:value-type="string" table:style-name="ce1">
            <text:p>Nova Xavantin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399" table:style-name="ce1">
            <text:p>41399</text:p>
          </table:table-cell>
          <table:table-cell office:value-type="string" table:style-name="ce1">
            <text:p>Nova Brasi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09" table:style-name="ce1">
            <text:p>41409</text:p>
          </table:table-cell>
          <table:table-cell office:value-type="string" table:style-name="ce1">
            <text:p>São José dos Quatro Marcos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16" table:style-name="ce1">
            <text:p>41416</text:p>
          </table:table-cell>
          <table:table-cell office:value-type="string" table:style-name="ce1">
            <text:p>Rio Branco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57" table:style-name="ce1">
            <text:p>41557</text:p>
          </table:table-cell>
          <table:table-cell office:value-type="string" table:style-name="ce1">
            <text:p>Salto do Céu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64" table:style-name="ce1">
            <text:p>41564</text:p>
          </table:table-cell>
          <table:table-cell office:value-type="string" table:style-name="ce1">
            <text:p>Juí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71" table:style-name="ce1">
            <text:p>41571</text:p>
          </table:table-cell>
          <table:table-cell office:value-type="string" table:style-name="ce1">
            <text:p>Denis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192" table:style-name="ce1">
            <text:p>42192</text:p>
          </table:table-cell>
          <table:table-cell office:value-type="string" table:style-name="ce1">
            <text:p>Jua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76" table:style-name="ce1">
            <text:p>42776</text:p>
          </table:table-cell>
          <table:table-cell office:value-type="string" table:style-name="ce1">
            <text:p>Marce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83" table:style-name="ce1">
            <text:p>42783</text:p>
          </table:table-cell>
          <table:table-cell office:value-type="string" table:style-name="ce1">
            <text:p>Alto Taquari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90" table:style-name="ce1">
            <text:p>42790</text:p>
          </table:table-cell>
          <table:table-cell office:value-type="string" table:style-name="ce1">
            <text:p>Campinápoli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00" table:style-name="ce1">
            <text:p>42800</text:p>
          </table:table-cell>
          <table:table-cell office:value-type="string" table:style-name="ce1">
            <text:p>Terra Nov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17" table:style-name="ce1">
            <text:p>42817</text:p>
          </table:table-cell>
          <table:table-cell office:value-type="string" table:style-name="ce1">
            <text:p>Nova Olímpi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24" table:style-name="ce1">
            <text:p>42824</text:p>
          </table:table-cell>
          <table:table-cell office:value-type="string" table:style-name="ce1">
            <text:p>Nova Canaã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31" table:style-name="ce1">
            <text:p>42831</text:p>
          </table:table-cell>
          <table:table-cell office:value-type="string" table:style-name="ce1">
            <text:p>Indiavaí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48" table:style-name="ce1">
            <text:p>42848</text:p>
          </table:table-cell>
          <table:table-cell office:value-type="string" table:style-name="ce1">
            <text:p>Peixoto de Azeved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55" table:style-name="ce1">
            <text:p>42855</text:p>
          </table:table-cell>
          <table:table-cell office:value-type="string" table:style-name="ce1">
            <text:p>Comodo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62" table:style-name="ce1">
            <text:p>42862</text:p>
          </table:table-cell>
          <table:table-cell office:value-type="string" table:style-name="ce1">
            <text:p>Vila Ric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79" table:style-name="ce1">
            <text:p>42879</text:p>
          </table:table-cell>
          <table:table-cell office:value-type="string" table:style-name="ce1">
            <text:p>Sorris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86" table:style-name="ce1">
            <text:p>42886</text:p>
          </table:table-cell>
          <table:table-cell office:value-type="string" table:style-name="ce1">
            <text:p>Ve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93" table:style-name="ce1">
            <text:p>42893</text:p>
          </table:table-cell>
          <table:table-cell office:value-type="string" table:style-name="ce1">
            <text:p>Paranaít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03" table:style-name="ce1">
            <text:p>42903</text:p>
          </table:table-cell>
          <table:table-cell office:value-type="string" table:style-name="ce1">
            <text:p>Itaúb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10" table:style-name="ce1">
            <text:p>42910</text:p>
          </table:table-cell>
          <table:table-cell office:value-type="string" table:style-name="ce1">
            <text:p>Araguaian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27" table:style-name="ce1">
            <text:p>42927</text:p>
          </table:table-cell>
          <table:table-cell office:value-type="string" table:style-name="ce1">
            <text:p>Novo São Joaquim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34" table:style-name="ce1">
            <text:p>42934</text:p>
          </table:table-cell>
          <table:table-cell office:value-type="string" table:style-name="ce1">
            <text:p>Guarantã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41" table:style-name="ce1">
            <text:p>42941</text:p>
          </table:table-cell>
          <table:table-cell office:value-type="string" table:style-name="ce1">
            <text:p>Cocalinho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58" table:style-name="ce1">
            <text:p>42958</text:p>
          </table:table-cell>
          <table:table-cell office:value-type="string" table:style-name="ce1">
            <text:p>Porto Alegre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65" table:style-name="ce1">
            <text:p>42965</text:p>
          </table:table-cell>
          <table:table-cell office:value-type="string" table:style-name="ce1">
            <text:p>Reserva do Cabaçal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72" table:style-name="ce1">
            <text:p>42972</text:p>
          </table:table-cell>
          <table:table-cell office:value-type="string" table:style-name="ce1">
            <text:p>Porto Esperidião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89" table:style-name="ce1">
            <text:p>42989</text:p>
          </table:table-cell>
          <table:table-cell office:value-type="string" table:style-name="ce1">
            <text:p>Novo Horizonte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96" table:style-name="ce1">
            <text:p>42996</text:p>
          </table:table-cell>
          <table:table-cell office:value-type="string" table:style-name="ce1">
            <text:p>Primavera do L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05" table:style-name="ce1">
            <text:p>43005</text:p>
          </table:table-cell>
          <table:table-cell office:value-type="string" table:style-name="ce1">
            <text:p>Figueirópolis D'Oeste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43" table:style-name="ce1">
            <text:p>43043</text:p>
          </table:table-cell>
          <table:table-cell office:value-type="string" table:style-name="ce1">
            <text:p>Bras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115" table:style-name="ce1">
            <text:p>43115</text:p>
          </table:table-cell>
          <table:table-cell office:value-type="string" table:style-name="ce1">
            <text:p>Jangad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41" table:style-name="ce1">
            <text:p>44341</text:p>
          </table:table-cell>
          <table:table-cell office:value-type="string" table:style-name="ce1">
            <text:p>Castanhe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58" table:style-name="ce1">
            <text:p>44358</text:p>
          </table:table-cell>
          <table:table-cell office:value-type="string" table:style-name="ce1">
            <text:p>Campo Ver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72" table:style-name="ce1">
            <text:p>44372</text:p>
          </table:table-cell>
          <table:table-cell office:value-type="string" table:style-name="ce1">
            <text:p>Lucas do Rio Verd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89" table:style-name="ce1">
            <text:p>44389</text:p>
          </table:table-cell>
          <table:table-cell office:value-type="string" table:style-name="ce1">
            <text:p>Campo Novo do Parec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06" table:style-name="ce1">
            <text:p>44406</text:p>
          </table:table-cell>
          <table:table-cell office:value-type="string" table:style-name="ce1">
            <text:p>Matupá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13" table:style-name="ce1">
            <text:p>44413</text:p>
          </table:table-cell>
          <table:table-cell office:value-type="string" table:style-name="ce1">
            <text:p>Tapurah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Apiacá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51" table:style-name="ce1">
            <text:p>44451</text:p>
          </table:table-cell>
          <table:table-cell office:value-type="string" table:style-name="ce1">
            <text:p>Ribeirão Cascalhei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82" table:style-name="ce1">
            <text:p>44482</text:p>
          </table:table-cell>
          <table:table-cell office:value-type="string" table:style-name="ce1">
            <text:p>Nova Mutum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585" table:style-name="ce1">
            <text:p>44585</text:p>
          </table:table-cell>
          <table:table-cell office:value-type="string" table:style-name="ce1">
            <text:p>Jurue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602" table:style-name="ce1">
            <text:p>44602</text:p>
          </table:table-cell>
          <table:table-cell office:value-type="string" table:style-name="ce1">
            <text:p>Cláu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6071" table:style-name="ce1">
            <text:p>46071</text:p>
          </table:table-cell>
          <table:table-cell office:value-type="string" table:style-name="ce1">
            <text:p>São José do Pov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9425" table:style-name="ce1">
            <text:p>49425</text:p>
          </table:table-cell>
          <table:table-cell office:value-type="string" table:style-name="ce1">
            <text:p>Tabaporã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51" table:style-name="ce1">
            <text:p>51451</text:p>
          </table:table-cell>
          <table:table-cell office:value-type="string" table:style-name="ce1">
            <text:p>Nova Bandeirante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68" table:style-name="ce1">
            <text:p>51468</text:p>
          </table:table-cell>
          <table:table-cell office:value-type="string" table:style-name="ce1">
            <text:p>São José do Xing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75" table:style-name="ce1">
            <text:p>51475</text:p>
          </table:table-cell>
          <table:table-cell office:value-type="string" table:style-name="ce1">
            <text:p>Planalto da Ser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82" table:style-name="ce1">
            <text:p>51482</text:p>
          </table:table-cell>
          <table:table-cell office:value-type="string" table:style-name="ce1">
            <text:p>São Pedro da Cip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99" table:style-name="ce1">
            <text:p>51499</text:p>
          </table:table-cell>
          <table:table-cell office:value-type="string" table:style-name="ce1">
            <text:p>Pontal do Araguai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09" table:style-name="ce1">
            <text:p>51509</text:p>
          </table:table-cell>
          <table:table-cell office:value-type="string" table:style-name="ce1">
            <text:p>Confres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16" table:style-name="ce1">
            <text:p>51516</text:p>
          </table:table-cell>
          <table:table-cell office:value-type="string" table:style-name="ce1">
            <text:p>Santo Afons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23" table:style-name="ce1">
            <text:p>51523</text:p>
          </table:table-cell>
          <table:table-cell office:value-type="string" table:style-name="ce1">
            <text:p>Ribeirãozinh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30" table:style-name="ce1">
            <text:p>51530</text:p>
          </table:table-cell>
          <table:table-cell office:value-type="string" table:style-name="ce1">
            <text:p>Glória D'Oeste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47" table:style-name="ce1">
            <text:p>51547</text:p>
          </table:table-cell>
          <table:table-cell office:value-type="string" table:style-name="ce1">
            <text:p>Cotriguaçu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54" table:style-name="ce1">
            <text:p>51554</text:p>
          </table:table-cell>
          <table:table-cell office:value-type="string" table:style-name="ce1">
            <text:p>Nova Monte Verd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61" table:style-name="ce1">
            <text:p>51561</text:p>
          </table:table-cell>
          <table:table-cell office:value-type="string" table:style-name="ce1">
            <text:p>Alto Boa Vis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78" table:style-name="ce1">
            <text:p>51578</text:p>
          </table:table-cell>
          <table:table-cell office:value-type="string" table:style-name="ce1">
            <text:p>Querênci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85" table:style-name="ce1">
            <text:p>51585</text:p>
          </table:table-cell>
          <table:table-cell office:value-type="string" table:style-name="ce1">
            <text:p>Canabrav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92" table:style-name="ce1">
            <text:p>51592</text:p>
          </table:table-cell>
          <table:table-cell office:value-type="string" table:style-name="ce1">
            <text:p>Santa Carmem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02" table:style-name="ce1">
            <text:p>51602</text:p>
          </table:table-cell>
          <table:table-cell office:value-type="string" table:style-name="ce1">
            <text:p>Nova Maringá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19" table:style-name="ce1">
            <text:p>51619</text:p>
          </table:table-cell>
          <table:table-cell office:value-type="string" table:style-name="ce1">
            <text:p>Nova Guarit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26" table:style-name="ce1">
            <text:p>51626</text:p>
          </table:table-cell>
          <table:table-cell office:value-type="string" table:style-name="ce1">
            <text:p>Nova Marilândi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33" table:style-name="ce1">
            <text:p>51633</text:p>
          </table:table-cell>
          <table:table-cell office:value-type="string" table:style-name="ce1">
            <text:p>Porto Estrel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40" table:style-name="ce1">
            <text:p>51640</text:p>
          </table:table-cell>
          <table:table-cell office:value-type="string" table:style-name="ce1">
            <text:p>Lambari D'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3947" table:style-name="ce1">
            <text:p>53947</text:p>
          </table:table-cell>
          <table:table-cell office:value-type="string" table:style-name="ce1">
            <text:p>Campos de Júli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47" table:style-name="ce1">
            <text:p>54647</text:p>
          </table:table-cell>
          <table:table-cell office:value-type="string" table:style-name="ce1">
            <text:p>Carlind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54" table:style-name="ce1">
            <text:p>54654</text:p>
          </table:table-cell>
          <table:table-cell office:value-type="string" table:style-name="ce1">
            <text:p>Feliz Natal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61" table:style-name="ce1">
            <text:p>54661</text:p>
          </table:table-cell>
          <table:table-cell office:value-type="string" table:style-name="ce1">
            <text:p>Gaúcha do Nor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78" table:style-name="ce1">
            <text:p>54678</text:p>
          </table:table-cell>
          <table:table-cell office:value-type="string" table:style-name="ce1">
            <text:p>Nova Lacerd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85" table:style-name="ce1">
            <text:p>54685</text:p>
          </table:table-cell>
          <table:table-cell office:value-type="string" table:style-name="ce1">
            <text:p>Nova Ubiratã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92" table:style-name="ce1">
            <text:p>54692</text:p>
          </table:table-cell>
          <table:table-cell office:value-type="string" table:style-name="ce1">
            <text:p>Novo Mund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19" table:style-name="ce1">
            <text:p>54719</text:p>
          </table:table-cell>
          <table:table-cell office:value-type="string" table:style-name="ce1">
            <text:p>Sapeza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26" table:style-name="ce1">
            <text:p>54726</text:p>
          </table:table-cell>
          <table:table-cell office:value-type="string" table:style-name="ce1">
            <text:p>União do Sul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07" table:style-name="ce1">
            <text:p>58007</text:p>
          </table:table-cell>
          <table:table-cell office:value-type="string" table:style-name="ce1">
            <text:p>Serra Nova Dourad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14" table:style-name="ce1">
            <text:p>58014</text:p>
          </table:table-cell>
          <table:table-cell office:value-type="string" table:style-name="ce1">
            <text:p>Novo Santo Antôni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21" table:style-name="ce1">
            <text:p>58021</text:p>
          </table:table-cell>
          <table:table-cell office:value-type="string" table:style-name="ce1">
            <text:p>Bom Jesus do Araguai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38" table:style-name="ce1">
            <text:p>58038</text:p>
          </table:table-cell>
          <table:table-cell office:value-type="string" table:style-name="ce1">
            <text:p>Curvelândi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45" table:style-name="ce1">
            <text:p>58045</text:p>
          </table:table-cell>
          <table:table-cell office:value-type="string" table:style-name="ce1">
            <text:p>Nova Santa Hele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52" table:style-name="ce1">
            <text:p>58052</text:p>
          </table:table-cell>
          <table:table-cell office:value-type="string" table:style-name="ce1">
            <text:p>Santo Antônio do L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69" table:style-name="ce1">
            <text:p>58069</text:p>
          </table:table-cell>
          <table:table-cell office:value-type="string" table:style-name="ce1">
            <text:p>Rondo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76" table:style-name="ce1">
            <text:p>58076</text:p>
          </table:table-cell>
          <table:table-cell office:value-type="string" table:style-name="ce1">
            <text:p>Colniz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83" table:style-name="ce1">
            <text:p>58083</text:p>
          </table:table-cell>
          <table:table-cell office:value-type="string" table:style-name="ce1">
            <text:p>Vale de São Domingos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90" table:style-name="ce1">
            <text:p>58090</text:p>
          </table:table-cell>
          <table:table-cell office:value-type="string" table:style-name="ce1">
            <text:p>Santa Cruz do Xing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00" table:style-name="ce1">
            <text:p>58100</text:p>
          </table:table-cell>
          <table:table-cell office:value-type="string" table:style-name="ce1">
            <text:p>Conquista D'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17" table:style-name="ce1">
            <text:p>58117</text:p>
          </table:table-cell>
          <table:table-cell office:value-type="string" table:style-name="ce1">
            <text:p>Santa Rita do Trivelat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24" table:style-name="ce1">
            <text:p>58124</text:p>
          </table:table-cell>
          <table:table-cell office:value-type="string" table:style-name="ce1">
            <text:p>Nova Nazaré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296" table:style-name="ce1">
            <text:p>58296</text:p>
          </table:table-cell>
          <table:table-cell office:value-type="string" table:style-name="ce1">
            <text:p>Ipirang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306" table:style-name="ce1">
            <text:p>58306</text:p>
          </table:table-cell>
          <table:table-cell office:value-type="string" table:style-name="ce1">
            <text:p>Itanhangá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Result</text:p>
          </table:table-cell>
          <table:table-cell table:style-name="ce1"/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number-rows-repeated="1048432" table:style-name="ro1">
          <table:table-cell table:number-columns-repeated="16384"/>
        </table:table-row>
      </table:table>
      <table:table table:name="corn_1st_crop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_Munic</text:p>
          </table:table-cell>
          <table:table-cell office:value-type="string" table:style-name="ce1">
            <text:p>Nome_Municipio</text:p>
          </table:table-cell>
          <table:table-cell office:value-type="string" table:style-name="ce1">
            <text:p>Min - start_date</text:p>
          </table:table-cell>
          <table:table-cell office:value-type="string" table:style-name="ce1">
            <text:p>Max - end_date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Jacia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Barra do Bugr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São Félix do Aragua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General Carneir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1">
            <text:p>Pedra Pret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7917" table:style-name="ce1">
            <text:p>7917</text:p>
          </table:table-cell>
          <table:table-cell office:value-type="string" table:style-name="ce1">
            <text:p>Acorizal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049" table:style-name="ce1">
            <text:p>9049</text:p>
          </table:table-cell>
          <table:table-cell office:value-type="string" table:style-name="ce1">
            <text:p>Ponte Branc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348" table:style-name="ce1">
            <text:p>9348</text:p>
          </table:table-cell>
          <table:table-cell office:value-type="string" table:style-name="ce1">
            <text:p>Araguainh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2988" table:style-name="ce1">
            <text:p>12988</text:p>
          </table:table-cell>
          <table:table-cell office:value-type="string" table:style-name="ce1">
            <text:p>Nobre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28" table:style-name="ce1">
            <text:p>13028</text:p>
          </table:table-cell>
          <table:table-cell office:value-type="string" table:style-name="ce1">
            <text:p>Porto dos Gaúcho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string" table:style-name="ce1">
            <text:p>Rondonópoli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114" table:style-name="ce1">
            <text:p>13114</text:p>
          </table:table-cell>
          <table:table-cell office:value-type="string" table:style-name="ce1">
            <text:p>Torixoréu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358" table:style-name="ce1">
            <text:p>13358</text:p>
          </table:table-cell>
          <table:table-cell office:value-type="string" table:style-name="ce1">
            <text:p>Arenápol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918" table:style-name="ce1">
            <text:p>13918</text:p>
          </table:table-cell>
          <table:table-cell office:value-type="string" table:style-name="ce1">
            <text:p>Cuiabá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290" table:style-name="ce1">
            <text:p>16290</text:p>
          </table:table-cell>
          <table:table-cell office:value-type="string" table:style-name="ce1">
            <text:p>Chapada dos Guimarãe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551" table:style-name="ce1">
            <text:p>16551</text:p>
          </table:table-cell>
          <table:table-cell office:value-type="string" table:style-name="ce1">
            <text:p>Mirassol d'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867" table:style-name="ce1">
            <text:p>16867</text:p>
          </table:table-cell>
          <table:table-cell office:value-type="string" table:style-name="ce1">
            <text:p>Alto Aragua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505" table:style-name="ce1">
            <text:p>17505</text:p>
          </table:table-cell>
          <table:table-cell office:value-type="string" table:style-name="ce1">
            <text:p>Norte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8346" table:style-name="ce1">
            <text:p>18346</text:p>
          </table:table-cell>
          <table:table-cell office:value-type="string" table:style-name="ce1">
            <text:p>Guirating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0640" table:style-name="ce1">
            <text:p>20640</text:p>
          </table:table-cell>
          <table:table-cell office:value-type="string" table:style-name="ce1">
            <text:p>Tesour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string" table:style-name="ce1">
            <text:p>Alto Paraguai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869" table:style-name="ce1">
            <text:p>21869</text:p>
          </table:table-cell>
          <table:table-cell office:value-type="string" table:style-name="ce1">
            <text:p>Nossa Senhora do Livrament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948" table:style-name="ce1">
            <text:p>21948</text:p>
          </table:table-cell>
          <table:table-cell office:value-type="string" table:style-name="ce1">
            <text:p>Poxoréu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string" table:style-name="ce1">
            <text:p>Santo Antônio do Leverger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string" table:style-name="ce1">
            <text:p>Várzea Gran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133" table:style-name="ce1">
            <text:p>25133</text:p>
          </table:table-cell>
          <table:table-cell office:value-type="string" table:style-name="ce1">
            <text:p>Diamantin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7090" table:style-name="ce1">
            <text:p>27090</text:p>
          </table:table-cell>
          <table:table-cell office:value-type="string" table:style-name="ce1">
            <text:p>Lucia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257" table:style-name="ce1">
            <text:p>28257</text:p>
          </table:table-cell>
          <table:table-cell office:value-type="string" table:style-name="ce1">
            <text:p>Cácer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305" table:style-name="ce1">
            <text:p>28305</text:p>
          </table:table-cell>
          <table:table-cell office:value-type="string" table:style-name="ce1">
            <text:p>Barra do Garça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string" table:style-name="ce1">
            <text:p>Dom Aquin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string" table:style-name="ce1">
            <text:p>Aripuanã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string" table:style-name="ce1">
            <text:p>Vila Bela da Santíssima Trinda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string" table:style-name="ce1">
            <text:p>Tangará da Ser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string" table:style-name="ce1">
            <text:p>Alto Garça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string" table:style-name="ce1">
            <text:p>Rosário Oes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972" table:style-name="ce1">
            <text:p>35972</text:p>
          </table:table-cell>
          <table:table-cell office:value-type="string" table:style-name="ce1">
            <text:p>Itiqui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string" table:style-name="ce1">
            <text:p>Barão de Melgaç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string" table:style-name="ce1">
            <text:p>Poconé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761" table:style-name="ce1">
            <text:p>40761</text:p>
          </table:table-cell>
          <table:table-cell office:value-type="string" table:style-name="ce1">
            <text:p>Pontes e Lacer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29" table:style-name="ce1">
            <text:p>40929</text:p>
          </table:table-cell>
          <table:table-cell office:value-type="string" table:style-name="ce1">
            <text:p>Alta Floresta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36" table:style-name="ce1">
            <text:p>40936</text:p>
          </table:table-cell>
          <table:table-cell office:value-type="string" table:style-name="ce1">
            <text:p>Araputang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43" table:style-name="ce1">
            <text:p>40943</text:p>
          </table:table-cell>
          <table:table-cell office:value-type="string" table:style-name="ce1">
            <text:p>Paranating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67" table:style-name="ce1">
            <text:p>40967</text:p>
          </table:table-cell>
          <table:table-cell office:value-type="string" table:style-name="ce1">
            <text:p>Colíder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98" table:style-name="ce1">
            <text:p>40998</text:p>
          </table:table-cell>
          <table:table-cell office:value-type="string" table:style-name="ce1">
            <text:p>Sinop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45" table:style-name="ce1">
            <text:p>41045</text:p>
          </table:table-cell>
          <table:table-cell office:value-type="string" table:style-name="ce1">
            <text:p>São José do Rio Cla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69" table:style-name="ce1">
            <text:p>41069</text:p>
          </table:table-cell>
          <table:table-cell office:value-type="string" table:style-name="ce1">
            <text:p>Água Bo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83" table:style-name="ce1">
            <text:p>41083</text:p>
          </table:table-cell>
          <table:table-cell office:value-type="string" table:style-name="ce1">
            <text:p>Santa Terezinh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90" table:style-name="ce1">
            <text:p>41090</text:p>
          </table:table-cell>
          <table:table-cell office:value-type="string" table:style-name="ce1">
            <text:p>Canara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00" table:style-name="ce1">
            <text:p>41100</text:p>
          </table:table-cell>
          <table:table-cell office:value-type="string" table:style-name="ce1">
            <text:p>Jaur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55" table:style-name="ce1">
            <text:p>41155</text:p>
          </table:table-cell>
          <table:table-cell office:value-type="string" table:style-name="ce1">
            <text:p>Juscimei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289" table:style-name="ce1">
            <text:p>41289</text:p>
          </table:table-cell>
          <table:table-cell office:value-type="string" table:style-name="ce1">
            <text:p>Nova Xavanti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399" table:style-name="ce1">
            <text:p>41399</text:p>
          </table:table-cell>
          <table:table-cell office:value-type="string" table:style-name="ce1">
            <text:p>Nova Brasilând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09" table:style-name="ce1">
            <text:p>41409</text:p>
          </table:table-cell>
          <table:table-cell office:value-type="string" table:style-name="ce1">
            <text:p>São José dos Quatro Marco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16" table:style-name="ce1">
            <text:p>41416</text:p>
          </table:table-cell>
          <table:table-cell office:value-type="string" table:style-name="ce1">
            <text:p>Rio Branc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57" table:style-name="ce1">
            <text:p>41557</text:p>
          </table:table-cell>
          <table:table-cell office:value-type="string" table:style-name="ce1">
            <text:p>Salto do Cé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64" table:style-name="ce1">
            <text:p>41564</text:p>
          </table:table-cell>
          <table:table-cell office:value-type="string" table:style-name="ce1">
            <text:p>Juín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71" table:style-name="ce1">
            <text:p>41571</text:p>
          </table:table-cell>
          <table:table-cell office:value-type="string" table:style-name="ce1">
            <text:p>Denis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192" table:style-name="ce1">
            <text:p>42192</text:p>
          </table:table-cell>
          <table:table-cell office:value-type="string" table:style-name="ce1">
            <text:p>Juar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76" table:style-name="ce1">
            <text:p>42776</text:p>
          </table:table-cell>
          <table:table-cell office:value-type="string" table:style-name="ce1">
            <text:p>Marcelândi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83" table:style-name="ce1">
            <text:p>42783</text:p>
          </table:table-cell>
          <table:table-cell office:value-type="string" table:style-name="ce1">
            <text:p>Alto Taquari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90" table:style-name="ce1">
            <text:p>42790</text:p>
          </table:table-cell>
          <table:table-cell office:value-type="string" table:style-name="ce1">
            <text:p>Campinápol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00" table:style-name="ce1">
            <text:p>42800</text:p>
          </table:table-cell>
          <table:table-cell office:value-type="string" table:style-name="ce1">
            <text:p>Terra Nova do Norte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17" table:style-name="ce1">
            <text:p>42817</text:p>
          </table:table-cell>
          <table:table-cell office:value-type="string" table:style-name="ce1">
            <text:p>Nova Olímp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24" table:style-name="ce1">
            <text:p>42824</text:p>
          </table:table-cell>
          <table:table-cell office:value-type="string" table:style-name="ce1">
            <text:p>Nova Canaã do Norte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31" table:style-name="ce1">
            <text:p>42831</text:p>
          </table:table-cell>
          <table:table-cell office:value-type="string" table:style-name="ce1">
            <text:p>Indiavaí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48" table:style-name="ce1">
            <text:p>42848</text:p>
          </table:table-cell>
          <table:table-cell office:value-type="string" table:style-name="ce1">
            <text:p>Peixoto de Azevedo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55" table:style-name="ce1">
            <text:p>42855</text:p>
          </table:table-cell>
          <table:table-cell office:value-type="string" table:style-name="ce1">
            <text:p>Comodor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62" table:style-name="ce1">
            <text:p>42862</text:p>
          </table:table-cell>
          <table:table-cell office:value-type="string" table:style-name="ce1">
            <text:p>Vila Ric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79" table:style-name="ce1">
            <text:p>42879</text:p>
          </table:table-cell>
          <table:table-cell office:value-type="string" table:style-name="ce1">
            <text:p>Sorris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86" table:style-name="ce1">
            <text:p>42886</text:p>
          </table:table-cell>
          <table:table-cell office:value-type="string" table:style-name="ce1">
            <text:p>Ve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93" table:style-name="ce1">
            <text:p>42893</text:p>
          </table:table-cell>
          <table:table-cell office:value-type="string" table:style-name="ce1">
            <text:p>Paranaíta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03" table:style-name="ce1">
            <text:p>42903</text:p>
          </table:table-cell>
          <table:table-cell office:value-type="string" table:style-name="ce1">
            <text:p>Itaúb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10" table:style-name="ce1">
            <text:p>42910</text:p>
          </table:table-cell>
          <table:table-cell office:value-type="string" table:style-name="ce1">
            <text:p>Araguaia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27" table:style-name="ce1">
            <text:p>42927</text:p>
          </table:table-cell>
          <table:table-cell office:value-type="string" table:style-name="ce1">
            <text:p>Novo São Joaquim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34" table:style-name="ce1">
            <text:p>42934</text:p>
          </table:table-cell>
          <table:table-cell office:value-type="string" table:style-name="ce1">
            <text:p>Guarantã do Norte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41" table:style-name="ce1">
            <text:p>42941</text:p>
          </table:table-cell>
          <table:table-cell office:value-type="string" table:style-name="ce1">
            <text:p>Cocalinh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58" table:style-name="ce1">
            <text:p>42958</text:p>
          </table:table-cell>
          <table:table-cell office:value-type="string" table:style-name="ce1">
            <text:p>Porto Alegre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65" table:style-name="ce1">
            <text:p>42965</text:p>
          </table:table-cell>
          <table:table-cell office:value-type="string" table:style-name="ce1">
            <text:p>Reserva do Cabaçal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72" table:style-name="ce1">
            <text:p>42972</text:p>
          </table:table-cell>
          <table:table-cell office:value-type="string" table:style-name="ce1">
            <text:p>Porto Esperidiã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89" table:style-name="ce1">
            <text:p>42989</text:p>
          </table:table-cell>
          <table:table-cell office:value-type="string" table:style-name="ce1">
            <text:p>Novo Horizonte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96" table:style-name="ce1">
            <text:p>42996</text:p>
          </table:table-cell>
          <table:table-cell office:value-type="string" table:style-name="ce1">
            <text:p>Primavera do Les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05" table:style-name="ce1">
            <text:p>43005</text:p>
          </table:table-cell>
          <table:table-cell office:value-type="string" table:style-name="ce1">
            <text:p>Figueirópolis D'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43" table:style-name="ce1">
            <text:p>43043</text:p>
          </table:table-cell>
          <table:table-cell office:value-type="string" table:style-name="ce1">
            <text:p>Bras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115" table:style-name="ce1">
            <text:p>43115</text:p>
          </table:table-cell>
          <table:table-cell office:value-type="string" table:style-name="ce1">
            <text:p>Janga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41" table:style-name="ce1">
            <text:p>44341</text:p>
          </table:table-cell>
          <table:table-cell office:value-type="string" table:style-name="ce1">
            <text:p>Castanhei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58" table:style-name="ce1">
            <text:p>44358</text:p>
          </table:table-cell>
          <table:table-cell office:value-type="string" table:style-name="ce1">
            <text:p>Campo Verd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72" table:style-name="ce1">
            <text:p>44372</text:p>
          </table:table-cell>
          <table:table-cell office:value-type="string" table:style-name="ce1">
            <text:p>Lucas do Rio Ver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89" table:style-name="ce1">
            <text:p>44389</text:p>
          </table:table-cell>
          <table:table-cell office:value-type="string" table:style-name="ce1">
            <text:p>Campo Novo do Parec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06" table:style-name="ce1">
            <text:p>44406</text:p>
          </table:table-cell>
          <table:table-cell office:value-type="string" table:style-name="ce1">
            <text:p>Matupá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13" table:style-name="ce1">
            <text:p>44413</text:p>
          </table:table-cell>
          <table:table-cell office:value-type="string" table:style-name="ce1">
            <text:p>Tapurah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Apiacás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51" table:style-name="ce1">
            <text:p>44451</text:p>
          </table:table-cell>
          <table:table-cell office:value-type="string" table:style-name="ce1">
            <text:p>Ribeirão Cascalhe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82" table:style-name="ce1">
            <text:p>44482</text:p>
          </table:table-cell>
          <table:table-cell office:value-type="string" table:style-name="ce1">
            <text:p>Nova Mutum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585" table:style-name="ce1">
            <text:p>44585</text:p>
          </table:table-cell>
          <table:table-cell office:value-type="string" table:style-name="ce1">
            <text:p>Juruen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602" table:style-name="ce1">
            <text:p>44602</text:p>
          </table:table-cell>
          <table:table-cell office:value-type="string" table:style-name="ce1">
            <text:p>Cláud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6071" table:style-name="ce1">
            <text:p>46071</text:p>
          </table:table-cell>
          <table:table-cell office:value-type="string" table:style-name="ce1">
            <text:p>São José do Pov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9425" table:style-name="ce1">
            <text:p>49425</text:p>
          </table:table-cell>
          <table:table-cell office:value-type="string" table:style-name="ce1">
            <text:p>Tabaporã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51" table:style-name="ce1">
            <text:p>51451</text:p>
          </table:table-cell>
          <table:table-cell office:value-type="string" table:style-name="ce1">
            <text:p>Nova Bandeirantes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68" table:style-name="ce1">
            <text:p>51468</text:p>
          </table:table-cell>
          <table:table-cell office:value-type="string" table:style-name="ce1">
            <text:p>São José do Xingu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75" table:style-name="ce1">
            <text:p>51475</text:p>
          </table:table-cell>
          <table:table-cell office:value-type="string" table:style-name="ce1">
            <text:p>Planalto da Ser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82" table:style-name="ce1">
            <text:p>51482</text:p>
          </table:table-cell>
          <table:table-cell office:value-type="string" table:style-name="ce1">
            <text:p>São Pedro da Cip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99" table:style-name="ce1">
            <text:p>51499</text:p>
          </table:table-cell>
          <table:table-cell office:value-type="string" table:style-name="ce1">
            <text:p>Pontal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09" table:style-name="ce1">
            <text:p>51509</text:p>
          </table:table-cell>
          <table:table-cell office:value-type="string" table:style-name="ce1">
            <text:p>Confres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16" table:style-name="ce1">
            <text:p>51516</text:p>
          </table:table-cell>
          <table:table-cell office:value-type="string" table:style-name="ce1">
            <text:p>Santo Afons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23" table:style-name="ce1">
            <text:p>51523</text:p>
          </table:table-cell>
          <table:table-cell office:value-type="string" table:style-name="ce1">
            <text:p>Ribeirãozinh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30" table:style-name="ce1">
            <text:p>51530</text:p>
          </table:table-cell>
          <table:table-cell office:value-type="string" table:style-name="ce1">
            <text:p>Glória D'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47" table:style-name="ce1">
            <text:p>51547</text:p>
          </table:table-cell>
          <table:table-cell office:value-type="string" table:style-name="ce1">
            <text:p>Cotriguaçu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54" table:style-name="ce1">
            <text:p>51554</text:p>
          </table:table-cell>
          <table:table-cell office:value-type="string" table:style-name="ce1">
            <text:p>Nova Monte Verde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61" table:style-name="ce1">
            <text:p>51561</text:p>
          </table:table-cell>
          <table:table-cell office:value-type="string" table:style-name="ce1">
            <text:p>Alto Boa Vist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78" table:style-name="ce1">
            <text:p>51578</text:p>
          </table:table-cell>
          <table:table-cell office:value-type="string" table:style-name="ce1">
            <text:p>Querênc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85" table:style-name="ce1">
            <text:p>51585</text:p>
          </table:table-cell>
          <table:table-cell office:value-type="string" table:style-name="ce1">
            <text:p>Canabrava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92" table:style-name="ce1">
            <text:p>51592</text:p>
          </table:table-cell>
          <table:table-cell office:value-type="string" table:style-name="ce1">
            <text:p>Santa Carmem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02" table:style-name="ce1">
            <text:p>51602</text:p>
          </table:table-cell>
          <table:table-cell office:value-type="string" table:style-name="ce1">
            <text:p>Nova Maringá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19" table:style-name="ce1">
            <text:p>51619</text:p>
          </table:table-cell>
          <table:table-cell office:value-type="string" table:style-name="ce1">
            <text:p>Nova Guarit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26" table:style-name="ce1">
            <text:p>51626</text:p>
          </table:table-cell>
          <table:table-cell office:value-type="string" table:style-name="ce1">
            <text:p>Nova Mari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33" table:style-name="ce1">
            <text:p>51633</text:p>
          </table:table-cell>
          <table:table-cell office:value-type="string" table:style-name="ce1">
            <text:p>Porto Estrel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40" table:style-name="ce1">
            <text:p>51640</text:p>
          </table:table-cell>
          <table:table-cell office:value-type="string" table:style-name="ce1">
            <text:p>Lambari D'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3947" table:style-name="ce1">
            <text:p>53947</text:p>
          </table:table-cell>
          <table:table-cell office:value-type="string" table:style-name="ce1">
            <text:p>Campos de Júli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47" table:style-name="ce1">
            <text:p>54647</text:p>
          </table:table-cell>
          <table:table-cell office:value-type="string" table:style-name="ce1">
            <text:p>Carlind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54" table:style-name="ce1">
            <text:p>54654</text:p>
          </table:table-cell>
          <table:table-cell office:value-type="string" table:style-name="ce1">
            <text:p>Feliz Natal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61" table:style-name="ce1">
            <text:p>54661</text:p>
          </table:table-cell>
          <table:table-cell office:value-type="string" table:style-name="ce1">
            <text:p>Gaúch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78" table:style-name="ce1">
            <text:p>54678</text:p>
          </table:table-cell>
          <table:table-cell office:value-type="string" table:style-name="ce1">
            <text:p>Nova Lacerd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85" table:style-name="ce1">
            <text:p>54685</text:p>
          </table:table-cell>
          <table:table-cell office:value-type="string" table:style-name="ce1">
            <text:p>Nova Ubiratã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92" table:style-name="ce1">
            <text:p>54692</text:p>
          </table:table-cell>
          <table:table-cell office:value-type="string" table:style-name="ce1">
            <text:p>Novo Mundo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19" table:style-name="ce1">
            <text:p>54719</text:p>
          </table:table-cell>
          <table:table-cell office:value-type="string" table:style-name="ce1">
            <text:p>Sapezal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26" table:style-name="ce1">
            <text:p>54726</text:p>
          </table:table-cell>
          <table:table-cell office:value-type="string" table:style-name="ce1">
            <text:p>União do Sul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07" table:style-name="ce1">
            <text:p>58007</text:p>
          </table:table-cell>
          <table:table-cell office:value-type="string" table:style-name="ce1">
            <text:p>Serra Nova Doura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14" table:style-name="ce1">
            <text:p>58014</text:p>
          </table:table-cell>
          <table:table-cell office:value-type="string" table:style-name="ce1">
            <text:p>Novo Santo Antôni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21" table:style-name="ce1">
            <text:p>58021</text:p>
          </table:table-cell>
          <table:table-cell office:value-type="string" table:style-name="ce1">
            <text:p>Bom Jesus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38" table:style-name="ce1">
            <text:p>58038</text:p>
          </table:table-cell>
          <table:table-cell office:value-type="string" table:style-name="ce1">
            <text:p>Curve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45" table:style-name="ce1">
            <text:p>58045</text:p>
          </table:table-cell>
          <table:table-cell office:value-type="string" table:style-name="ce1">
            <text:p>Nova Santa Helen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52" table:style-name="ce1">
            <text:p>58052</text:p>
          </table:table-cell>
          <table:table-cell office:value-type="string" table:style-name="ce1">
            <text:p>Santo Antônio do Les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69" table:style-name="ce1">
            <text:p>58069</text:p>
          </table:table-cell>
          <table:table-cell office:value-type="string" table:style-name="ce1">
            <text:p>Rondolând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76" table:style-name="ce1">
            <text:p>58076</text:p>
          </table:table-cell>
          <table:table-cell office:value-type="string" table:style-name="ce1">
            <text:p>Colniz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83" table:style-name="ce1">
            <text:p>58083</text:p>
          </table:table-cell>
          <table:table-cell office:value-type="string" table:style-name="ce1">
            <text:p>Vale de São Domingo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90" table:style-name="ce1">
            <text:p>58090</text:p>
          </table:table-cell>
          <table:table-cell office:value-type="string" table:style-name="ce1">
            <text:p>Santa Cruz do Xingu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00" table:style-name="ce1">
            <text:p>58100</text:p>
          </table:table-cell>
          <table:table-cell office:value-type="string" table:style-name="ce1">
            <text:p>Conquista D'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17" table:style-name="ce1">
            <text:p>58117</text:p>
          </table:table-cell>
          <table:table-cell office:value-type="string" table:style-name="ce1">
            <text:p>Santa Rita do Trivelat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24" table:style-name="ce1">
            <text:p>58124</text:p>
          </table:table-cell>
          <table:table-cell office:value-type="string" table:style-name="ce1">
            <text:p>Nova Nazaré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296" table:style-name="ce1">
            <text:p>58296</text:p>
          </table:table-cell>
          <table:table-cell office:value-type="string" table:style-name="ce1">
            <text:p>Ipiranga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306" table:style-name="ce1">
            <text:p>58306</text:p>
          </table:table-cell>
          <table:table-cell office:value-type="string" table:style-name="ce1">
            <text:p>Itanhangá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Result</text:p>
          </table:table-cell>
          <table:table-cell table:style-name="ce1"/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number-rows-repeated="1048432" table:style-name="ro1">
          <table:table-cell table:number-columns-repeated="16384"/>
        </table:table-row>
      </table:table>
      <table:table table:name="cotton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_Munic</text:p>
          </table:table-cell>
          <table:table-cell office:value-type="string" table:style-name="ce1">
            <text:p>Nome_Municipio</text:p>
          </table:table-cell>
          <table:table-cell office:value-type="string" table:style-name="ce1">
            <text:p>Min - start_date</text:p>
          </table:table-cell>
          <table:table-cell office:value-type="string" table:style-name="ce1">
            <text:p>Max - end_date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JACIAR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BARRA DO BUGRE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SAO FELIX DO ARAGUA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GENERAL CARNEIR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1">
            <text:p>PEDRA PRETA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7917" table:style-name="ce1">
            <text:p>7917</text:p>
          </table:table-cell>
          <table:table-cell office:value-type="string" table:style-name="ce1">
            <text:p>ACORIZAL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9049" table:style-name="ce1">
            <text:p>9049</text:p>
          </table:table-cell>
          <table:table-cell office:value-type="string" table:style-name="ce1">
            <text:p>PONTE BRANC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9348" table:style-name="ce1">
            <text:p>9348</text:p>
          </table:table-cell>
          <table:table-cell office:value-type="string" table:style-name="ce1">
            <text:p>ARAGUAINH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2988" table:style-name="ce1">
            <text:p>12988</text:p>
          </table:table-cell>
          <table:table-cell office:value-type="string" table:style-name="ce1">
            <text:p>NOBRE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3028" table:style-name="ce1">
            <text:p>13028</text:p>
          </table:table-cell>
          <table:table-cell office:value-type="string" table:style-name="ce1">
            <text:p>PORTO DOS GAUCHOS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string" table:style-name="ce1">
            <text:p>RONDONOPOLIS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3114" table:style-name="ce1">
            <text:p>13114</text:p>
          </table:table-cell>
          <table:table-cell office:value-type="string" table:style-name="ce1">
            <text:p>TORIXOREU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3358" table:style-name="ce1">
            <text:p>13358</text:p>
          </table:table-cell>
          <table:table-cell office:value-type="string" table:style-name="ce1">
            <text:p>ARENAPOLI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3918" table:style-name="ce1">
            <text:p>13918</text:p>
          </table:table-cell>
          <table:table-cell office:value-type="string" table:style-name="ce1">
            <text:p>CUIAB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6290" table:style-name="ce1">
            <text:p>16290</text:p>
          </table:table-cell>
          <table:table-cell office:value-type="string" table:style-name="ce1">
            <text:p>CHAPADA DOS GUIMARAE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6551" table:style-name="ce1">
            <text:p>16551</text:p>
          </table:table-cell>
          <table:table-cell office:value-type="string" table:style-name="ce1">
            <text:p>MIRASSOL D´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6867" table:style-name="ce1">
            <text:p>16867</text:p>
          </table:table-cell>
          <table:table-cell office:value-type="string" table:style-name="ce1">
            <text:p>ALTO ARAGUA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7505" table:style-name="ce1">
            <text:p>17505</text:p>
          </table:table-cell>
          <table:table-cell office:value-type="string" table:style-name="ce1">
            <text:p>NORTELAND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8346" table:style-name="ce1">
            <text:p>18346</text:p>
          </table:table-cell>
          <table:table-cell office:value-type="string" table:style-name="ce1">
            <text:p>GUIRATING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0640" table:style-name="ce1">
            <text:p>20640</text:p>
          </table:table-cell>
          <table:table-cell office:value-type="string" table:style-name="ce1">
            <text:p>TESOUR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string" table:style-name="ce1">
            <text:p>ALTO PARAGUAI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1869" table:style-name="ce1">
            <text:p>21869</text:p>
          </table:table-cell>
          <table:table-cell office:value-type="string" table:style-name="ce1">
            <text:p>NOSSA SENHORA DO LIVRAMENT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1948" table:style-name="ce1">
            <text:p>21948</text:p>
          </table:table-cell>
          <table:table-cell office:value-type="string" table:style-name="ce1">
            <text:p>POXOREO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string" table:style-name="ce1">
            <text:p>SANTO ANTONIO DO LEVERGER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string" table:style-name="ce1">
            <text:p>VARZEA GRAND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5133" table:style-name="ce1">
            <text:p>25133</text:p>
          </table:table-cell>
          <table:table-cell office:value-type="string" table:style-name="ce1">
            <text:p>DIAMANTIN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7090" table:style-name="ce1">
            <text:p>27090</text:p>
          </table:table-cell>
          <table:table-cell office:value-type="string" table:style-name="ce1">
            <text:p>LUCIAR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8257" table:style-name="ce1">
            <text:p>28257</text:p>
          </table:table-cell>
          <table:table-cell office:value-type="string" table:style-name="ce1">
            <text:p>CACERE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8305" table:style-name="ce1">
            <text:p>28305</text:p>
          </table:table-cell>
          <table:table-cell office:value-type="string" table:style-name="ce1">
            <text:p>BARRA DO GARCA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string" table:style-name="ce1">
            <text:p>DOM AQUIN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string" table:style-name="ce1">
            <text:p>ARIPUAN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string" table:style-name="ce1">
            <text:p>VILA BELA DA SANTISSIMA TRINDAD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string" table:style-name="ce1">
            <text:p>TANGARA DA SERRA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string" table:style-name="ce1">
            <text:p>ALTO GARCA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string" table:style-name="ce1">
            <text:p>ROSARIO 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5972" table:style-name="ce1">
            <text:p>35972</text:p>
          </table:table-cell>
          <table:table-cell office:value-type="string" table:style-name="ce1">
            <text:p>ITIQUIRA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string" table:style-name="ce1">
            <text:p>BARAO DE MELGAC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string" table:style-name="ce1">
            <text:p>POCON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761" table:style-name="ce1">
            <text:p>40761</text:p>
          </table:table-cell>
          <table:table-cell office:value-type="string" table:style-name="ce1">
            <text:p>PONTES E LACERD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929" table:style-name="ce1">
            <text:p>40929</text:p>
          </table:table-cell>
          <table:table-cell office:value-type="string" table:style-name="ce1">
            <text:p>ALTA FLOREST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936" table:style-name="ce1">
            <text:p>40936</text:p>
          </table:table-cell>
          <table:table-cell office:value-type="string" table:style-name="ce1">
            <text:p>ARAPUTANG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943" table:style-name="ce1">
            <text:p>40943</text:p>
          </table:table-cell>
          <table:table-cell office:value-type="string" table:style-name="ce1">
            <text:p>PARANATING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967" table:style-name="ce1">
            <text:p>40967</text:p>
          </table:table-cell>
          <table:table-cell office:value-type="string" table:style-name="ce1">
            <text:p>COLIDER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998" table:style-name="ce1">
            <text:p>40998</text:p>
          </table:table-cell>
          <table:table-cell office:value-type="string" table:style-name="ce1">
            <text:p>SINOP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045" table:style-name="ce1">
            <text:p>41045</text:p>
          </table:table-cell>
          <table:table-cell office:value-type="string" table:style-name="ce1">
            <text:p>SAO JOSE DO RIO CLAR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069" table:style-name="ce1">
            <text:p>41069</text:p>
          </table:table-cell>
          <table:table-cell office:value-type="string" table:style-name="ce1">
            <text:p>AGUA BO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083" table:style-name="ce1">
            <text:p>41083</text:p>
          </table:table-cell>
          <table:table-cell office:value-type="string" table:style-name="ce1">
            <text:p>SANTA TEREZINH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090" table:style-name="ce1">
            <text:p>41090</text:p>
          </table:table-cell>
          <table:table-cell office:value-type="string" table:style-name="ce1">
            <text:p>CANARAN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100" table:style-name="ce1">
            <text:p>41100</text:p>
          </table:table-cell>
          <table:table-cell office:value-type="string" table:style-name="ce1">
            <text:p>JAURU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155" table:style-name="ce1">
            <text:p>41155</text:p>
          </table:table-cell>
          <table:table-cell office:value-type="string" table:style-name="ce1">
            <text:p>JUSCIMEIR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289" table:style-name="ce1">
            <text:p>41289</text:p>
          </table:table-cell>
          <table:table-cell office:value-type="string" table:style-name="ce1">
            <text:p>NOVA XAVANTIN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399" table:style-name="ce1">
            <text:p>41399</text:p>
          </table:table-cell>
          <table:table-cell office:value-type="string" table:style-name="ce1">
            <text:p>NOVA BRASILAND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409" table:style-name="ce1">
            <text:p>41409</text:p>
          </table:table-cell>
          <table:table-cell office:value-type="string" table:style-name="ce1">
            <text:p>SAO JOSE DOS QUATRO MARCO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416" table:style-name="ce1">
            <text:p>41416</text:p>
          </table:table-cell>
          <table:table-cell office:value-type="string" table:style-name="ce1">
            <text:p>RIO BRANC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557" table:style-name="ce1">
            <text:p>41557</text:p>
          </table:table-cell>
          <table:table-cell office:value-type="string" table:style-name="ce1">
            <text:p>SALTO DO CEU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564" table:style-name="ce1">
            <text:p>41564</text:p>
          </table:table-cell>
          <table:table-cell office:value-type="string" table:style-name="ce1">
            <text:p>JUIN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571" table:style-name="ce1">
            <text:p>41571</text:p>
          </table:table-cell>
          <table:table-cell office:value-type="string" table:style-name="ce1">
            <text:p>DENIS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192" table:style-name="ce1">
            <text:p>42192</text:p>
          </table:table-cell>
          <table:table-cell office:value-type="string" table:style-name="ce1">
            <text:p>JUAR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776" table:style-name="ce1">
            <text:p>42776</text:p>
          </table:table-cell>
          <table:table-cell office:value-type="string" table:style-name="ce1">
            <text:p>MARCELAND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783" table:style-name="ce1">
            <text:p>42783</text:p>
          </table:table-cell>
          <table:table-cell office:value-type="string" table:style-name="ce1">
            <text:p>ALTO TAQUARI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790" table:style-name="ce1">
            <text:p>42790</text:p>
          </table:table-cell>
          <table:table-cell office:value-type="string" table:style-name="ce1">
            <text:p>CAMPINAPOLI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00" table:style-name="ce1">
            <text:p>42800</text:p>
          </table:table-cell>
          <table:table-cell office:value-type="string" table:style-name="ce1">
            <text:p>TERRA NOVA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17" table:style-name="ce1">
            <text:p>42817</text:p>
          </table:table-cell>
          <table:table-cell office:value-type="string" table:style-name="ce1">
            <text:p>NOVA OLIMP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24" table:style-name="ce1">
            <text:p>42824</text:p>
          </table:table-cell>
          <table:table-cell office:value-type="string" table:style-name="ce1">
            <text:p>NOVA CANAA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31" table:style-name="ce1">
            <text:p>42831</text:p>
          </table:table-cell>
          <table:table-cell office:value-type="string" table:style-name="ce1">
            <text:p>INDIAVAI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48" table:style-name="ce1">
            <text:p>42848</text:p>
          </table:table-cell>
          <table:table-cell office:value-type="string" table:style-name="ce1">
            <text:p>PEIXOTO DE AZEVEDO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55" table:style-name="ce1">
            <text:p>42855</text:p>
          </table:table-cell>
          <table:table-cell office:value-type="string" table:style-name="ce1">
            <text:p>COMODORO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62" table:style-name="ce1">
            <text:p>42862</text:p>
          </table:table-cell>
          <table:table-cell office:value-type="string" table:style-name="ce1">
            <text:p>VILA RIC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79" table:style-name="ce1">
            <text:p>42879</text:p>
          </table:table-cell>
          <table:table-cell office:value-type="string" table:style-name="ce1">
            <text:p>SORRIS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86" table:style-name="ce1">
            <text:p>42886</text:p>
          </table:table-cell>
          <table:table-cell office:value-type="string" table:style-name="ce1">
            <text:p>VER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93" table:style-name="ce1">
            <text:p>42893</text:p>
          </table:table-cell>
          <table:table-cell office:value-type="string" table:style-name="ce1">
            <text:p>PARANAIT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03" table:style-name="ce1">
            <text:p>42903</text:p>
          </table:table-cell>
          <table:table-cell office:value-type="string" table:style-name="ce1">
            <text:p>ITAUB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10" table:style-name="ce1">
            <text:p>42910</text:p>
          </table:table-cell>
          <table:table-cell office:value-type="string" table:style-name="ce1">
            <text:p>ARAGUAIAN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27" table:style-name="ce1">
            <text:p>42927</text:p>
          </table:table-cell>
          <table:table-cell office:value-type="string" table:style-name="ce1">
            <text:p>NOVO SAO JOAQUIM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34" table:style-name="ce1">
            <text:p>42934</text:p>
          </table:table-cell>
          <table:table-cell office:value-type="string" table:style-name="ce1">
            <text:p>GUARANTA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41" table:style-name="ce1">
            <text:p>42941</text:p>
          </table:table-cell>
          <table:table-cell office:value-type="string" table:style-name="ce1">
            <text:p>COCALINH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58" table:style-name="ce1">
            <text:p>42958</text:p>
          </table:table-cell>
          <table:table-cell office:value-type="string" table:style-name="ce1">
            <text:p>PORTO ALEGRE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65" table:style-name="ce1">
            <text:p>42965</text:p>
          </table:table-cell>
          <table:table-cell office:value-type="string" table:style-name="ce1">
            <text:p>RESERVA DO CABACAL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72" table:style-name="ce1">
            <text:p>42972</text:p>
          </table:table-cell>
          <table:table-cell office:value-type="string" table:style-name="ce1">
            <text:p>PORTO ESPERIDIA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89" table:style-name="ce1">
            <text:p>42989</text:p>
          </table:table-cell>
          <table:table-cell office:value-type="string" table:style-name="ce1">
            <text:p>NOVO HORIZONTE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96" table:style-name="ce1">
            <text:p>42996</text:p>
          </table:table-cell>
          <table:table-cell office:value-type="string" table:style-name="ce1">
            <text:p>PRIMAVERA DO LESTE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3005" table:style-name="ce1">
            <text:p>43005</text:p>
          </table:table-cell>
          <table:table-cell office:value-type="string" table:style-name="ce1">
            <text:p>FIGUEIROPOLIS D´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3043" table:style-name="ce1">
            <text:p>43043</text:p>
          </table:table-cell>
          <table:table-cell office:value-type="string" table:style-name="ce1">
            <text:p>BRASNORTE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3115" table:style-name="ce1">
            <text:p>43115</text:p>
          </table:table-cell>
          <table:table-cell office:value-type="string" table:style-name="ce1">
            <text:p>JANGAD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341" table:style-name="ce1">
            <text:p>44341</text:p>
          </table:table-cell>
          <table:table-cell office:value-type="string" table:style-name="ce1">
            <text:p>CASTANHEIR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358" table:style-name="ce1">
            <text:p>44358</text:p>
          </table:table-cell>
          <table:table-cell office:value-type="string" table:style-name="ce1">
            <text:p>CAMPO VERD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372" table:style-name="ce1">
            <text:p>44372</text:p>
          </table:table-cell>
          <table:table-cell office:value-type="string" table:style-name="ce1">
            <text:p>LUCAS DO RIO VERD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389" table:style-name="ce1">
            <text:p>44389</text:p>
          </table:table-cell>
          <table:table-cell office:value-type="string" table:style-name="ce1">
            <text:p>CAMPO NOVO DO PARECIS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406" table:style-name="ce1">
            <text:p>44406</text:p>
          </table:table-cell>
          <table:table-cell office:value-type="string" table:style-name="ce1">
            <text:p>MATUP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413" table:style-name="ce1">
            <text:p>44413</text:p>
          </table:table-cell>
          <table:table-cell office:value-type="string" table:style-name="ce1">
            <text:p>TAPURAH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APIACAS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451" table:style-name="ce1">
            <text:p>44451</text:p>
          </table:table-cell>
          <table:table-cell office:value-type="string" table:style-name="ce1">
            <text:p>RIBEIRAO CASCALHEIR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482" table:style-name="ce1">
            <text:p>44482</text:p>
          </table:table-cell>
          <table:table-cell office:value-type="string" table:style-name="ce1">
            <text:p>NOVA MUTUM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585" table:style-name="ce1">
            <text:p>44585</text:p>
          </table:table-cell>
          <table:table-cell office:value-type="string" table:style-name="ce1">
            <text:p>JURUEN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602" table:style-name="ce1">
            <text:p>44602</text:p>
          </table:table-cell>
          <table:table-cell office:value-type="string" table:style-name="ce1">
            <text:p>CLAUD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6071" table:style-name="ce1">
            <text:p>46071</text:p>
          </table:table-cell>
          <table:table-cell office:value-type="string" table:style-name="ce1">
            <text:p>SAO JOSE DO POVO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9425" table:style-name="ce1">
            <text:p>49425</text:p>
          </table:table-cell>
          <table:table-cell office:value-type="string" table:style-name="ce1">
            <text:p>TABAPOR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451" table:style-name="ce1">
            <text:p>51451</text:p>
          </table:table-cell>
          <table:table-cell office:value-type="string" table:style-name="ce1">
            <text:p>NOVA BANDEIRANTES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468" table:style-name="ce1">
            <text:p>51468</text:p>
          </table:table-cell>
          <table:table-cell office:value-type="string" table:style-name="ce1">
            <text:p>SAO JOSE DO XINGU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475" table:style-name="ce1">
            <text:p>51475</text:p>
          </table:table-cell>
          <table:table-cell office:value-type="string" table:style-name="ce1">
            <text:p>PLANALTO DA SERR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482" table:style-name="ce1">
            <text:p>51482</text:p>
          </table:table-cell>
          <table:table-cell office:value-type="string" table:style-name="ce1">
            <text:p>SAO PEDRO DA CIP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499" table:style-name="ce1">
            <text:p>51499</text:p>
          </table:table-cell>
          <table:table-cell office:value-type="string" table:style-name="ce1">
            <text:p>PONTAL DO ARAGUA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09" table:style-name="ce1">
            <text:p>51509</text:p>
          </table:table-cell>
          <table:table-cell office:value-type="string" table:style-name="ce1">
            <text:p>CONFRES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16" table:style-name="ce1">
            <text:p>51516</text:p>
          </table:table-cell>
          <table:table-cell office:value-type="string" table:style-name="ce1">
            <text:p>SANTO AFONS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23" table:style-name="ce1">
            <text:p>51523</text:p>
          </table:table-cell>
          <table:table-cell office:value-type="string" table:style-name="ce1">
            <text:p>RIBEIRAOZINH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30" table:style-name="ce1">
            <text:p>51530</text:p>
          </table:table-cell>
          <table:table-cell office:value-type="string" table:style-name="ce1">
            <text:p>GLORIA D´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47" table:style-name="ce1">
            <text:p>51547</text:p>
          </table:table-cell>
          <table:table-cell office:value-type="string" table:style-name="ce1">
            <text:p>COTRIGUACU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54" table:style-name="ce1">
            <text:p>51554</text:p>
          </table:table-cell>
          <table:table-cell office:value-type="string" table:style-name="ce1">
            <text:p>NOVA MONTE VERD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61" table:style-name="ce1">
            <text:p>51561</text:p>
          </table:table-cell>
          <table:table-cell office:value-type="string" table:style-name="ce1">
            <text:p>ALTO BOA VIST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78" table:style-name="ce1">
            <text:p>51578</text:p>
          </table:table-cell>
          <table:table-cell office:value-type="string" table:style-name="ce1">
            <text:p>QUERENC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85" table:style-name="ce1">
            <text:p>51585</text:p>
          </table:table-cell>
          <table:table-cell office:value-type="string" table:style-name="ce1">
            <text:p>CANABRAVA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92" table:style-name="ce1">
            <text:p>51592</text:p>
          </table:table-cell>
          <table:table-cell office:value-type="string" table:style-name="ce1">
            <text:p>SANTA CARMEM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602" table:style-name="ce1">
            <text:p>51602</text:p>
          </table:table-cell>
          <table:table-cell office:value-type="string" table:style-name="ce1">
            <text:p>NOVA MARING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619" table:style-name="ce1">
            <text:p>51619</text:p>
          </table:table-cell>
          <table:table-cell office:value-type="string" table:style-name="ce1">
            <text:p>NOVA GUARIT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626" table:style-name="ce1">
            <text:p>51626</text:p>
          </table:table-cell>
          <table:table-cell office:value-type="string" table:style-name="ce1">
            <text:p>NOVA MARILAND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633" table:style-name="ce1">
            <text:p>51633</text:p>
          </table:table-cell>
          <table:table-cell office:value-type="string" table:style-name="ce1">
            <text:p>PORTO ESTREL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640" table:style-name="ce1">
            <text:p>51640</text:p>
          </table:table-cell>
          <table:table-cell office:value-type="string" table:style-name="ce1">
            <text:p>LAMBARI D´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3947" table:style-name="ce1">
            <text:p>53947</text:p>
          </table:table-cell>
          <table:table-cell office:value-type="string" table:style-name="ce1">
            <text:p>CAMPOS DE JULIO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47" table:style-name="ce1">
            <text:p>54647</text:p>
          </table:table-cell>
          <table:table-cell office:value-type="string" table:style-name="ce1">
            <text:p>CARLIND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54" table:style-name="ce1">
            <text:p>54654</text:p>
          </table:table-cell>
          <table:table-cell office:value-type="string" table:style-name="ce1">
            <text:p>FELIZ NATAL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61" table:style-name="ce1">
            <text:p>54661</text:p>
          </table:table-cell>
          <table:table-cell office:value-type="string" table:style-name="ce1">
            <text:p>GAUCHA DO NOR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78" table:style-name="ce1">
            <text:p>54678</text:p>
          </table:table-cell>
          <table:table-cell office:value-type="string" table:style-name="ce1">
            <text:p>NOVA LACERD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85" table:style-name="ce1">
            <text:p>54685</text:p>
          </table:table-cell>
          <table:table-cell office:value-type="string" table:style-name="ce1">
            <text:p>NOVA UBIRAT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92" table:style-name="ce1">
            <text:p>54692</text:p>
          </table:table-cell>
          <table:table-cell office:value-type="string" table:style-name="ce1">
            <text:p>NOVO MUNDO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719" table:style-name="ce1">
            <text:p>54719</text:p>
          </table:table-cell>
          <table:table-cell office:value-type="string" table:style-name="ce1">
            <text:p>SAPEZAL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726" table:style-name="ce1">
            <text:p>54726</text:p>
          </table:table-cell>
          <table:table-cell office:value-type="string" table:style-name="ce1">
            <text:p>UNIAO DO SUL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07" table:style-name="ce1">
            <text:p>58007</text:p>
          </table:table-cell>
          <table:table-cell office:value-type="string" table:style-name="ce1">
            <text:p>SERRA NOVA DOURAD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14" table:style-name="ce1">
            <text:p>58014</text:p>
          </table:table-cell>
          <table:table-cell office:value-type="string" table:style-name="ce1">
            <text:p>NOVO SANTO ANTONIO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21" table:style-name="ce1">
            <text:p>58021</text:p>
          </table:table-cell>
          <table:table-cell office:value-type="string" table:style-name="ce1">
            <text:p>BOM JESUS DO ARAGUA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38" table:style-name="ce1">
            <text:p>58038</text:p>
          </table:table-cell>
          <table:table-cell office:value-type="string" table:style-name="ce1">
            <text:p>CURVELAND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45" table:style-name="ce1">
            <text:p>58045</text:p>
          </table:table-cell>
          <table:table-cell office:value-type="string" table:style-name="ce1">
            <text:p>NOVA SANTA HELEN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52" table:style-name="ce1">
            <text:p>58052</text:p>
          </table:table-cell>
          <table:table-cell office:value-type="string" table:style-name="ce1">
            <text:p>SANTO ANTONIO DO LESTE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69" table:style-name="ce1">
            <text:p>58069</text:p>
          </table:table-cell>
          <table:table-cell office:value-type="string" table:style-name="ce1">
            <text:p>RONDOLAND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76" table:style-name="ce1">
            <text:p>58076</text:p>
          </table:table-cell>
          <table:table-cell office:value-type="string" table:style-name="ce1">
            <text:p>COLNIZ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83" table:style-name="ce1">
            <text:p>58083</text:p>
          </table:table-cell>
          <table:table-cell office:value-type="string" table:style-name="ce1">
            <text:p>VALE DE SAO DOMINGO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90" table:style-name="ce1">
            <text:p>58090</text:p>
          </table:table-cell>
          <table:table-cell office:value-type="string" table:style-name="ce1">
            <text:p>SANTA CRUZ DO XINGU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100" table:style-name="ce1">
            <text:p>58100</text:p>
          </table:table-cell>
          <table:table-cell office:value-type="string" table:style-name="ce1">
            <text:p>CONQUISTA D´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117" table:style-name="ce1">
            <text:p>58117</text:p>
          </table:table-cell>
          <table:table-cell office:value-type="string" table:style-name="ce1">
            <text:p>SANTA RITA DO TRIVELAT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124" table:style-name="ce1">
            <text:p>58124</text:p>
          </table:table-cell>
          <table:table-cell office:value-type="string" table:style-name="ce1">
            <text:p>NOVA NAZAR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296" table:style-name="ce1">
            <text:p>58296</text:p>
          </table:table-cell>
          <table:table-cell office:value-type="string" table:style-name="ce1">
            <text:p>IPIRANGA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306" table:style-name="ce1">
            <text:p>58306</text:p>
          </table:table-cell>
          <table:table-cell office:value-type="string" table:style-name="ce1">
            <text:p>ITANHANG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Result</text:p>
          </table:table-cell>
          <table:table-cell table:style-name="ce1"/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number-rows-repeated="1048432" table:style-name="ro1">
          <table:table-cell table:number-columns-repeated="16384"/>
        </table:table-row>
      </table:table>
      <table:table table:name="beans_1st_crop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_Munic</text:p>
          </table:table-cell>
          <table:table-cell office:value-type="string" table:style-name="ce1">
            <text:p>Nome_Municipio</text:p>
          </table:table-cell>
          <table:table-cell office:value-type="string" table:style-name="ce1">
            <text:p>Min - start_date</text:p>
          </table:table-cell>
          <table:table-cell office:value-type="string" table:style-name="ce1">
            <text:p>Max - end_date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JACIA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BARRA DO BUGR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SAO FELIX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GENERAL CARNEI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1">
            <text:p>PEDRA PRE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7917" table:style-name="ce1">
            <text:p>7917</text:p>
          </table:table-cell>
          <table:table-cell office:value-type="string" table:style-name="ce1">
            <text:p>ACORIZA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049" table:style-name="ce1">
            <text:p>9049</text:p>
          </table:table-cell>
          <table:table-cell office:value-type="string" table:style-name="ce1">
            <text:p>PONTE BRANC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348" table:style-name="ce1">
            <text:p>9348</text:p>
          </table:table-cell>
          <table:table-cell office:value-type="string" table:style-name="ce1">
            <text:p>ARAGUAINH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2988" table:style-name="ce1">
            <text:p>12988</text:p>
          </table:table-cell>
          <table:table-cell office:value-type="string" table:style-name="ce1">
            <text:p>NOBR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28" table:style-name="ce1">
            <text:p>13028</text:p>
          </table:table-cell>
          <table:table-cell office:value-type="string" table:style-name="ce1">
            <text:p>PORTO DOS GAUCHO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string" table:style-name="ce1">
            <text:p>RONDONOPOL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114" table:style-name="ce1">
            <text:p>13114</text:p>
          </table:table-cell>
          <table:table-cell office:value-type="string" table:style-name="ce1">
            <text:p>TORIXORE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358" table:style-name="ce1">
            <text:p>13358</text:p>
          </table:table-cell>
          <table:table-cell office:value-type="string" table:style-name="ce1">
            <text:p>ARENAPOL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918" table:style-name="ce1">
            <text:p>13918</text:p>
          </table:table-cell>
          <table:table-cell office:value-type="string" table:style-name="ce1">
            <text:p>CUIAB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290" table:style-name="ce1">
            <text:p>16290</text:p>
          </table:table-cell>
          <table:table-cell office:value-type="string" table:style-name="ce1">
            <text:p>CHAPADA DOS GUIMARA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551" table:style-name="ce1">
            <text:p>16551</text:p>
          </table:table-cell>
          <table:table-cell office:value-type="string" table:style-name="ce1">
            <text:p>MIRASSOL D´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867" table:style-name="ce1">
            <text:p>16867</text:p>
          </table:table-cell>
          <table:table-cell office:value-type="string" table:style-name="ce1">
            <text:p>ALT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505" table:style-name="ce1">
            <text:p>17505</text:p>
          </table:table-cell>
          <table:table-cell office:value-type="string" table:style-name="ce1">
            <text:p>NORTE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8346" table:style-name="ce1">
            <text:p>18346</text:p>
          </table:table-cell>
          <table:table-cell office:value-type="string" table:style-name="ce1">
            <text:p>GUIRATING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0640" table:style-name="ce1">
            <text:p>20640</text:p>
          </table:table-cell>
          <table:table-cell office:value-type="string" table:style-name="ce1">
            <text:p>TESOU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string" table:style-name="ce1">
            <text:p>ALTO PARAGUAI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869" table:style-name="ce1">
            <text:p>21869</text:p>
          </table:table-cell>
          <table:table-cell office:value-type="string" table:style-name="ce1">
            <text:p>NOSSA SENHORA DO LIVRAMENT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948" table:style-name="ce1">
            <text:p>21948</text:p>
          </table:table-cell>
          <table:table-cell office:value-type="string" table:style-name="ce1">
            <text:p>POXORE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string" table:style-name="ce1">
            <text:p>SANTO ANTONIO DO LEVERGER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string" table:style-name="ce1">
            <text:p>VARZEA GRAN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133" table:style-name="ce1">
            <text:p>25133</text:p>
          </table:table-cell>
          <table:table-cell office:value-type="string" table:style-name="ce1">
            <text:p>DIAMANTIN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7090" table:style-name="ce1">
            <text:p>27090</text:p>
          </table:table-cell>
          <table:table-cell office:value-type="string" table:style-name="ce1">
            <text:p>LUCIA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257" table:style-name="ce1">
            <text:p>28257</text:p>
          </table:table-cell>
          <table:table-cell office:value-type="string" table:style-name="ce1">
            <text:p>CACER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305" table:style-name="ce1">
            <text:p>28305</text:p>
          </table:table-cell>
          <table:table-cell office:value-type="string" table:style-name="ce1">
            <text:p>BARRA DO GARCA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string" table:style-name="ce1">
            <text:p>DOM AQUIN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string" table:style-name="ce1">
            <text:p>ARIPUA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string" table:style-name="ce1">
            <text:p>VILA BELA DA SANTISSIMA TRINDA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string" table:style-name="ce1">
            <text:p>TANGARA DA SER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string" table:style-name="ce1">
            <text:p>ALTO GARCA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string" table:style-name="ce1">
            <text:p>ROSARIO 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972" table:style-name="ce1">
            <text:p>35972</text:p>
          </table:table-cell>
          <table:table-cell office:value-type="string" table:style-name="ce1">
            <text:p>ITIQU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string" table:style-name="ce1">
            <text:p>BARAO DE MELGAC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string" table:style-name="ce1">
            <text:p>POCON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761" table:style-name="ce1">
            <text:p>40761</text:p>
          </table:table-cell>
          <table:table-cell office:value-type="string" table:style-name="ce1">
            <text:p>PONTES E LACER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29" table:style-name="ce1">
            <text:p>40929</text:p>
          </table:table-cell>
          <table:table-cell office:value-type="string" table:style-name="ce1">
            <text:p>ALTA FLORES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36" table:style-name="ce1">
            <text:p>40936</text:p>
          </table:table-cell>
          <table:table-cell office:value-type="string" table:style-name="ce1">
            <text:p>ARAPUTANG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43" table:style-name="ce1">
            <text:p>40943</text:p>
          </table:table-cell>
          <table:table-cell office:value-type="string" table:style-name="ce1">
            <text:p>PARANATING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67" table:style-name="ce1">
            <text:p>40967</text:p>
          </table:table-cell>
          <table:table-cell office:value-type="string" table:style-name="ce1">
            <text:p>COLIDER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98" table:style-name="ce1">
            <text:p>40998</text:p>
          </table:table-cell>
          <table:table-cell office:value-type="string" table:style-name="ce1">
            <text:p>SINOP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45" table:style-name="ce1">
            <text:p>41045</text:p>
          </table:table-cell>
          <table:table-cell office:value-type="string" table:style-name="ce1">
            <text:p>SAO JOSE DO RIO CLA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69" table:style-name="ce1">
            <text:p>41069</text:p>
          </table:table-cell>
          <table:table-cell office:value-type="string" table:style-name="ce1">
            <text:p>AGUA BO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83" table:style-name="ce1">
            <text:p>41083</text:p>
          </table:table-cell>
          <table:table-cell office:value-type="string" table:style-name="ce1">
            <text:p>SANTA TEREZINH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90" table:style-name="ce1">
            <text:p>41090</text:p>
          </table:table-cell>
          <table:table-cell office:value-type="string" table:style-name="ce1">
            <text:p>CANARA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00" table:style-name="ce1">
            <text:p>41100</text:p>
          </table:table-cell>
          <table:table-cell office:value-type="string" table:style-name="ce1">
            <text:p>JAUR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55" table:style-name="ce1">
            <text:p>41155</text:p>
          </table:table-cell>
          <table:table-cell office:value-type="string" table:style-name="ce1">
            <text:p>JUSCIME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289" table:style-name="ce1">
            <text:p>41289</text:p>
          </table:table-cell>
          <table:table-cell office:value-type="string" table:style-name="ce1">
            <text:p>NOVA XAVANTI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399" table:style-name="ce1">
            <text:p>41399</text:p>
          </table:table-cell>
          <table:table-cell office:value-type="string" table:style-name="ce1">
            <text:p>NOVA BRASI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09" table:style-name="ce1">
            <text:p>41409</text:p>
          </table:table-cell>
          <table:table-cell office:value-type="string" table:style-name="ce1">
            <text:p>SAO JOSE DOS QUATRO MARCO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16" table:style-name="ce1">
            <text:p>41416</text:p>
          </table:table-cell>
          <table:table-cell office:value-type="string" table:style-name="ce1">
            <text:p>RIO BRANC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57" table:style-name="ce1">
            <text:p>41557</text:p>
          </table:table-cell>
          <table:table-cell office:value-type="string" table:style-name="ce1">
            <text:p>SALTO DO CE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64" table:style-name="ce1">
            <text:p>41564</text:p>
          </table:table-cell>
          <table:table-cell office:value-type="string" table:style-name="ce1">
            <text:p>JUI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71" table:style-name="ce1">
            <text:p>41571</text:p>
          </table:table-cell>
          <table:table-cell office:value-type="string" table:style-name="ce1">
            <text:p>DENIS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192" table:style-name="ce1">
            <text:p>42192</text:p>
          </table:table-cell>
          <table:table-cell office:value-type="string" table:style-name="ce1">
            <text:p>JUA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76" table:style-name="ce1">
            <text:p>42776</text:p>
          </table:table-cell>
          <table:table-cell office:value-type="string" table:style-name="ce1">
            <text:p>MARCE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83" table:style-name="ce1">
            <text:p>42783</text:p>
          </table:table-cell>
          <table:table-cell office:value-type="string" table:style-name="ce1">
            <text:p>ALTO TAQUARI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90" table:style-name="ce1">
            <text:p>42790</text:p>
          </table:table-cell>
          <table:table-cell office:value-type="string" table:style-name="ce1">
            <text:p>CAMPINAPOL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00" table:style-name="ce1">
            <text:p>42800</text:p>
          </table:table-cell>
          <table:table-cell office:value-type="string" table:style-name="ce1">
            <text:p>TERRA NOV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17" table:style-name="ce1">
            <text:p>42817</text:p>
          </table:table-cell>
          <table:table-cell office:value-type="string" table:style-name="ce1">
            <text:p>NOVA OLIMP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24" table:style-name="ce1">
            <text:p>42824</text:p>
          </table:table-cell>
          <table:table-cell office:value-type="string" table:style-name="ce1">
            <text:p>NOVA CANA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31" table:style-name="ce1">
            <text:p>42831</text:p>
          </table:table-cell>
          <table:table-cell office:value-type="string" table:style-name="ce1">
            <text:p>INDIAVAI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48" table:style-name="ce1">
            <text:p>42848</text:p>
          </table:table-cell>
          <table:table-cell office:value-type="string" table:style-name="ce1">
            <text:p>PEIXOTO DE AZEVED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55" table:style-name="ce1">
            <text:p>42855</text:p>
          </table:table-cell>
          <table:table-cell office:value-type="string" table:style-name="ce1">
            <text:p>COMODO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62" table:style-name="ce1">
            <text:p>42862</text:p>
          </table:table-cell>
          <table:table-cell office:value-type="string" table:style-name="ce1">
            <text:p>VILA RIC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79" table:style-name="ce1">
            <text:p>42879</text:p>
          </table:table-cell>
          <table:table-cell office:value-type="string" table:style-name="ce1">
            <text:p>SORRIS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86" table:style-name="ce1">
            <text:p>42886</text:p>
          </table:table-cell>
          <table:table-cell office:value-type="string" table:style-name="ce1">
            <text:p>VE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93" table:style-name="ce1">
            <text:p>42893</text:p>
          </table:table-cell>
          <table:table-cell office:value-type="string" table:style-name="ce1">
            <text:p>PARANAI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03" table:style-name="ce1">
            <text:p>42903</text:p>
          </table:table-cell>
          <table:table-cell office:value-type="string" table:style-name="ce1">
            <text:p>ITAUB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10" table:style-name="ce1">
            <text:p>42910</text:p>
          </table:table-cell>
          <table:table-cell office:value-type="string" table:style-name="ce1">
            <text:p>ARAGUAIA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27" table:style-name="ce1">
            <text:p>42927</text:p>
          </table:table-cell>
          <table:table-cell office:value-type="string" table:style-name="ce1">
            <text:p>NOVO SAO JOAQUIM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34" table:style-name="ce1">
            <text:p>42934</text:p>
          </table:table-cell>
          <table:table-cell office:value-type="string" table:style-name="ce1">
            <text:p>GUARANT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41" table:style-name="ce1">
            <text:p>42941</text:p>
          </table:table-cell>
          <table:table-cell office:value-type="string" table:style-name="ce1">
            <text:p>COCALINH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58" table:style-name="ce1">
            <text:p>42958</text:p>
          </table:table-cell>
          <table:table-cell office:value-type="string" table:style-name="ce1">
            <text:p>PORTO ALEGRE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65" table:style-name="ce1">
            <text:p>42965</text:p>
          </table:table-cell>
          <table:table-cell office:value-type="string" table:style-name="ce1">
            <text:p>RESERVA DO CABACA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72" table:style-name="ce1">
            <text:p>42972</text:p>
          </table:table-cell>
          <table:table-cell office:value-type="string" table:style-name="ce1">
            <text:p>PORTO ESPERIDIA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89" table:style-name="ce1">
            <text:p>42989</text:p>
          </table:table-cell>
          <table:table-cell office:value-type="string" table:style-name="ce1">
            <text:p>NOVO HORIZONTE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96" table:style-name="ce1">
            <text:p>42996</text:p>
          </table:table-cell>
          <table:table-cell office:value-type="string" table:style-name="ce1">
            <text:p>PRIMAVERA DO L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05" table:style-name="ce1">
            <text:p>43005</text:p>
          </table:table-cell>
          <table:table-cell office:value-type="string" table:style-name="ce1">
            <text:p>FIGUEIROPOLIS D´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43" table:style-name="ce1">
            <text:p>43043</text:p>
          </table:table-cell>
          <table:table-cell office:value-type="string" table:style-name="ce1">
            <text:p>BRAS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115" table:style-name="ce1">
            <text:p>43115</text:p>
          </table:table-cell>
          <table:table-cell office:value-type="string" table:style-name="ce1">
            <text:p>JANGA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41" table:style-name="ce1">
            <text:p>44341</text:p>
          </table:table-cell>
          <table:table-cell office:value-type="string" table:style-name="ce1">
            <text:p>CASTANHE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58" table:style-name="ce1">
            <text:p>44358</text:p>
          </table:table-cell>
          <table:table-cell office:value-type="string" table:style-name="ce1">
            <text:p>CAMPO VER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72" table:style-name="ce1">
            <text:p>44372</text:p>
          </table:table-cell>
          <table:table-cell office:value-type="string" table:style-name="ce1">
            <text:p>LUCAS DO RIO VER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89" table:style-name="ce1">
            <text:p>44389</text:p>
          </table:table-cell>
          <table:table-cell office:value-type="string" table:style-name="ce1">
            <text:p>CAMPO NOVO DO PAREC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06" table:style-name="ce1">
            <text:p>44406</text:p>
          </table:table-cell>
          <table:table-cell office:value-type="string" table:style-name="ce1">
            <text:p>MATUP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13" table:style-name="ce1">
            <text:p>44413</text:p>
          </table:table-cell>
          <table:table-cell office:value-type="string" table:style-name="ce1">
            <text:p>TAPURAH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APIACA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51" table:style-name="ce1">
            <text:p>44451</text:p>
          </table:table-cell>
          <table:table-cell office:value-type="string" table:style-name="ce1">
            <text:p>RIBEIRAO CASCALHE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82" table:style-name="ce1">
            <text:p>44482</text:p>
          </table:table-cell>
          <table:table-cell office:value-type="string" table:style-name="ce1">
            <text:p>NOVA MUTUM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585" table:style-name="ce1">
            <text:p>44585</text:p>
          </table:table-cell>
          <table:table-cell office:value-type="string" table:style-name="ce1">
            <text:p>JURUE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602" table:style-name="ce1">
            <text:p>44602</text:p>
          </table:table-cell>
          <table:table-cell office:value-type="string" table:style-name="ce1">
            <text:p>CLAU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6071" table:style-name="ce1">
            <text:p>46071</text:p>
          </table:table-cell>
          <table:table-cell office:value-type="string" table:style-name="ce1">
            <text:p>SAO JOSE DO POV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9425" table:style-name="ce1">
            <text:p>49425</text:p>
          </table:table-cell>
          <table:table-cell office:value-type="string" table:style-name="ce1">
            <text:p>TABAPO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51" table:style-name="ce1">
            <text:p>51451</text:p>
          </table:table-cell>
          <table:table-cell office:value-type="string" table:style-name="ce1">
            <text:p>NOVA BANDEIRANT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68" table:style-name="ce1">
            <text:p>51468</text:p>
          </table:table-cell>
          <table:table-cell office:value-type="string" table:style-name="ce1">
            <text:p>SAO JOSE DO XING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75" table:style-name="ce1">
            <text:p>51475</text:p>
          </table:table-cell>
          <table:table-cell office:value-type="string" table:style-name="ce1">
            <text:p>PLANALTO DA SER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82" table:style-name="ce1">
            <text:p>51482</text:p>
          </table:table-cell>
          <table:table-cell office:value-type="string" table:style-name="ce1">
            <text:p>SAO PEDRO DA CIP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99" table:style-name="ce1">
            <text:p>51499</text:p>
          </table:table-cell>
          <table:table-cell office:value-type="string" table:style-name="ce1">
            <text:p>PONTAL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09" table:style-name="ce1">
            <text:p>51509</text:p>
          </table:table-cell>
          <table:table-cell office:value-type="string" table:style-name="ce1">
            <text:p>CONFRES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16" table:style-name="ce1">
            <text:p>51516</text:p>
          </table:table-cell>
          <table:table-cell office:value-type="string" table:style-name="ce1">
            <text:p>SANTO AFONS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23" table:style-name="ce1">
            <text:p>51523</text:p>
          </table:table-cell>
          <table:table-cell office:value-type="string" table:style-name="ce1">
            <text:p>RIBEIRAOZINH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30" table:style-name="ce1">
            <text:p>51530</text:p>
          </table:table-cell>
          <table:table-cell office:value-type="string" table:style-name="ce1">
            <text:p>GLORIA D´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47" table:style-name="ce1">
            <text:p>51547</text:p>
          </table:table-cell>
          <table:table-cell office:value-type="string" table:style-name="ce1">
            <text:p>COTRIGUAC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54" table:style-name="ce1">
            <text:p>51554</text:p>
          </table:table-cell>
          <table:table-cell office:value-type="string" table:style-name="ce1">
            <text:p>NOVA MONTE VER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61" table:style-name="ce1">
            <text:p>51561</text:p>
          </table:table-cell>
          <table:table-cell office:value-type="string" table:style-name="ce1">
            <text:p>ALTO BOA VIS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78" table:style-name="ce1">
            <text:p>51578</text:p>
          </table:table-cell>
          <table:table-cell office:value-type="string" table:style-name="ce1">
            <text:p>QUERENC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85" table:style-name="ce1">
            <text:p>51585</text:p>
          </table:table-cell>
          <table:table-cell office:value-type="string" table:style-name="ce1">
            <text:p>CANABRAV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92" table:style-name="ce1">
            <text:p>51592</text:p>
          </table:table-cell>
          <table:table-cell office:value-type="string" table:style-name="ce1">
            <text:p>SANTA CARMEM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02" table:style-name="ce1">
            <text:p>51602</text:p>
          </table:table-cell>
          <table:table-cell office:value-type="string" table:style-name="ce1">
            <text:p>NOVA MARING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19" table:style-name="ce1">
            <text:p>51619</text:p>
          </table:table-cell>
          <table:table-cell office:value-type="string" table:style-name="ce1">
            <text:p>NOVA GUARI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26" table:style-name="ce1">
            <text:p>51626</text:p>
          </table:table-cell>
          <table:table-cell office:value-type="string" table:style-name="ce1">
            <text:p>NOVA MARI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33" table:style-name="ce1">
            <text:p>51633</text:p>
          </table:table-cell>
          <table:table-cell office:value-type="string" table:style-name="ce1">
            <text:p>PORTO ESTREL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40" table:style-name="ce1">
            <text:p>51640</text:p>
          </table:table-cell>
          <table:table-cell office:value-type="string" table:style-name="ce1">
            <text:p>LAMBARI D´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3947" table:style-name="ce1">
            <text:p>53947</text:p>
          </table:table-cell>
          <table:table-cell office:value-type="string" table:style-name="ce1">
            <text:p>CAMPOS DE JULI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47" table:style-name="ce1">
            <text:p>54647</text:p>
          </table:table-cell>
          <table:table-cell office:value-type="string" table:style-name="ce1">
            <text:p>CARLIN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54" table:style-name="ce1">
            <text:p>54654</text:p>
          </table:table-cell>
          <table:table-cell office:value-type="string" table:style-name="ce1">
            <text:p>FELIZ NATA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61" table:style-name="ce1">
            <text:p>54661</text:p>
          </table:table-cell>
          <table:table-cell office:value-type="string" table:style-name="ce1">
            <text:p>GAUCH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78" table:style-name="ce1">
            <text:p>54678</text:p>
          </table:table-cell>
          <table:table-cell office:value-type="string" table:style-name="ce1">
            <text:p>NOVA LACER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85" table:style-name="ce1">
            <text:p>54685</text:p>
          </table:table-cell>
          <table:table-cell office:value-type="string" table:style-name="ce1">
            <text:p>NOVA UBIRA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92" table:style-name="ce1">
            <text:p>54692</text:p>
          </table:table-cell>
          <table:table-cell office:value-type="string" table:style-name="ce1">
            <text:p>NOVO MUND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19" table:style-name="ce1">
            <text:p>54719</text:p>
          </table:table-cell>
          <table:table-cell office:value-type="string" table:style-name="ce1">
            <text:p>SAPEZA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26" table:style-name="ce1">
            <text:p>54726</text:p>
          </table:table-cell>
          <table:table-cell office:value-type="string" table:style-name="ce1">
            <text:p>UNIAO DO SU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07" table:style-name="ce1">
            <text:p>58007</text:p>
          </table:table-cell>
          <table:table-cell office:value-type="string" table:style-name="ce1">
            <text:p>SERRA NOVA DOURA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14" table:style-name="ce1">
            <text:p>58014</text:p>
          </table:table-cell>
          <table:table-cell office:value-type="string" table:style-name="ce1">
            <text:p>NOVO SANTO ANTONI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21" table:style-name="ce1">
            <text:p>58021</text:p>
          </table:table-cell>
          <table:table-cell office:value-type="string" table:style-name="ce1">
            <text:p>BOM JESUS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38" table:style-name="ce1">
            <text:p>58038</text:p>
          </table:table-cell>
          <table:table-cell office:value-type="string" table:style-name="ce1">
            <text:p>CURVE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45" table:style-name="ce1">
            <text:p>58045</text:p>
          </table:table-cell>
          <table:table-cell office:value-type="string" table:style-name="ce1">
            <text:p>NOVA SANTA HELE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52" table:style-name="ce1">
            <text:p>58052</text:p>
          </table:table-cell>
          <table:table-cell office:value-type="string" table:style-name="ce1">
            <text:p>SANTO ANTONIO DO L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69" table:style-name="ce1">
            <text:p>58069</text:p>
          </table:table-cell>
          <table:table-cell office:value-type="string" table:style-name="ce1">
            <text:p>RONDO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76" table:style-name="ce1">
            <text:p>58076</text:p>
          </table:table-cell>
          <table:table-cell office:value-type="string" table:style-name="ce1">
            <text:p>COLNIZ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83" table:style-name="ce1">
            <text:p>58083</text:p>
          </table:table-cell>
          <table:table-cell office:value-type="string" table:style-name="ce1">
            <text:p>VALE DE SAO DOMINGO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90" table:style-name="ce1">
            <text:p>58090</text:p>
          </table:table-cell>
          <table:table-cell office:value-type="string" table:style-name="ce1">
            <text:p>SANTA CRUZ DO XING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00" table:style-name="ce1">
            <text:p>58100</text:p>
          </table:table-cell>
          <table:table-cell office:value-type="string" table:style-name="ce1">
            <text:p>CONQUISTA D´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17" table:style-name="ce1">
            <text:p>58117</text:p>
          </table:table-cell>
          <table:table-cell office:value-type="string" table:style-name="ce1">
            <text:p>SANTA RITA DO TRIVELAT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24" table:style-name="ce1">
            <text:p>58124</text:p>
          </table:table-cell>
          <table:table-cell office:value-type="string" table:style-name="ce1">
            <text:p>NOVA NAZAR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296" table:style-name="ce1">
            <text:p>58296</text:p>
          </table:table-cell>
          <table:table-cell office:value-type="string" table:style-name="ce1">
            <text:p>IPIRANG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306" table:style-name="ce1">
            <text:p>58306</text:p>
          </table:table-cell>
          <table:table-cell office:value-type="string" table:style-name="ce1">
            <text:p>ITANHANG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Result</text:p>
          </table:table-cell>
          <table:table-cell table:style-name="ce1"/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number-rows-repeated="1048432" table:style-name="ro1">
          <table:table-cell table:number-columns-repeated="16384"/>
        </table:table-row>
      </table:table>
      <table:table table:name="beans_2nd_crop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_Munic</text:p>
          </table:table-cell>
          <table:table-cell office:value-type="string" table:style-name="ce1">
            <text:p>Nome_Municipio</text:p>
          </table:table-cell>
          <table:table-cell office:value-type="string" table:style-name="ce1">
            <text:p>Min - start_date</text:p>
          </table:table-cell>
          <table:table-cell office:value-type="string" table:style-name="ce1">
            <text:p>Max - end_date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JACIA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BARRA DO BUGRE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SAO FELIX DO ARAGUA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GENERAL CARNEIR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1">
            <text:p>PEDRA PRE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7917" table:style-name="ce1">
            <text:p>7917</text:p>
          </table:table-cell>
          <table:table-cell office:value-type="string" table:style-name="ce1">
            <text:p>ACORIZAL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9049" table:style-name="ce1">
            <text:p>9049</text:p>
          </table:table-cell>
          <table:table-cell office:value-type="string" table:style-name="ce1">
            <text:p>PONTE BRANC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9348" table:style-name="ce1">
            <text:p>9348</text:p>
          </table:table-cell>
          <table:table-cell office:value-type="string" table:style-name="ce1">
            <text:p>ARAGUAINH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12988" table:style-name="ce1">
            <text:p>12988</text:p>
          </table:table-cell>
          <table:table-cell office:value-type="string" table:style-name="ce1">
            <text:p>NOBRE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3028" table:style-name="ce1">
            <text:p>13028</text:p>
          </table:table-cell>
          <table:table-cell office:value-type="string" table:style-name="ce1">
            <text:p>PORTO DOS GAUCHO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string" table:style-name="ce1">
            <text:p>RONDONOPOLI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13114" table:style-name="ce1">
            <text:p>13114</text:p>
          </table:table-cell>
          <table:table-cell office:value-type="string" table:style-name="ce1">
            <text:p>TORIXORE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13358" table:style-name="ce1">
            <text:p>13358</text:p>
          </table:table-cell>
          <table:table-cell office:value-type="string" table:style-name="ce1">
            <text:p>ARENAPOLI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3918" table:style-name="ce1">
            <text:p>13918</text:p>
          </table:table-cell>
          <table:table-cell office:value-type="string" table:style-name="ce1">
            <text:p>CUIAB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6290" table:style-name="ce1">
            <text:p>16290</text:p>
          </table:table-cell>
          <table:table-cell office:value-type="string" table:style-name="ce1">
            <text:p>CHAPADA DOS GUIMARAE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6551" table:style-name="ce1">
            <text:p>16551</text:p>
          </table:table-cell>
          <table:table-cell office:value-type="string" table:style-name="ce1">
            <text:p>MIRASSOL D´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16867" table:style-name="ce1">
            <text:p>16867</text:p>
          </table:table-cell>
          <table:table-cell office:value-type="string" table:style-name="ce1">
            <text:p>ALTO ARAGUA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7505" table:style-name="ce1">
            <text:p>17505</text:p>
          </table:table-cell>
          <table:table-cell office:value-type="string" table:style-name="ce1">
            <text:p>NORTE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8346" table:style-name="ce1">
            <text:p>18346</text:p>
          </table:table-cell>
          <table:table-cell office:value-type="string" table:style-name="ce1">
            <text:p>GUIRATING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0640" table:style-name="ce1">
            <text:p>20640</text:p>
          </table:table-cell>
          <table:table-cell office:value-type="string" table:style-name="ce1">
            <text:p>TESOUR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string" table:style-name="ce1">
            <text:p>ALTO PARAGUAI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21869" table:style-name="ce1">
            <text:p>21869</text:p>
          </table:table-cell>
          <table:table-cell office:value-type="string" table:style-name="ce1">
            <text:p>NOSSA SENHORA DO LIVRAMENT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1948" table:style-name="ce1">
            <text:p>21948</text:p>
          </table:table-cell>
          <table:table-cell office:value-type="string" table:style-name="ce1">
            <text:p>POXORE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string" table:style-name="ce1">
            <text:p>SANTO ANTONIO DO LEVERGER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string" table:style-name="ce1">
            <text:p>VARZEA GRAND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5133" table:style-name="ce1">
            <text:p>25133</text:p>
          </table:table-cell>
          <table:table-cell office:value-type="string" table:style-name="ce1">
            <text:p>DIAMANTIN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27090" table:style-name="ce1">
            <text:p>27090</text:p>
          </table:table-cell>
          <table:table-cell office:value-type="string" table:style-name="ce1">
            <text:p>LUCIA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28257" table:style-name="ce1">
            <text:p>28257</text:p>
          </table:table-cell>
          <table:table-cell office:value-type="string" table:style-name="ce1">
            <text:p>CACERE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8305" table:style-name="ce1">
            <text:p>28305</text:p>
          </table:table-cell>
          <table:table-cell office:value-type="string" table:style-name="ce1">
            <text:p>BARRA DO GARCA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string" table:style-name="ce1">
            <text:p>DOM AQUIN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string" table:style-name="ce1">
            <text:p>ARIPUA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string" table:style-name="ce1">
            <text:p>VILA BELA DA SANTISSIMA TRINDAD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string" table:style-name="ce1">
            <text:p>TANGARA DA SER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string" table:style-name="ce1">
            <text:p>ALTO GARCA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string" table:style-name="ce1">
            <text:p>ROSARIO 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35972" table:style-name="ce1">
            <text:p>35972</text:p>
          </table:table-cell>
          <table:table-cell office:value-type="string" table:style-name="ce1">
            <text:p>ITIQUI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string" table:style-name="ce1">
            <text:p>BARAO DE MELGAC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string" table:style-name="ce1">
            <text:p>POCON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0761" table:style-name="ce1">
            <text:p>40761</text:p>
          </table:table-cell>
          <table:table-cell office:value-type="string" table:style-name="ce1">
            <text:p>PONTES E LACERD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0929" table:style-name="ce1">
            <text:p>40929</text:p>
          </table:table-cell>
          <table:table-cell office:value-type="string" table:style-name="ce1">
            <text:p>ALTA FLORES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0936" table:style-name="ce1">
            <text:p>40936</text:p>
          </table:table-cell>
          <table:table-cell office:value-type="string" table:style-name="ce1">
            <text:p>ARAPUTANG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0943" table:style-name="ce1">
            <text:p>40943</text:p>
          </table:table-cell>
          <table:table-cell office:value-type="string" table:style-name="ce1">
            <text:p>PARANATING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0967" table:style-name="ce1">
            <text:p>40967</text:p>
          </table:table-cell>
          <table:table-cell office:value-type="string" table:style-name="ce1">
            <text:p>COLIDER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0998" table:style-name="ce1">
            <text:p>40998</text:p>
          </table:table-cell>
          <table:table-cell office:value-type="string" table:style-name="ce1">
            <text:p>SINOP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1045" table:style-name="ce1">
            <text:p>41045</text:p>
          </table:table-cell>
          <table:table-cell office:value-type="string" table:style-name="ce1">
            <text:p>SAO JOSE DO RIO CLAR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1069" table:style-name="ce1">
            <text:p>41069</text:p>
          </table:table-cell>
          <table:table-cell office:value-type="string" table:style-name="ce1">
            <text:p>AGUA BO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1083" table:style-name="ce1">
            <text:p>41083</text:p>
          </table:table-cell>
          <table:table-cell office:value-type="string" table:style-name="ce1">
            <text:p>SANTA TEREZINH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1090" table:style-name="ce1">
            <text:p>41090</text:p>
          </table:table-cell>
          <table:table-cell office:value-type="string" table:style-name="ce1">
            <text:p>CANARA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1100" table:style-name="ce1">
            <text:p>41100</text:p>
          </table:table-cell>
          <table:table-cell office:value-type="string" table:style-name="ce1">
            <text:p>JAUR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1155" table:style-name="ce1">
            <text:p>41155</text:p>
          </table:table-cell>
          <table:table-cell office:value-type="string" table:style-name="ce1">
            <text:p>JUSCIMEI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1289" table:style-name="ce1">
            <text:p>41289</text:p>
          </table:table-cell>
          <table:table-cell office:value-type="string" table:style-name="ce1">
            <text:p>NOVA XAVANTI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1399" table:style-name="ce1">
            <text:p>41399</text:p>
          </table:table-cell>
          <table:table-cell office:value-type="string" table:style-name="ce1">
            <text:p>NOVA BRASI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1409" table:style-name="ce1">
            <text:p>41409</text:p>
          </table:table-cell>
          <table:table-cell office:value-type="string" table:style-name="ce1">
            <text:p>SAO JOSE DOS QUATRO MARCO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1416" table:style-name="ce1">
            <text:p>41416</text:p>
          </table:table-cell>
          <table:table-cell office:value-type="string" table:style-name="ce1">
            <text:p>RIO BRANC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1557" table:style-name="ce1">
            <text:p>41557</text:p>
          </table:table-cell>
          <table:table-cell office:value-type="string" table:style-name="ce1">
            <text:p>SALTO DO CE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1564" table:style-name="ce1">
            <text:p>41564</text:p>
          </table:table-cell>
          <table:table-cell office:value-type="string" table:style-name="ce1">
            <text:p>JUI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1571" table:style-name="ce1">
            <text:p>41571</text:p>
          </table:table-cell>
          <table:table-cell office:value-type="string" table:style-name="ce1">
            <text:p>DENIS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192" table:style-name="ce1">
            <text:p>42192</text:p>
          </table:table-cell>
          <table:table-cell office:value-type="string" table:style-name="ce1">
            <text:p>JUA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776" table:style-name="ce1">
            <text:p>42776</text:p>
          </table:table-cell>
          <table:table-cell office:value-type="string" table:style-name="ce1">
            <text:p>MARCE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783" table:style-name="ce1">
            <text:p>42783</text:p>
          </table:table-cell>
          <table:table-cell office:value-type="string" table:style-name="ce1">
            <text:p>ALTO TAQUARI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790" table:style-name="ce1">
            <text:p>42790</text:p>
          </table:table-cell>
          <table:table-cell office:value-type="string" table:style-name="ce1">
            <text:p>CAMPINAPOLI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2800" table:style-name="ce1">
            <text:p>42800</text:p>
          </table:table-cell>
          <table:table-cell office:value-type="string" table:style-name="ce1">
            <text:p>TERRA NOV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17" table:style-name="ce1">
            <text:p>42817</text:p>
          </table:table-cell>
          <table:table-cell office:value-type="string" table:style-name="ce1">
            <text:p>NOVA OLIMP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24" table:style-name="ce1">
            <text:p>42824</text:p>
          </table:table-cell>
          <table:table-cell office:value-type="string" table:style-name="ce1">
            <text:p>NOVA CANA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31" table:style-name="ce1">
            <text:p>42831</text:p>
          </table:table-cell>
          <table:table-cell office:value-type="string" table:style-name="ce1">
            <text:p>INDIAVAI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48" table:style-name="ce1">
            <text:p>42848</text:p>
          </table:table-cell>
          <table:table-cell office:value-type="string" table:style-name="ce1">
            <text:p>PEIXOTO DE AZEVED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55" table:style-name="ce1">
            <text:p>42855</text:p>
          </table:table-cell>
          <table:table-cell office:value-type="string" table:style-name="ce1">
            <text:p>COMODOR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62" table:style-name="ce1">
            <text:p>42862</text:p>
          </table:table-cell>
          <table:table-cell office:value-type="string" table:style-name="ce1">
            <text:p>VILA RIC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2879" table:style-name="ce1">
            <text:p>42879</text:p>
          </table:table-cell>
          <table:table-cell office:value-type="string" table:style-name="ce1">
            <text:p>SORRIS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86" table:style-name="ce1">
            <text:p>42886</text:p>
          </table:table-cell>
          <table:table-cell office:value-type="string" table:style-name="ce1">
            <text:p>VE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93" table:style-name="ce1">
            <text:p>42893</text:p>
          </table:table-cell>
          <table:table-cell office:value-type="string" table:style-name="ce1">
            <text:p>PARANAI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903" table:style-name="ce1">
            <text:p>42903</text:p>
          </table:table-cell>
          <table:table-cell office:value-type="string" table:style-name="ce1">
            <text:p>ITAUB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910" table:style-name="ce1">
            <text:p>42910</text:p>
          </table:table-cell>
          <table:table-cell office:value-type="string" table:style-name="ce1">
            <text:p>ARAGUAIA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2927" table:style-name="ce1">
            <text:p>42927</text:p>
          </table:table-cell>
          <table:table-cell office:value-type="string" table:style-name="ce1">
            <text:p>NOVO SAO JOAQUIM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2934" table:style-name="ce1">
            <text:p>42934</text:p>
          </table:table-cell>
          <table:table-cell office:value-type="string" table:style-name="ce1">
            <text:p>GUARANT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941" table:style-name="ce1">
            <text:p>42941</text:p>
          </table:table-cell>
          <table:table-cell office:value-type="string" table:style-name="ce1">
            <text:p>COCALINH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2958" table:style-name="ce1">
            <text:p>42958</text:p>
          </table:table-cell>
          <table:table-cell office:value-type="string" table:style-name="ce1">
            <text:p>PORTO ALEGRE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2965" table:style-name="ce1">
            <text:p>42965</text:p>
          </table:table-cell>
          <table:table-cell office:value-type="string" table:style-name="ce1">
            <text:p>RESERVA DO CABACAL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2972" table:style-name="ce1">
            <text:p>42972</text:p>
          </table:table-cell>
          <table:table-cell office:value-type="string" table:style-name="ce1">
            <text:p>PORTO ESPERIDIA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2989" table:style-name="ce1">
            <text:p>42989</text:p>
          </table:table-cell>
          <table:table-cell office:value-type="string" table:style-name="ce1">
            <text:p>NOVO HORIZONTE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996" table:style-name="ce1">
            <text:p>42996</text:p>
          </table:table-cell>
          <table:table-cell office:value-type="string" table:style-name="ce1">
            <text:p>PRIMAVERA DO L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3005" table:style-name="ce1">
            <text:p>43005</text:p>
          </table:table-cell>
          <table:table-cell office:value-type="string" table:style-name="ce1">
            <text:p>FIGUEIROPOLIS D´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3043" table:style-name="ce1">
            <text:p>43043</text:p>
          </table:table-cell>
          <table:table-cell office:value-type="string" table:style-name="ce1">
            <text:p>BRAS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3115" table:style-name="ce1">
            <text:p>43115</text:p>
          </table:table-cell>
          <table:table-cell office:value-type="string" table:style-name="ce1">
            <text:p>JANGAD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4341" table:style-name="ce1">
            <text:p>44341</text:p>
          </table:table-cell>
          <table:table-cell office:value-type="string" table:style-name="ce1">
            <text:p>CASTANHEI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358" table:style-name="ce1">
            <text:p>44358</text:p>
          </table:table-cell>
          <table:table-cell office:value-type="string" table:style-name="ce1">
            <text:p>CAMPO VERD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4372" table:style-name="ce1">
            <text:p>44372</text:p>
          </table:table-cell>
          <table:table-cell office:value-type="string" table:style-name="ce1">
            <text:p>LUCAS DO RIO VERD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389" table:style-name="ce1">
            <text:p>44389</text:p>
          </table:table-cell>
          <table:table-cell office:value-type="string" table:style-name="ce1">
            <text:p>CAMPO NOVO DO PARECI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406" table:style-name="ce1">
            <text:p>44406</text:p>
          </table:table-cell>
          <table:table-cell office:value-type="string" table:style-name="ce1">
            <text:p>MATUP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413" table:style-name="ce1">
            <text:p>44413</text:p>
          </table:table-cell>
          <table:table-cell office:value-type="string" table:style-name="ce1">
            <text:p>TAPURAH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APIACA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451" table:style-name="ce1">
            <text:p>44451</text:p>
          </table:table-cell>
          <table:table-cell office:value-type="string" table:style-name="ce1">
            <text:p>RIBEIRAO CASCALHEI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4482" table:style-name="ce1">
            <text:p>44482</text:p>
          </table:table-cell>
          <table:table-cell office:value-type="string" table:style-name="ce1">
            <text:p>NOVA MUTUM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585" table:style-name="ce1">
            <text:p>44585</text:p>
          </table:table-cell>
          <table:table-cell office:value-type="string" table:style-name="ce1">
            <text:p>JURUE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602" table:style-name="ce1">
            <text:p>44602</text:p>
          </table:table-cell>
          <table:table-cell office:value-type="string" table:style-name="ce1">
            <text:p>CLAU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6071" table:style-name="ce1">
            <text:p>46071</text:p>
          </table:table-cell>
          <table:table-cell office:value-type="string" table:style-name="ce1">
            <text:p>SAO JOSE DO POV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9425" table:style-name="ce1">
            <text:p>49425</text:p>
          </table:table-cell>
          <table:table-cell office:value-type="string" table:style-name="ce1">
            <text:p>TABAPO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451" table:style-name="ce1">
            <text:p>51451</text:p>
          </table:table-cell>
          <table:table-cell office:value-type="string" table:style-name="ce1">
            <text:p>NOVA BANDEIRANTE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468" table:style-name="ce1">
            <text:p>51468</text:p>
          </table:table-cell>
          <table:table-cell office:value-type="string" table:style-name="ce1">
            <text:p>SAO JOSE DO XING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475" table:style-name="ce1">
            <text:p>51475</text:p>
          </table:table-cell>
          <table:table-cell office:value-type="string" table:style-name="ce1">
            <text:p>PLANALTO DA SER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1482" table:style-name="ce1">
            <text:p>51482</text:p>
          </table:table-cell>
          <table:table-cell office:value-type="string" table:style-name="ce1">
            <text:p>SAO PEDRO DA CIP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1499" table:style-name="ce1">
            <text:p>51499</text:p>
          </table:table-cell>
          <table:table-cell office:value-type="string" table:style-name="ce1">
            <text:p>PONTAL DO ARAGUA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1509" table:style-name="ce1">
            <text:p>51509</text:p>
          </table:table-cell>
          <table:table-cell office:value-type="string" table:style-name="ce1">
            <text:p>CONFRES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1516" table:style-name="ce1">
            <text:p>51516</text:p>
          </table:table-cell>
          <table:table-cell office:value-type="string" table:style-name="ce1">
            <text:p>SANTO AFONS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23" table:style-name="ce1">
            <text:p>51523</text:p>
          </table:table-cell>
          <table:table-cell office:value-type="string" table:style-name="ce1">
            <text:p>RIBEIRAOZINH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1530" table:style-name="ce1">
            <text:p>51530</text:p>
          </table:table-cell>
          <table:table-cell office:value-type="string" table:style-name="ce1">
            <text:p>GLORIA D´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1547" table:style-name="ce1">
            <text:p>51547</text:p>
          </table:table-cell>
          <table:table-cell office:value-type="string" table:style-name="ce1">
            <text:p>COTRIGUAC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54" table:style-name="ce1">
            <text:p>51554</text:p>
          </table:table-cell>
          <table:table-cell office:value-type="string" table:style-name="ce1">
            <text:p>NOVA MONTE VERD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61" table:style-name="ce1">
            <text:p>51561</text:p>
          </table:table-cell>
          <table:table-cell office:value-type="string" table:style-name="ce1">
            <text:p>ALTO BOA VIS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78" table:style-name="ce1">
            <text:p>51578</text:p>
          </table:table-cell>
          <table:table-cell office:value-type="string" table:style-name="ce1">
            <text:p>QUERENC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85" table:style-name="ce1">
            <text:p>51585</text:p>
          </table:table-cell>
          <table:table-cell office:value-type="string" table:style-name="ce1">
            <text:p>CANABRAV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92" table:style-name="ce1">
            <text:p>51592</text:p>
          </table:table-cell>
          <table:table-cell office:value-type="string" table:style-name="ce1">
            <text:p>SANTA CARMEM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602" table:style-name="ce1">
            <text:p>51602</text:p>
          </table:table-cell>
          <table:table-cell office:value-type="string" table:style-name="ce1">
            <text:p>NOVA MARING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619" table:style-name="ce1">
            <text:p>51619</text:p>
          </table:table-cell>
          <table:table-cell office:value-type="string" table:style-name="ce1">
            <text:p>NOVA GUARI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626" table:style-name="ce1">
            <text:p>51626</text:p>
          </table:table-cell>
          <table:table-cell office:value-type="string" table:style-name="ce1">
            <text:p>NOVA MARI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633" table:style-name="ce1">
            <text:p>51633</text:p>
          </table:table-cell>
          <table:table-cell office:value-type="string" table:style-name="ce1">
            <text:p>PORTO ESTREL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1640" table:style-name="ce1">
            <text:p>51640</text:p>
          </table:table-cell>
          <table:table-cell office:value-type="string" table:style-name="ce1">
            <text:p>LAMBARI D´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3947" table:style-name="ce1">
            <text:p>53947</text:p>
          </table:table-cell>
          <table:table-cell office:value-type="string" table:style-name="ce1">
            <text:p>CAMPOS DE JULI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647" table:style-name="ce1">
            <text:p>54647</text:p>
          </table:table-cell>
          <table:table-cell office:value-type="string" table:style-name="ce1">
            <text:p>CARLIND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654" table:style-name="ce1">
            <text:p>54654</text:p>
          </table:table-cell>
          <table:table-cell office:value-type="string" table:style-name="ce1">
            <text:p>FELIZ NATAL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661" table:style-name="ce1">
            <text:p>54661</text:p>
          </table:table-cell>
          <table:table-cell office:value-type="string" table:style-name="ce1">
            <text:p>GAUCH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4678" table:style-name="ce1">
            <text:p>54678</text:p>
          </table:table-cell>
          <table:table-cell office:value-type="string" table:style-name="ce1">
            <text:p>NOVA LACERD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4685" table:style-name="ce1">
            <text:p>54685</text:p>
          </table:table-cell>
          <table:table-cell office:value-type="string" table:style-name="ce1">
            <text:p>NOVA UBIRA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692" table:style-name="ce1">
            <text:p>54692</text:p>
          </table:table-cell>
          <table:table-cell office:value-type="string" table:style-name="ce1">
            <text:p>NOVO MUND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719" table:style-name="ce1">
            <text:p>54719</text:p>
          </table:table-cell>
          <table:table-cell office:value-type="string" table:style-name="ce1">
            <text:p>SAPEZAL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726" table:style-name="ce1">
            <text:p>54726</text:p>
          </table:table-cell>
          <table:table-cell office:value-type="string" table:style-name="ce1">
            <text:p>UNIAO DO SUL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007" table:style-name="ce1">
            <text:p>58007</text:p>
          </table:table-cell>
          <table:table-cell office:value-type="string" table:style-name="ce1">
            <text:p>SERRA NOVA DOURAD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8014" table:style-name="ce1">
            <text:p>58014</text:p>
          </table:table-cell>
          <table:table-cell office:value-type="string" table:style-name="ce1">
            <text:p>NOVO SANTO ANTONI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8021" table:style-name="ce1">
            <text:p>58021</text:p>
          </table:table-cell>
          <table:table-cell office:value-type="string" table:style-name="ce1">
            <text:p>BOM JESUS DO ARAGUA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8038" table:style-name="ce1">
            <text:p>58038</text:p>
          </table:table-cell>
          <table:table-cell office:value-type="string" table:style-name="ce1">
            <text:p>CURVE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8045" table:style-name="ce1">
            <text:p>58045</text:p>
          </table:table-cell>
          <table:table-cell office:value-type="string" table:style-name="ce1">
            <text:p>NOVA SANTA HELE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052" table:style-name="ce1">
            <text:p>58052</text:p>
          </table:table-cell>
          <table:table-cell office:value-type="string" table:style-name="ce1">
            <text:p>SANTO ANTONIO DO L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8069" table:style-name="ce1">
            <text:p>58069</text:p>
          </table:table-cell>
          <table:table-cell office:value-type="string" table:style-name="ce1">
            <text:p>RONDO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076" table:style-name="ce1">
            <text:p>58076</text:p>
          </table:table-cell>
          <table:table-cell office:value-type="string" table:style-name="ce1">
            <text:p>COLNIZ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083" table:style-name="ce1">
            <text:p>58083</text:p>
          </table:table-cell>
          <table:table-cell office:value-type="string" table:style-name="ce1">
            <text:p>VALE DE SAO DOMINGO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8090" table:style-name="ce1">
            <text:p>58090</text:p>
          </table:table-cell>
          <table:table-cell office:value-type="string" table:style-name="ce1">
            <text:p>SANTA CRUZ DO XING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100" table:style-name="ce1">
            <text:p>58100</text:p>
          </table:table-cell>
          <table:table-cell office:value-type="string" table:style-name="ce1">
            <text:p>CONQUISTA D´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8117" table:style-name="ce1">
            <text:p>58117</text:p>
          </table:table-cell>
          <table:table-cell office:value-type="string" table:style-name="ce1">
            <text:p>SANTA RITA DO TRIVELAT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124" table:style-name="ce1">
            <text:p>58124</text:p>
          </table:table-cell>
          <table:table-cell office:value-type="string" table:style-name="ce1">
            <text:p>NOVA NAZAR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8296" table:style-name="ce1">
            <text:p>58296</text:p>
          </table:table-cell>
          <table:table-cell office:value-type="string" table:style-name="ce1">
            <text:p>IPIRANG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306" table:style-name="ce1">
            <text:p>58306</text:p>
          </table:table-cell>
          <table:table-cell office:value-type="string" table:style-name="ce1">
            <text:p>ITANHANG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Result</text:p>
          </table:table-cell>
          <table:table-cell table:style-name="ce1"/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number-rows-repeated="1048432" table:style-name="ro1">
          <table:table-cell table:number-columns-repeated="16384"/>
        </table:table-row>
      </table:table>
      <table:table table:name="corn_2nd_crop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table:style-name="ce1"/>
          <table:table-cell office:value-type="string" table:style-name="ce1">
            <text:p>Da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lumn A</text:p>
          </table:table-cell>
          <table:table-cell office:value-type="string" table:style-name="ce1">
            <text:p>Min - min_start</text:p>
          </table:table-cell>
          <table:table-cell office:value-type="string" table:style-name="ce1">
            <text:p>Max - max_end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</text:p>
          </table:table-cell>
          <table:table-cell table:number-columns-repeated="3" table:style-name="ce1"/>
          <table:table-cell office:value-type="string" table:style-name="ce1">
            <text:p>Planting perio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corizal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3];[.I$4:.J$39];2)" table:style-name="ce2">
            <text:p>01/01/17</text:p>
          </table:table-cell>
          <table:table-cell office:value-type="date" office:date-value="2017-02-20T00:00:00" table:formula="of:=VLOOKUP([.C3];[.I$4:.K$39];3)" table:style-name="ce2">
            <text:p>02/20/17</text:p>
          </table:table-cell>
          <table:table-cell table:number-columns-repeated="3" table:style-name="ce1"/>
          <table:table-cell office:value-type="string" table:style-name="ce1">
            <text:p>dec</text:p>
          </table:table-cell>
          <table:table-cell office:value-type="string" table:style-name="ce1">
            <text:p>Start date</text:p>
          </table:table-cell>
          <table:table-cell office:value-type="string" table:style-name="ce1">
            <text:p>end dat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Água Bo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17-01-01T00:00:00" table:formula="of:=VLOOKUP([.B4];[.I$4:.J$39];2)" table:style-name="ce2">
            <text:p>01/01/17</text:p>
          </table:table-cell>
          <table:table-cell office:value-type="date" office:date-value="2017-01-31T00:00:00" table:formula="of:=VLOOKUP([.C4];[.I$4:.K$39];3)" table:style-name="ce2">
            <text:p>01/31/17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1-10T00:00:00" table:formula="of:=[.J4]+9" table:style-name="ce2">
            <text:p>01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a Florest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5];[.I$4:.J$39];2)" table:style-name="ce2">
            <text:p>01/01/17</text:p>
          </table:table-cell>
          <table:table-cell office:value-type="date" office:date-value="2017-03-20T00:00:00" table:formula="of:=VLOOKUP([.C5];[.I$4:.K$39];3)" table:style-name="ce2">
            <text:p>03/20/17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date" office:date-value="2017-01-11T00:00:00" table:style-name="ce2">
            <text:p>01/11/17</text:p>
          </table:table-cell>
          <table:table-cell office:value-type="date" office:date-value="2017-01-20T00:00:00" table:formula="of:=[.J5]+9" table:style-name="ce2">
            <text:p>01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o Aragua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6];[.I$4:.J$39];2)" table:style-name="ce2">
            <text:p>01/01/17</text:p>
          </table:table-cell>
          <table:table-cell office:value-type="date" office:date-value="2017-02-20T00:00:00" table:formula="of:=VLOOKUP([.C6];[.I$4:.K$39];3)" table:style-name="ce2">
            <text:p>02/20/17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date" office:date-value="2017-01-21T00:00:00" table:style-name="ce2">
            <text:p>01/21/17</text:p>
          </table:table-cell>
          <table:table-cell office:value-type="date" office:date-value="2017-01-31T00:00:00" table:style-name="ce2">
            <text:p>01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o Boa Vist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];[.I$4:.J$39];2)" table:style-name="ce2">
            <text:p>01/01/17</text:p>
          </table:table-cell>
          <table:table-cell office:value-type="date" office:date-value="2017-02-20T00:00:00" table:formula="of:=VLOOKUP([.C7];[.I$4:.K$39];3)" table:style-name="ce2">
            <text:p>02/20/17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date" office:date-value="2017-02-01T00:00:00" table:style-name="ce2">
            <text:p>02/01/17</text:p>
          </table:table-cell>
          <table:table-cell office:value-type="date" office:date-value="2017-02-10T00:00:00" table:formula="of:=[.J7]+9" table:style-name="ce2">
            <text:p>02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o Garça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8];[.I$4:.J$39];2)" table:style-name="ce2">
            <text:p>01/01/17</text:p>
          </table:table-cell>
          <table:table-cell office:value-type="date" office:date-value="2017-02-20T00:00:00" table:formula="of:=VLOOKUP([.C8];[.I$4:.K$39];3)" table:style-name="ce2">
            <text:p>02/20/17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date" office:date-value="2017-02-11T00:00:00" table:style-name="ce2">
            <text:p>02/11/17</text:p>
          </table:table-cell>
          <table:table-cell office:value-type="date" office:date-value="2017-02-20T00:00:00" table:formula="of:=[.J8]+9" table:style-name="ce2">
            <text:p>02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o Paragua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9];[.I$4:.J$39];2)" table:style-name="ce2">
            <text:p>01/01/17</text:p>
          </table:table-cell>
          <table:table-cell office:value-type="date" office:date-value="2017-02-20T00:00:00" table:formula="of:=VLOOKUP([.C9];[.I$4:.K$39];3)" table:style-name="ce2">
            <text:p>02/20/17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date" office:date-value="2017-02-21T00:00:00" table:style-name="ce2">
            <text:p>02/2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o Taquari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0];[.I$4:.J$39];2)" table:style-name="ce2">
            <text:p>01/01/17</text:p>
          </table:table-cell>
          <table:table-cell office:value-type="date" office:date-value="2017-02-28T00:00:00" table:formula="of:=VLOOKUP([.C10];[.I$4:.K$39];3)" table:style-name="ce2">
            <text:p>02/28/17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date" office:date-value="2017-03-01T00:00:00" table:style-name="ce2">
            <text:p>03/01/17</text:p>
          </table:table-cell>
          <table:table-cell office:value-type="date" office:date-value="2017-03-10T00:00:00" table:formula="of:=[.J10]+9" table:style-name="ce2">
            <text:p>03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piacás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11];[.I$4:.J$39];2)" table:style-name="ce2">
            <text:p>01/01/17</text:p>
          </table:table-cell>
          <table:table-cell office:value-type="date" office:date-value="2017-03-20T00:00:00" table:formula="of:=VLOOKUP([.C11];[.I$4:.K$39];3)" table:style-name="ce2">
            <text:p>03/20/17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date" office:date-value="2017-03-11T00:00:00" table:style-name="ce2">
            <text:p>03/11/17</text:p>
          </table:table-cell>
          <table:table-cell office:value-type="date" office:date-value="2017-03-20T00:00:00" table:formula="of:=[.J11]+9" table:style-name="ce2">
            <text:p>03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aguaian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];[.I$4:.J$39];2)" table:style-name="ce2">
            <text:p>01/01/17</text:p>
          </table:table-cell>
          <table:table-cell office:value-type="date" office:date-value="2017-02-10T00:00:00" table:formula="of:=VLOOKUP([.C12];[.I$4:.K$39];3)" table:style-name="ce2">
            <text:p>02/10/17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date" office:date-value="2017-03-21T00:00:00" table:style-name="ce2">
            <text:p>03/21/17</text:p>
          </table:table-cell>
          <table:table-cell office:value-type="date" office:date-value="2017-03-31T00:00:00" table:style-name="ce2">
            <text:p>03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aguainh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3];[.I$4:.J$39];2)" table:style-name="ce2">
            <text:p>01/01/17</text:p>
          </table:table-cell>
          <table:table-cell office:value-type="date" office:date-value="2017-02-10T00:00:00" table:formula="of:=VLOOKUP([.C13];[.I$4:.K$39];3)" table:style-name="ce2">
            <text:p>02/10/17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date" office:date-value="2017-04-01T00:00:00" table:style-name="ce2">
            <text:p>04/01/17</text:p>
          </table:table-cell>
          <table:table-cell office:value-type="date" office:date-value="2017-04-10T00:00:00" table:formula="of:=[.J13]+9" table:style-name="ce2">
            <text:p>04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aputang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4];[.I$4:.J$39];2)" table:style-name="ce2">
            <text:p>01/01/17</text:p>
          </table:table-cell>
          <table:table-cell office:value-type="date" office:date-value="2017-02-10T00:00:00" table:formula="of:=VLOOKUP([.C14];[.I$4:.K$39];3)" table:style-name="ce2">
            <text:p>02/10/17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date" office:date-value="2017-04-11T00:00:00" table:style-name="ce2">
            <text:p>04/11/17</text:p>
          </table:table-cell>
          <table:table-cell office:value-type="date" office:date-value="2017-04-20T00:00:00" table:formula="of:=[.J14]+9" table:style-name="ce2">
            <text:p>04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enápoli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5];[.I$4:.J$39];2)" table:style-name="ce2">
            <text:p>01/01/17</text:p>
          </table:table-cell>
          <table:table-cell office:value-type="date" office:date-value="2017-02-20T00:00:00" table:formula="of:=VLOOKUP([.C15];[.I$4:.K$39];3)" table:style-name="ce2">
            <text:p>02/20/17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date" office:date-value="2017-04-21T00:00:00" table:style-name="ce2">
            <text:p>04/21/17</text:p>
          </table:table-cell>
          <table:table-cell office:value-type="date" office:date-value="2017-04-30T00:00:00" table:formula="of:=[.J15]+9" table:style-name="ce2">
            <text:p>04/3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ipuanã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6];[.I$4:.J$39];2)" table:style-name="ce2">
            <text:p>01/01/17</text:p>
          </table:table-cell>
          <table:table-cell office:value-type="date" office:date-value="2017-02-28T00:00:00" table:formula="of:=VLOOKUP([.C16];[.I$4:.K$39];3)" table:style-name="ce2">
            <text:p>02/28/17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date" office:date-value="2017-05-01T00:00:00" table:style-name="ce2">
            <text:p>05/01/17</text:p>
          </table:table-cell>
          <table:table-cell office:value-type="date" office:date-value="2017-05-10T00:00:00" table:formula="of:=[.J16]+9" table:style-name="ce2">
            <text:p>05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rão de Melgaç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7];[.I$4:.J$39];2)" table:style-name="ce2">
            <text:p>01/01/17</text:p>
          </table:table-cell>
          <table:table-cell office:value-type="date" office:date-value="2017-02-10T00:00:00" table:formula="of:=VLOOKUP([.C17];[.I$4:.K$39];3)" table:style-name="ce2">
            <text:p>02/10/17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date" office:date-value="2017-05-11T00:00:00" table:style-name="ce2">
            <text:p>05/11/17</text:p>
          </table:table-cell>
          <table:table-cell office:value-type="date" office:date-value="2017-05-20T00:00:00" table:formula="of:=[.J17]+9" table:style-name="ce2">
            <text:p>05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rra do Bugre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8];[.I$4:.J$39];2)" table:style-name="ce2">
            <text:p>01/01/17</text:p>
          </table:table-cell>
          <table:table-cell office:value-type="date" office:date-value="2017-02-10T00:00:00" table:formula="of:=VLOOKUP([.C18];[.I$4:.K$39];3)" table:style-name="ce2">
            <text:p>02/10/17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date" office:date-value="2017-05-21T00:00:00" table:style-name="ce2">
            <text:p>05/21/17</text:p>
          </table:table-cell>
          <table:table-cell office:value-type="date" office:date-value="2017-05-31T00:00:00" table:style-name="ce2">
            <text:p>05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rra do Garça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9];[.I$4:.J$39];2)" table:style-name="ce2">
            <text:p>01/01/17</text:p>
          </table:table-cell>
          <table:table-cell office:value-type="date" office:date-value="2017-02-10T00:00:00" table:formula="of:=VLOOKUP([.C19];[.I$4:.K$39];3)" table:style-name="ce2">
            <text:p>02/10/17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date" office:date-value="2017-06-01T00:00:00" table:style-name="ce2">
            <text:p>06/01/17</text:p>
          </table:table-cell>
          <table:table-cell office:value-type="date" office:date-value="2017-06-10T00:00:00" table:formula="of:=[.J19]+9" table:style-name="ce2">
            <text:p>06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om Jesus do Aragua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20];[.I$4:.J$39];2)" table:style-name="ce2">
            <text:p>01/01/17</text:p>
          </table:table-cell>
          <table:table-cell office:value-type="date" office:date-value="2017-02-10T00:00:00" table:formula="of:=VLOOKUP([.C20];[.I$4:.K$39];3)" table:style-name="ce2">
            <text:p>02/10/17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date" office:date-value="2017-06-11T00:00:00" table:style-name="ce2">
            <text:p>06/11/17</text:p>
          </table:table-cell>
          <table:table-cell office:value-type="date" office:date-value="2017-06-20T00:00:00" table:formula="of:=[.J20]+9" table:style-name="ce2">
            <text:p>06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asnor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21];[.I$4:.J$39];2)" table:style-name="ce2">
            <text:p>01/01/17</text:p>
          </table:table-cell>
          <table:table-cell office:value-type="date" office:date-value="2017-02-10T00:00:00" table:formula="of:=VLOOKUP([.C21];[.I$4:.K$39];3)" table:style-name="ce2">
            <text:p>02/10/17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date" office:date-value="2017-06-21T00:00:00" table:style-name="ce2">
            <text:p>06/21/17</text:p>
          </table:table-cell>
          <table:table-cell office:value-type="date" office:date-value="2017-06-30T00:00:00" table:formula="of:=[.J21]+9" table:style-name="ce2">
            <text:p>06/3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ácere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22];[.I$4:.J$39];2)" table:style-name="ce2">
            <text:p>01/01/17</text:p>
          </table:table-cell>
          <table:table-cell office:value-type="date" office:date-value="2017-02-10T00:00:00" table:formula="of:=VLOOKUP([.C22];[.I$4:.K$39];3)" table:style-name="ce2">
            <text:p>02/10/17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date" office:date-value="2017-07-01T00:00:00" table:style-name="ce2">
            <text:p>07/01/17</text:p>
          </table:table-cell>
          <table:table-cell office:value-type="date" office:date-value="2017-07-10T00:00:00" table:formula="of:=[.J22]+9" table:style-name="ce2">
            <text:p>07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pinápoli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23];[.I$4:.J$39];2)" table:style-name="ce2">
            <text:p>01/01/17</text:p>
          </table:table-cell>
          <table:table-cell office:value-type="date" office:date-value="2017-02-10T00:00:00" table:formula="of:=VLOOKUP([.C23];[.I$4:.K$39];3)" table:style-name="ce2">
            <text:p>02/10/17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date" office:date-value="2017-07-11T00:00:00" table:style-name="ce2">
            <text:p>07/11/17</text:p>
          </table:table-cell>
          <table:table-cell office:value-type="date" office:date-value="2017-07-20T00:00:00" table:formula="of:=[.J23]+9" table:style-name="ce2">
            <text:p>07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po Novo do Pareci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24];[.I$4:.J$39];2)" table:style-name="ce2">
            <text:p>01/01/17</text:p>
          </table:table-cell>
          <table:table-cell office:value-type="date" office:date-value="2017-02-10T00:00:00" table:formula="of:=VLOOKUP([.C24];[.I$4:.K$39];3)" table:style-name="ce2">
            <text:p>02/10/17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date" office:date-value="2017-07-21T00:00:00" table:style-name="ce2">
            <text:p>07/21/17</text:p>
          </table:table-cell>
          <table:table-cell office:value-type="date" office:date-value="2017-07-31T00:00:00" table:style-name="ce2">
            <text:p>07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po Verd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25];[.I$4:.J$39];2)" table:style-name="ce2">
            <text:p>01/01/17</text:p>
          </table:table-cell>
          <table:table-cell office:value-type="date" office:date-value="2017-02-20T00:00:00" table:formula="of:=VLOOKUP([.C25];[.I$4:.K$39];3)" table:style-name="ce2">
            <text:p>02/20/17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date" office:date-value="2017-08-01T00:00:00" table:style-name="ce2">
            <text:p>08/01/17</text:p>
          </table:table-cell>
          <table:table-cell office:value-type="date" office:date-value="2017-08-10T00:00:00" table:formula="of:=[.J25]+9" table:style-name="ce2">
            <text:p>08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pos de Júlio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26];[.I$4:.J$39];2)" table:style-name="ce2">
            <text:p>01/01/17</text:p>
          </table:table-cell>
          <table:table-cell office:value-type="date" office:date-value="2017-02-28T00:00:00" table:formula="of:=VLOOKUP([.C26];[.I$4:.K$39];3)" table:style-name="ce2">
            <text:p>02/28/17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date" office:date-value="2017-08-11T00:00:00" table:style-name="ce2">
            <text:p>08/11/17</text:p>
          </table:table-cell>
          <table:table-cell office:value-type="date" office:date-value="2017-08-20T00:00:00" table:formula="of:=[.J26]+9" table:style-name="ce2">
            <text:p>08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nabrava do Nor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27];[.I$4:.J$39];2)" table:style-name="ce2">
            <text:p>01/01/17</text:p>
          </table:table-cell>
          <table:table-cell office:value-type="date" office:date-value="2017-02-20T00:00:00" table:formula="of:=VLOOKUP([.C27];[.I$4:.K$39];3)" table:style-name="ce2">
            <text:p>02/20/17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date" office:date-value="2017-08-21T00:00:00" table:style-name="ce2">
            <text:p>08/21/17</text:p>
          </table:table-cell>
          <table:table-cell office:value-type="date" office:date-value="2017-08-31T00:00:00" table:style-name="ce2">
            <text:p>08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naran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17-01-01T00:00:00" table:formula="of:=VLOOKUP([.B28];[.I$4:.J$39];2)" table:style-name="ce2">
            <text:p>01/01/17</text:p>
          </table:table-cell>
          <table:table-cell office:value-type="date" office:date-value="2017-01-31T00:00:00" table:formula="of:=VLOOKUP([.C28];[.I$4:.K$39];3)" table:style-name="ce2">
            <text:p>01/31/17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09-10T00:00:00" table:formula="of:=[.J28]+9" table:style-name="ce2">
            <text:p>09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lind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29];[.I$4:.J$39];2)" table:style-name="ce2">
            <text:p>01/01/17</text:p>
          </table:table-cell>
          <table:table-cell office:value-type="date" office:date-value="2017-03-10T00:00:00" table:formula="of:=VLOOKUP([.C29];[.I$4:.K$39];3)" table:style-name="ce2">
            <text:p>03/10/17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09-20T00:00:00" table:formula="of:=[.J29]+9" table:style-name="ce2">
            <text:p>09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stanheir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30];[.I$4:.J$39];2)" table:style-name="ce2">
            <text:p>01/01/17</text:p>
          </table:table-cell>
          <table:table-cell office:value-type="date" office:date-value="2017-02-28T00:00:00" table:formula="of:=VLOOKUP([.C30];[.I$4:.K$39];3)" table:style-name="ce2">
            <text:p>02/28/17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09-30T00:00:00" table:formula="of:=[.J30]+9" table:style-name="ce2">
            <text:p>09/3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pada dos Guimarãe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31];[.I$4:.J$39];2)" table:style-name="ce2">
            <text:p>01/01/17</text:p>
          </table:table-cell>
          <table:table-cell office:value-type="date" office:date-value="2017-02-20T00:00:00" table:formula="of:=VLOOKUP([.C31];[.I$4:.K$39];3)" table:style-name="ce2">
            <text:p>02/20/17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0-10T00:00:00" table:formula="of:=[.J31]+9" table:style-name="ce2">
            <text:p>10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áudi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32];[.I$4:.J$39];2)" table:style-name="ce2">
            <text:p>01/01/17</text:p>
          </table:table-cell>
          <table:table-cell office:value-type="date" office:date-value="2017-02-28T00:00:00" table:formula="of:=VLOOKUP([.C32];[.I$4:.K$39];3)" table:style-name="ce2">
            <text:p>02/28/17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0-20T00:00:00" table:formula="of:=[.J32]+9" table:style-name="ce2">
            <text:p>10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calinh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33];[.I$4:.J$39];2)" table:style-name="ce2">
            <text:p>01/01/17</text:p>
          </table:table-cell>
          <table:table-cell office:value-type="date" office:date-value="2017-02-10T00:00:00" table:formula="of:=VLOOKUP([.C33];[.I$4:.K$39];3)" table:style-name="ce2">
            <text:p>02/10/17</text:p>
          </table:table-cell>
          <table:table-cell table:number-columns-repeated="3" table:style-name="ce1"/>
          <table:table-cell office:value-type="float" office:value="30" table:style-name="ce1">
            <text:p>30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0-31T00:00:00" table:formula="of:=[.J33]+10" table:style-name="ce2">
            <text:p>10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líder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34];[.I$4:.J$39];2)" table:style-name="ce2">
            <text:p>01/01/17</text:p>
          </table:table-cell>
          <table:table-cell office:value-type="date" office:date-value="2017-03-10T00:00:00" table:formula="of:=VLOOKUP([.C34];[.I$4:.K$39];3)" table:style-name="ce2">
            <text:p>03/10/17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office:value-type="date" office:date-value="2017-11-01T00:00:00" table:style-name="ce2">
            <text:p>11/01/17</text:p>
          </table:table-cell>
          <table:table-cell office:value-type="date" office:date-value="2017-11-10T00:00:00" table:formula="of:=[.J34]+9" table:style-name="ce2">
            <text:p>11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lniz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35];[.I$4:.J$39];2)" table:style-name="ce2">
            <text:p>01/01/17</text:p>
          </table:table-cell>
          <table:table-cell office:value-type="date" office:date-value="2017-03-20T00:00:00" table:formula="of:=VLOOKUP([.C35];[.I$4:.K$39];3)" table:style-name="ce2">
            <text:p>03/20/17</text:p>
          </table:table-cell>
          <table:table-cell table:number-columns-repeated="3" table:style-name="ce1"/>
          <table:table-cell office:value-type="float" office:value="32" table:style-name="ce1">
            <text:p>32</text:p>
          </table:table-cell>
          <table:table-cell office:value-type="date" office:date-value="2017-11-11T00:00:00" table:style-name="ce2">
            <text:p>11/11/17</text:p>
          </table:table-cell>
          <table:table-cell office:value-type="date" office:date-value="2017-11-20T00:00:00" table:formula="of:=[.J35]+9" table:style-name="ce2">
            <text:p>11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modoro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36];[.I$4:.J$39];2)" table:style-name="ce2">
            <text:p>01/01/17</text:p>
          </table:table-cell>
          <table:table-cell office:value-type="date" office:date-value="2017-02-28T00:00:00" table:formula="of:=VLOOKUP([.C36];[.I$4:.K$39];3)" table:style-name="ce2">
            <text:p>02/28/17</text:p>
          </table:table-cell>
          <table:table-cell table:number-columns-repeated="3" table:style-name="ce1"/>
          <table:table-cell office:value-type="float" office:value="33" table:style-name="ce1">
            <text:p>33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7-11-30T00:00:00" table:formula="of:=[.J36]+9" table:style-name="ce2">
            <text:p>11/3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nfres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37];[.I$4:.J$39];2)" table:style-name="ce2">
            <text:p>01/01/17</text:p>
          </table:table-cell>
          <table:table-cell office:value-type="date" office:date-value="2017-02-28T00:00:00" table:formula="of:=VLOOKUP([.C37];[.I$4:.K$39];3)" table:style-name="ce2">
            <text:p>02/28/17</text:p>
          </table:table-cell>
          <table:table-cell table:number-columns-repeated="3" table:style-name="ce1"/>
          <table:table-cell office:value-type="float" office:value="34" table:style-name="ce1">
            <text:p>34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7-12-10T00:00:00" table:formula="of:=[.J37]+9" table:style-name="ce2">
            <text:p>12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nquista d'Oes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38];[.I$4:.J$39];2)" table:style-name="ce2">
            <text:p>01/01/17</text:p>
          </table:table-cell>
          <table:table-cell office:value-type="date" office:date-value="2017-02-20T00:00:00" table:formula="of:=VLOOKUP([.C38];[.I$4:.K$39];3)" table:style-name="ce2">
            <text:p>02/20/17</text:p>
          </table:table-cell>
          <table:table-cell table:number-columns-repeated="3" table:style-name="ce1"/>
          <table:table-cell office:value-type="float" office:value="35" table:style-name="ce1">
            <text:p>35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7-12-20T00:00:00" table:formula="of:=[.J38]+9" table:style-name="ce2">
            <text:p>12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triguaçu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39];[.I$4:.J$39];2)" table:style-name="ce2">
            <text:p>01/01/17</text:p>
          </table:table-cell>
          <table:table-cell office:value-type="date" office:date-value="2017-03-10T00:00:00" table:formula="of:=VLOOKUP([.C39];[.I$4:.K$39];3)" table:style-name="ce2">
            <text:p>03/10/17</text:p>
          </table:table-cell>
          <table:table-cell table:number-columns-repeated="3" table:style-name="ce1"/>
          <table:table-cell office:value-type="float" office:value="36" table:style-name="ce1">
            <text:p>36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7-12-31T00:00:00" table:formula="of:=[.J39]+10" table:style-name="ce2">
            <text:p>12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uiabá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0];[.I$4:.J$39];2)" table:style-name="ce2">
            <text:p>01/01/17</text:p>
          </table:table-cell>
          <table:table-cell office:value-type="date" office:date-value="2017-02-20T00:00:00" table:formula="of:=VLOOKUP([.C40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urvelând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41];[.I$4:.J$39];2)" table:style-name="ce2">
            <text:p>01/01/17</text:p>
          </table:table-cell>
          <table:table-cell office:value-type="date" office:date-value="2017-02-10T00:00:00" table:formula="of:=VLOOKUP([.C41];[.I$4:.K$39];3)" table:style-name="ce2">
            <text:p>02/1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nis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2];[.I$4:.J$39];2)" table:style-name="ce2">
            <text:p>01/01/17</text:p>
          </table:table-cell>
          <table:table-cell office:value-type="date" office:date-value="2017-02-20T00:00:00" table:formula="of:=VLOOKUP([.C42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iamanti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3];[.I$4:.J$39];2)" table:style-name="ce2">
            <text:p>01/01/17</text:p>
          </table:table-cell>
          <table:table-cell office:value-type="date" office:date-value="2017-02-20T00:00:00" table:formula="of:=VLOOKUP([.C43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m Aqui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4];[.I$4:.J$39];2)" table:style-name="ce2">
            <text:p>01/01/17</text:p>
          </table:table-cell>
          <table:table-cell office:value-type="date" office:date-value="2017-02-20T00:00:00" table:formula="of:=VLOOKUP([.C44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eliz Natal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5];[.I$4:.J$39];2)" table:style-name="ce2">
            <text:p>01/01/17</text:p>
          </table:table-cell>
          <table:table-cell office:value-type="date" office:date-value="2017-02-20T00:00:00" table:formula="of:=VLOOKUP([.C45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gueirópolis d'Oes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6];[.I$4:.J$39];2)" table:style-name="ce2">
            <text:p>01/01/17</text:p>
          </table:table-cell>
          <table:table-cell office:value-type="date" office:date-value="2017-02-20T00:00:00" table:formula="of:=VLOOKUP([.C46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aúcha do Nor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47];[.I$4:.J$39];2)" table:style-name="ce2">
            <text:p>01/01/17</text:p>
          </table:table-cell>
          <table:table-cell office:value-type="date" office:date-value="2017-02-10T00:00:00" table:formula="of:=VLOOKUP([.C47];[.I$4:.K$39];3)" table:style-name="ce2">
            <text:p>02/1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neral Carneir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48];[.I$4:.J$39];2)" table:style-name="ce2">
            <text:p>01/01/17</text:p>
          </table:table-cell>
          <table:table-cell office:value-type="date" office:date-value="2017-02-10T00:00:00" table:formula="of:=VLOOKUP([.C48];[.I$4:.K$39];3)" table:style-name="ce2">
            <text:p>02/1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lória d'Oes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49];[.I$4:.J$39];2)" table:style-name="ce2">
            <text:p>01/01/17</text:p>
          </table:table-cell>
          <table:table-cell office:value-type="date" office:date-value="2017-02-10T00:00:00" table:formula="of:=VLOOKUP([.C49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arantã do Norte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50];[.I$4:.J$39];2)" table:style-name="ce2">
            <text:p>01/01/17</text:p>
          </table:table-cell>
          <table:table-cell office:value-type="date" office:date-value="2017-03-10T00:00:00" table:formula="of:=VLOOKUP([.C50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irating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51];[.I$4:.J$39];2)" table:style-name="ce2">
            <text:p>01/01/17</text:p>
          </table:table-cell>
          <table:table-cell office:value-type="date" office:date-value="2017-02-10T00:00:00" table:formula="of:=VLOOKUP([.C51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iavaí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2];[.I$4:.J$39];2)" table:style-name="ce2">
            <text:p>01/01/17</text:p>
          </table:table-cell>
          <table:table-cell office:value-type="date" office:date-value="2017-02-20T00:00:00" table:formula="of:=VLOOKUP([.C5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piranga do Nor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3];[.I$4:.J$39];2)" table:style-name="ce2">
            <text:p>01/01/17</text:p>
          </table:table-cell>
          <table:table-cell office:value-type="date" office:date-value="2017-02-20T00:00:00" table:formula="of:=VLOOKUP([.C5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anhangá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4];[.I$4:.J$39];2)" table:style-name="ce2">
            <text:p>01/01/17</text:p>
          </table:table-cell>
          <table:table-cell office:value-type="date" office:date-value="2017-02-20T00:00:00" table:formula="of:=VLOOKUP([.C54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aúb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55];[.I$4:.J$39];2)" table:style-name="ce2">
            <text:p>01/01/17</text:p>
          </table:table-cell>
          <table:table-cell office:value-type="date" office:date-value="2017-02-28T00:00:00" table:formula="of:=VLOOKUP([.C55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iqui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6];[.I$4:.J$39];2)" table:style-name="ce2">
            <text:p>01/01/17</text:p>
          </table:table-cell>
          <table:table-cell office:value-type="date" office:date-value="2017-02-20T00:00:00" table:formula="of:=VLOOKUP([.C56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cia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7];[.I$4:.J$39];2)" table:style-name="ce2">
            <text:p>01/01/17</text:p>
          </table:table-cell>
          <table:table-cell office:value-type="date" office:date-value="2017-02-20T00:00:00" table:formula="of:=VLOOKUP([.C57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ngad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8];[.I$4:.J$39];2)" table:style-name="ce2">
            <text:p>01/01/17</text:p>
          </table:table-cell>
          <table:table-cell office:value-type="date" office:date-value="2017-02-20T00:00:00" table:formula="of:=VLOOKUP([.C58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uru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9];[.I$4:.J$39];2)" table:style-name="ce2">
            <text:p>01/01/17</text:p>
          </table:table-cell>
          <table:table-cell office:value-type="date" office:date-value="2017-02-20T00:00:00" table:formula="of:=VLOOKUP([.C59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ar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60];[.I$4:.J$39];2)" table:style-name="ce2">
            <text:p>01/01/17</text:p>
          </table:table-cell>
          <table:table-cell office:value-type="date" office:date-value="2017-02-28T00:00:00" table:formula="of:=VLOOKUP([.C60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ín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61];[.I$4:.J$39];2)" table:style-name="ce2">
            <text:p>01/01/17</text:p>
          </table:table-cell>
          <table:table-cell office:value-type="date" office:date-value="2017-02-20T00:00:00" table:formula="of:=VLOOKUP([.C61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ruen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62];[.I$4:.J$39];2)" table:style-name="ce2">
            <text:p>01/01/17</text:p>
          </table:table-cell>
          <table:table-cell office:value-type="date" office:date-value="2017-02-28T00:00:00" table:formula="of:=VLOOKUP([.C62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scimei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63];[.I$4:.J$39];2)" table:style-name="ce2">
            <text:p>01/01/17</text:p>
          </table:table-cell>
          <table:table-cell office:value-type="date" office:date-value="2017-02-20T00:00:00" table:formula="of:=VLOOKUP([.C6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mbari d'Oes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64];[.I$4:.J$39];2)" table:style-name="ce2">
            <text:p>01/01/17</text:p>
          </table:table-cell>
          <table:table-cell office:value-type="date" office:date-value="2017-02-10T00:00:00" table:formula="of:=VLOOKUP([.C64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as do Rio Verd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65];[.I$4:.J$39];2)" table:style-name="ce2">
            <text:p>01/01/17</text:p>
          </table:table-cell>
          <table:table-cell office:value-type="date" office:date-value="2017-02-10T00:00:00" table:formula="of:=VLOOKUP([.C65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iar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66];[.I$4:.J$39];2)" table:style-name="ce2">
            <text:p>01/01/17</text:p>
          </table:table-cell>
          <table:table-cell office:value-type="date" office:date-value="2017-02-28T00:00:00" table:formula="of:=VLOOKUP([.C66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elândi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67];[.I$4:.J$39];2)" table:style-name="ce2">
            <text:p>01/01/17</text:p>
          </table:table-cell>
          <table:table-cell office:value-type="date" office:date-value="2017-02-28T00:00:00" table:formula="of:=VLOOKUP([.C67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upá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68];[.I$4:.J$39];2)" table:style-name="ce2">
            <text:p>01/01/17</text:p>
          </table:table-cell>
          <table:table-cell office:value-type="date" office:date-value="2017-03-10T00:00:00" table:formula="of:=VLOOKUP([.C68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rassol d'Oes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69];[.I$4:.J$39];2)" table:style-name="ce2">
            <text:p>01/01/17</text:p>
          </table:table-cell>
          <table:table-cell office:value-type="date" office:date-value="2017-02-10T00:00:00" table:formula="of:=VLOOKUP([.C69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bre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0];[.I$4:.J$39];2)" table:style-name="ce2">
            <text:p>01/01/17</text:p>
          </table:table-cell>
          <table:table-cell office:value-type="date" office:date-value="2017-02-20T00:00:00" table:formula="of:=VLOOKUP([.C70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rtelând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1];[.I$4:.J$39];2)" table:style-name="ce2">
            <text:p>01/01/17</text:p>
          </table:table-cell>
          <table:table-cell office:value-type="date" office:date-value="2017-02-20T00:00:00" table:formula="of:=VLOOKUP([.C71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ssa Senhora do Livrament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72];[.I$4:.J$39];2)" table:style-name="ce2">
            <text:p>01/01/17</text:p>
          </table:table-cell>
          <table:table-cell office:value-type="date" office:date-value="2017-02-10T00:00:00" table:formula="of:=VLOOKUP([.C72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Bandeirantes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73];[.I$4:.J$39];2)" table:style-name="ce2">
            <text:p>01/01/17</text:p>
          </table:table-cell>
          <table:table-cell office:value-type="date" office:date-value="2017-03-10T00:00:00" table:formula="of:=VLOOKUP([.C73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Brasilând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4];[.I$4:.J$39];2)" table:style-name="ce2">
            <text:p>01/01/17</text:p>
          </table:table-cell>
          <table:table-cell office:value-type="date" office:date-value="2017-02-20T00:00:00" table:formula="of:=VLOOKUP([.C74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Canaã do Norte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75];[.I$4:.J$39];2)" table:style-name="ce2">
            <text:p>01/01/17</text:p>
          </table:table-cell>
          <table:table-cell office:value-type="date" office:date-value="2017-03-10T00:00:00" table:formula="of:=VLOOKUP([.C75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Guarit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76];[.I$4:.J$39];2)" table:style-name="ce2">
            <text:p>01/01/17</text:p>
          </table:table-cell>
          <table:table-cell office:value-type="date" office:date-value="2017-03-10T00:00:00" table:formula="of:=VLOOKUP([.C76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Lacerd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7];[.I$4:.J$39];2)" table:style-name="ce2">
            <text:p>01/01/17</text:p>
          </table:table-cell>
          <table:table-cell office:value-type="date" office:date-value="2017-02-20T00:00:00" table:formula="of:=VLOOKUP([.C77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Marilând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8];[.I$4:.J$39];2)" table:style-name="ce2">
            <text:p>01/01/17</text:p>
          </table:table-cell>
          <table:table-cell office:value-type="date" office:date-value="2017-02-20T00:00:00" table:formula="of:=VLOOKUP([.C78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Maringá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79];[.I$4:.J$39];2)" table:style-name="ce2">
            <text:p>01/01/17</text:p>
          </table:table-cell>
          <table:table-cell office:value-type="date" office:date-value="2017-02-10T00:00:00" table:formula="of:=VLOOKUP([.C79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Monte Verde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80];[.I$4:.J$39];2)" table:style-name="ce2">
            <text:p>01/01/17</text:p>
          </table:table-cell>
          <table:table-cell office:value-type="date" office:date-value="2017-03-10T00:00:00" table:formula="of:=VLOOKUP([.C80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Mutum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81];[.I$4:.J$39];2)" table:style-name="ce2">
            <text:p>01/01/17</text:p>
          </table:table-cell>
          <table:table-cell office:value-type="date" office:date-value="2017-02-20T00:00:00" table:formula="of:=VLOOKUP([.C81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Nazaré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17-01-01T00:00:00" table:formula="of:=VLOOKUP([.B82];[.I$4:.J$39];2)" table:style-name="ce2">
            <text:p>01/01/17</text:p>
          </table:table-cell>
          <table:table-cell office:value-type="date" office:date-value="2017-01-31T00:00:00" table:formula="of:=VLOOKUP([.C82];[.I$4:.K$39];3)" table:style-name="ce2">
            <text:p>01/31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Olímp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83];[.I$4:.J$39];2)" table:style-name="ce2">
            <text:p>01/01/17</text:p>
          </table:table-cell>
          <table:table-cell office:value-type="date" office:date-value="2017-02-10T00:00:00" table:formula="of:=VLOOKUP([.C83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Santa Helen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84];[.I$4:.J$39];2)" table:style-name="ce2">
            <text:p>01/01/17</text:p>
          </table:table-cell>
          <table:table-cell office:value-type="date" office:date-value="2017-02-28T00:00:00" table:formula="of:=VLOOKUP([.C84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Ubiratã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85];[.I$4:.J$39];2)" table:style-name="ce2">
            <text:p>01/01/17</text:p>
          </table:table-cell>
          <table:table-cell office:value-type="date" office:date-value="2017-02-20T00:00:00" table:formula="of:=VLOOKUP([.C85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Xavantin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17-01-01T00:00:00" table:formula="of:=VLOOKUP([.B86];[.I$4:.J$39];2)" table:style-name="ce2">
            <text:p>01/01/17</text:p>
          </table:table-cell>
          <table:table-cell office:value-type="date" office:date-value="2017-01-31T00:00:00" table:formula="of:=VLOOKUP([.C86];[.I$4:.K$39];3)" table:style-name="ce2">
            <text:p>01/31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o Horizonte do Nor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87];[.I$4:.J$39];2)" table:style-name="ce2">
            <text:p>01/01/17</text:p>
          </table:table-cell>
          <table:table-cell office:value-type="date" office:date-value="2017-02-20T00:00:00" table:formula="of:=VLOOKUP([.C87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o Mund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88];[.I$4:.J$39];2)" table:style-name="ce2">
            <text:p>01/01/17</text:p>
          </table:table-cell>
          <table:table-cell office:value-type="date" office:date-value="2017-03-20T00:00:00" table:formula="of:=VLOOKUP([.C88];[.I$4:.K$39];3)" table:style-name="ce2">
            <text:p>03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o Santo Antôni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89];[.I$4:.J$39];2)" table:style-name="ce2">
            <text:p>01/01/17</text:p>
          </table:table-cell>
          <table:table-cell office:value-type="date" office:date-value="2017-02-20T00:00:00" table:formula="of:=VLOOKUP([.C89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o São Joaquim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90];[.I$4:.J$39];2)" table:style-name="ce2">
            <text:p>01/01/17</text:p>
          </table:table-cell>
          <table:table-cell office:value-type="date" office:date-value="2017-02-10T00:00:00" table:formula="of:=VLOOKUP([.C90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ranaít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91];[.I$4:.J$39];2)" table:style-name="ce2">
            <text:p>01/01/17</text:p>
          </table:table-cell>
          <table:table-cell office:value-type="date" office:date-value="2017-03-20T00:00:00" table:formula="of:=VLOOKUP([.C91];[.I$4:.K$39];3)" table:style-name="ce2">
            <text:p>03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ranating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92];[.I$4:.J$39];2)" table:style-name="ce2">
            <text:p>01/01/17</text:p>
          </table:table-cell>
          <table:table-cell office:value-type="date" office:date-value="2017-02-20T00:00:00" table:formula="of:=VLOOKUP([.C9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dra Pret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93];[.I$4:.J$39];2)" table:style-name="ce2">
            <text:p>01/01/17</text:p>
          </table:table-cell>
          <table:table-cell office:value-type="date" office:date-value="2017-02-20T00:00:00" table:formula="of:=VLOOKUP([.C9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ixoto De Azevedo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94];[.I$4:.J$39];2)" table:style-name="ce2">
            <text:p>01/01/17</text:p>
          </table:table-cell>
          <table:table-cell office:value-type="date" office:date-value="2017-02-28T00:00:00" table:formula="of:=VLOOKUP([.C94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lanalto da Ser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95];[.I$4:.J$39];2)" table:style-name="ce2">
            <text:p>01/01/17</text:p>
          </table:table-cell>
          <table:table-cell office:value-type="date" office:date-value="2017-02-20T00:00:00" table:formula="of:=VLOOKUP([.C95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coné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96];[.I$4:.J$39];2)" table:style-name="ce2">
            <text:p>01/01/17</text:p>
          </table:table-cell>
          <table:table-cell office:value-type="date" office:date-value="2017-02-10T00:00:00" table:formula="of:=VLOOKUP([.C96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ntal do Aragua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97];[.I$4:.J$39];2)" table:style-name="ce2">
            <text:p>01/01/17</text:p>
          </table:table-cell>
          <table:table-cell office:value-type="date" office:date-value="2017-02-10T00:00:00" table:formula="of:=VLOOKUP([.C97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nte Branc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98];[.I$4:.J$39];2)" table:style-name="ce2">
            <text:p>01/01/17</text:p>
          </table:table-cell>
          <table:table-cell office:value-type="date" office:date-value="2017-02-10T00:00:00" table:formula="of:=VLOOKUP([.C98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ntes d Lacerd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17-01-01T00:00:00" table:formula="of:=VLOOKUP([.B99];[.I$4:.J$39];2)" table:style-name="ce2">
            <text:p>01/01/17</text:p>
          </table:table-cell>
          <table:table-cell office:value-type="date" office:date-value="2017-01-31T00:00:00" table:formula="of:=VLOOKUP([.C99];[.I$4:.K$39];3)" table:style-name="ce2">
            <text:p>01/31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ntes E Lacerd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0];[.I$4:.J$39];2)" table:style-name="ce2">
            <text:p>01/01/17</text:p>
          </table:table-cell>
          <table:table-cell office:value-type="date" office:date-value="2017-02-20T00:00:00" table:formula="of:=VLOOKUP([.C100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rto Alegre do Norte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01];[.I$4:.J$39];2)" table:style-name="ce2">
            <text:p>01/01/17</text:p>
          </table:table-cell>
          <table:table-cell office:value-type="date" office:date-value="2017-02-28T00:00:00" table:formula="of:=VLOOKUP([.C101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rto dos Gaúcho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2];[.I$4:.J$39];2)" table:style-name="ce2">
            <text:p>01/01/17</text:p>
          </table:table-cell>
          <table:table-cell office:value-type="date" office:date-value="2017-02-20T00:00:00" table:formula="of:=VLOOKUP([.C10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rto Esperidiã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3];[.I$4:.J$39];2)" table:style-name="ce2">
            <text:p>01/01/17</text:p>
          </table:table-cell>
          <table:table-cell office:value-type="date" office:date-value="2017-02-20T00:00:00" table:formula="of:=VLOOKUP([.C10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rto Estrel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04];[.I$4:.J$39];2)" table:style-name="ce2">
            <text:p>01/01/17</text:p>
          </table:table-cell>
          <table:table-cell office:value-type="date" office:date-value="2017-02-10T00:00:00" table:formula="of:=VLOOKUP([.C104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xoréu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5];[.I$4:.J$39];2)" table:style-name="ce2">
            <text:p>01/01/17</text:p>
          </table:table-cell>
          <table:table-cell office:value-type="date" office:date-value="2017-02-20T00:00:00" table:formula="of:=VLOOKUP([.C105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mavera do Les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6];[.I$4:.J$39];2)" table:style-name="ce2">
            <text:p>01/01/17</text:p>
          </table:table-cell>
          <table:table-cell office:value-type="date" office:date-value="2017-02-20T00:00:00" table:formula="of:=VLOOKUP([.C106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uerênc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7];[.I$4:.J$39];2)" table:style-name="ce2">
            <text:p>01/01/17</text:p>
          </table:table-cell>
          <table:table-cell office:value-type="date" office:date-value="2017-02-20T00:00:00" table:formula="of:=VLOOKUP([.C107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serva do Cabaçal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08];[.I$4:.J$39];2)" table:style-name="ce2">
            <text:p>01/01/17</text:p>
          </table:table-cell>
          <table:table-cell office:value-type="date" office:date-value="2017-02-10T00:00:00" table:formula="of:=VLOOKUP([.C108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beirão Cascalheir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09];[.I$4:.J$39];2)" table:style-name="ce2">
            <text:p>01/01/17</text:p>
          </table:table-cell>
          <table:table-cell office:value-type="date" office:date-value="2017-02-10T00:00:00" table:formula="of:=VLOOKUP([.C109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beirãozinh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10];[.I$4:.J$39];2)" table:style-name="ce2">
            <text:p>01/01/17</text:p>
          </table:table-cell>
          <table:table-cell office:value-type="date" office:date-value="2017-02-10T00:00:00" table:formula="of:=VLOOKUP([.C110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o Branc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11];[.I$4:.J$39];2)" table:style-name="ce2">
            <text:p>01/01/17</text:p>
          </table:table-cell>
          <table:table-cell office:value-type="date" office:date-value="2017-02-10T00:00:00" table:formula="of:=VLOOKUP([.C111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ndolândi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12];[.I$4:.J$39];2)" table:style-name="ce2">
            <text:p>01/01/17</text:p>
          </table:table-cell>
          <table:table-cell office:value-type="date" office:date-value="2017-02-28T00:00:00" table:formula="of:=VLOOKUP([.C112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ndonópoli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13];[.I$4:.J$39];2)" table:style-name="ce2">
            <text:p>01/01/17</text:p>
          </table:table-cell>
          <table:table-cell office:value-type="date" office:date-value="2017-02-20T00:00:00" table:formula="of:=VLOOKUP([.C11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sário Oes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14];[.I$4:.J$39];2)" table:style-name="ce2">
            <text:p>01/01/17</text:p>
          </table:table-cell>
          <table:table-cell office:value-type="date" office:date-value="2017-02-20T00:00:00" table:formula="of:=VLOOKUP([.C114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lto do Céu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15];[.I$4:.J$39];2)" table:style-name="ce2">
            <text:p>01/01/17</text:p>
          </table:table-cell>
          <table:table-cell office:value-type="date" office:date-value="2017-02-10T00:00:00" table:formula="of:=VLOOKUP([.C115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a Carmem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16];[.I$4:.J$39];2)" table:style-name="ce2">
            <text:p>01/01/17</text:p>
          </table:table-cell>
          <table:table-cell office:value-type="date" office:date-value="2017-02-20T00:00:00" table:formula="of:=VLOOKUP([.C116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a Cruz do Xingu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17];[.I$4:.J$39];2)" table:style-name="ce2">
            <text:p>01/01/17</text:p>
          </table:table-cell>
          <table:table-cell office:value-type="date" office:date-value="2017-02-28T00:00:00" table:formula="of:=VLOOKUP([.C117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a Rita do Trivelat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18];[.I$4:.J$39];2)" table:style-name="ce2">
            <text:p>01/01/17</text:p>
          </table:table-cell>
          <table:table-cell office:value-type="date" office:date-value="2017-02-20T00:00:00" table:formula="of:=VLOOKUP([.C118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a Terezinh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19];[.I$4:.J$39];2)" table:style-name="ce2">
            <text:p>01/01/17</text:p>
          </table:table-cell>
          <table:table-cell office:value-type="date" office:date-value="2017-02-28T00:00:00" table:formula="of:=VLOOKUP([.C119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o Afons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0];[.I$4:.J$39];2)" table:style-name="ce2">
            <text:p>01/01/17</text:p>
          </table:table-cell>
          <table:table-cell office:value-type="date" office:date-value="2017-02-10T00:00:00" table:formula="of:=VLOOKUP([.C120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o Antônio do Les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1];[.I$4:.J$39];2)" table:style-name="ce2">
            <text:p>01/01/17</text:p>
          </table:table-cell>
          <table:table-cell office:value-type="date" office:date-value="2017-02-10T00:00:00" table:formula="of:=VLOOKUP([.C121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o Antônio do Leverger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22];[.I$4:.J$39];2)" table:style-name="ce2">
            <text:p>01/01/17</text:p>
          </table:table-cell>
          <table:table-cell office:value-type="date" office:date-value="2017-02-20T00:00:00" table:formula="of:=VLOOKUP([.C12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Félix do Aragua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23];[.I$4:.J$39];2)" table:style-name="ce2">
            <text:p>01/01/17</text:p>
          </table:table-cell>
          <table:table-cell office:value-type="date" office:date-value="2017-02-20T00:00:00" table:formula="of:=VLOOKUP([.C12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José do Pov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4];[.I$4:.J$39];2)" table:style-name="ce2">
            <text:p>01/01/17</text:p>
          </table:table-cell>
          <table:table-cell office:value-type="date" office:date-value="2017-02-10T00:00:00" table:formula="of:=VLOOKUP([.C124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José do Rio Clar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5];[.I$4:.J$39];2)" table:style-name="ce2">
            <text:p>01/01/17</text:p>
          </table:table-cell>
          <table:table-cell office:value-type="date" office:date-value="2017-02-10T00:00:00" table:formula="of:=VLOOKUP([.C125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José do Xingu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26];[.I$4:.J$39];2)" table:style-name="ce2">
            <text:p>01/01/17</text:p>
          </table:table-cell>
          <table:table-cell office:value-type="date" office:date-value="2017-02-28T00:00:00" table:formula="of:=VLOOKUP([.C126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José dos Quatro Marco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7];[.I$4:.J$39];2)" table:style-name="ce2">
            <text:p>01/01/17</text:p>
          </table:table-cell>
          <table:table-cell office:value-type="date" office:date-value="2017-02-10T00:00:00" table:formula="of:=VLOOKUP([.C127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Pedro da Cip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28];[.I$4:.J$39];2)" table:style-name="ce2">
            <text:p>01/01/17</text:p>
          </table:table-cell>
          <table:table-cell office:value-type="date" office:date-value="2017-02-20T00:00:00" table:formula="of:=VLOOKUP([.C128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pezal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29];[.I$4:.J$39];2)" table:style-name="ce2">
            <text:p>01/01/17</text:p>
          </table:table-cell>
          <table:table-cell office:value-type="date" office:date-value="2017-02-20T00:00:00" table:formula="of:=VLOOKUP([.C129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rra Nova Dourad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30];[.I$4:.J$39];2)" table:style-name="ce2">
            <text:p>01/01/17</text:p>
          </table:table-cell>
          <table:table-cell office:value-type="date" office:date-value="2017-02-20T00:00:00" table:formula="of:=VLOOKUP([.C130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nop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31];[.I$4:.J$39];2)" table:style-name="ce2">
            <text:p>01/01/17</text:p>
          </table:table-cell>
          <table:table-cell office:value-type="date" office:date-value="2017-02-28T00:00:00" table:formula="of:=VLOOKUP([.C131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ris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32];[.I$4:.J$39];2)" table:style-name="ce2">
            <text:p>01/01/17</text:p>
          </table:table-cell>
          <table:table-cell office:value-type="date" office:date-value="2017-02-20T00:00:00" table:formula="of:=VLOOKUP([.C13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baporã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33];[.I$4:.J$39];2)" table:style-name="ce2">
            <text:p>01/01/17</text:p>
          </table:table-cell>
          <table:table-cell office:value-type="date" office:date-value="2017-02-28T00:00:00" table:formula="of:=VLOOKUP([.C133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ngará da Ser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34];[.I$4:.J$39];2)" table:style-name="ce2">
            <text:p>01/01/17</text:p>
          </table:table-cell>
          <table:table-cell office:value-type="date" office:date-value="2017-02-20T00:00:00" table:formula="of:=VLOOKUP([.C134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purah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35];[.I$4:.J$39];2)" table:style-name="ce2">
            <text:p>01/01/17</text:p>
          </table:table-cell>
          <table:table-cell office:value-type="date" office:date-value="2017-02-10T00:00:00" table:formula="of:=VLOOKUP([.C135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rra Nova do Norte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136];[.I$4:.J$39];2)" table:style-name="ce2">
            <text:p>01/01/17</text:p>
          </table:table-cell>
          <table:table-cell office:value-type="date" office:date-value="2017-03-10T00:00:00" table:formula="of:=VLOOKUP([.C136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our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37];[.I$4:.J$39];2)" table:style-name="ce2">
            <text:p>01/01/17</text:p>
          </table:table-cell>
          <table:table-cell office:value-type="date" office:date-value="2017-02-10T00:00:00" table:formula="of:=VLOOKUP([.C137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rixoréu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38];[.I$4:.J$39];2)" table:style-name="ce2">
            <text:p>01/01/17</text:p>
          </table:table-cell>
          <table:table-cell office:value-type="date" office:date-value="2017-02-10T00:00:00" table:formula="of:=VLOOKUP([.C138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nião do Sul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39];[.I$4:.J$39];2)" table:style-name="ce2">
            <text:p>01/01/17</text:p>
          </table:table-cell>
          <table:table-cell office:value-type="date" office:date-value="2017-02-20T00:00:00" table:formula="of:=VLOOKUP([.C139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 de São Domingo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40];[.I$4:.J$39];2)" table:style-name="ce2">
            <text:p>01/01/17</text:p>
          </table:table-cell>
          <table:table-cell office:value-type="date" office:date-value="2017-02-20T00:00:00" table:formula="of:=VLOOKUP([.C140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árzea Grand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41];[.I$4:.J$39];2)" table:style-name="ce2">
            <text:p>01/01/17</text:p>
          </table:table-cell>
          <table:table-cell office:value-type="date" office:date-value="2017-02-20T00:00:00" table:formula="of:=VLOOKUP([.C141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42];[.I$4:.J$39];2)" table:style-name="ce2">
            <text:p>01/01/17</text:p>
          </table:table-cell>
          <table:table-cell office:value-type="date" office:date-value="2017-02-20T00:00:00" table:formula="of:=VLOOKUP([.C14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la Bela da Santíssima Trindad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43];[.I$4:.J$39];2)" table:style-name="ce2">
            <text:p>01/01/17</text:p>
          </table:table-cell>
          <table:table-cell office:value-type="date" office:date-value="2017-02-20T00:00:00" table:formula="of:=VLOOKUP([.C14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la Ric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44];[.I$4:.J$39];2)" table:style-name="ce2">
            <text:p>01/01/17</text:p>
          </table:table-cell>
          <table:table-cell office:value-type="date" office:date-value="2017-02-28T00:00:00" table:formula="of:=VLOOKUP([.C144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tal Result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145];[.I$4:.J$39];2)" table:style-name="ce2">
            <text:p>01/01/17</text:p>
          </table:table-cell>
          <table:table-cell office:value-type="date" office:date-value="2017-03-20T00:00:00" table:formula="of:=VLOOKUP([.C145];[.I$4:.K$39];3)" table:style-name="ce2">
            <text:p>03/20/17</text:p>
          </table:table-cell>
          <table:table-cell table:number-columns-repeated="16379"/>
        </table:table-row>
        <table:table-row table:number-rows-repeated="1048431" table:style-name="ro1">
          <table:table-cell table:number-columns-repeated="16384"/>
        </table:table-row>
      </table:table>
      <table:table table:name="Corn_2nd_pasture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3">
            <text:p>munic</text:p>
          </table:table-cell>
          <table:table-cell office:value-type="string" table:style-name="ce4">
            <text:p>Min - min_start</text:p>
          </table:table-cell>
          <table:table-cell office:value-type="string" table:style-name="ce3">
            <text:p>Max - max_end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corizal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date" office:date-value="2017-02-01T00:00:00" table:formula="of:=VLOOKUP([.B2];[corn_2nd_crop.I$4:.K$39];2)" table:style-name="ce2">
            <text:p>02/01/17</text:p>
          </table:table-cell>
          <table:table-cell office:value-type="date" office:date-value="2017-03-10T00:00:00" table:formula="of:=VLOOKUP([.C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Água Bo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3];[corn_2nd_crop.I$4:.K$39];2)" table:style-name="ce2">
            <text:p>02/01/17</text:p>
          </table:table-cell>
          <table:table-cell office:value-type="date" office:date-value="2017-02-28T00:00:00" table:formula="of:=VLOOKUP([.C3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a Florest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];[corn_2nd_crop.I$4:.K$39];2)" table:style-name="ce2">
            <text:p>02/01/17</text:p>
          </table:table-cell>
          <table:table-cell office:value-type="date" office:date-value="2017-03-10T00:00:00" table:formula="of:=VLOOKUP([.C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o Aragua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];[corn_2nd_crop.I$4:.K$39];2)" table:style-name="ce2">
            <text:p>02/01/17</text:p>
          </table:table-cell>
          <table:table-cell office:value-type="date" office:date-value="2017-03-10T00:00:00" table:formula="of:=VLOOKUP([.C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o Boa Vist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];[corn_2nd_crop.I$4:.K$39];2)" table:style-name="ce2">
            <text:p>02/01/17</text:p>
          </table:table-cell>
          <table:table-cell office:value-type="date" office:date-value="2017-03-10T00:00:00" table:formula="of:=VLOOKUP([.C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o Garça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];[corn_2nd_crop.I$4:.K$39];2)" table:style-name="ce2">
            <text:p>02/01/17</text:p>
          </table:table-cell>
          <table:table-cell office:value-type="date" office:date-value="2017-03-10T00:00:00" table:formula="of:=VLOOKUP([.C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o Paraguai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];[corn_2nd_crop.I$4:.K$39];2)" table:style-name="ce2">
            <text:p>02/01/17</text:p>
          </table:table-cell>
          <table:table-cell office:value-type="date" office:date-value="2017-03-10T00:00:00" table:formula="of:=VLOOKUP([.C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o Taquari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9];[corn_2nd_crop.I$4:.K$39];2)" table:style-name="ce2">
            <text:p>02/01/17</text:p>
          </table:table-cell>
          <table:table-cell office:value-type="date" office:date-value="2017-03-10T00:00:00" table:formula="of:=VLOOKUP([.C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piacá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];[corn_2nd_crop.I$4:.K$39];2)" table:style-name="ce2">
            <text:p>02/01/17</text:p>
          </table:table-cell>
          <table:table-cell office:value-type="date" office:date-value="2017-03-10T00:00:00" table:formula="of:=VLOOKUP([.C1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aguaiana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11];[corn_2nd_crop.I$4:.K$39];2)" table:style-name="ce2">
            <text:p>02/01/17</text:p>
          </table:table-cell>
          <table:table-cell office:value-type="date" office:date-value="2017-02-20T00:00:00" table:formula="of:=VLOOKUP([.C11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aguainh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2];[corn_2nd_crop.I$4:.K$39];2)" table:style-name="ce2">
            <text:p>02/01/17</text:p>
          </table:table-cell>
          <table:table-cell office:value-type="date" office:date-value="2017-02-28T00:00:00" table:formula="of:=VLOOKUP([.C1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aputang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];[corn_2nd_crop.I$4:.K$39];2)" table:style-name="ce2">
            <text:p>02/01/17</text:p>
          </table:table-cell>
          <table:table-cell office:value-type="date" office:date-value="2017-03-10T00:00:00" table:formula="of:=VLOOKUP([.C1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enápoli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4];[corn_2nd_crop.I$4:.K$39];2)" table:style-name="ce2">
            <text:p>02/01/17</text:p>
          </table:table-cell>
          <table:table-cell office:value-type="date" office:date-value="2017-03-10T00:00:00" table:formula="of:=VLOOKUP([.C1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ipuanã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5];[corn_2nd_crop.I$4:.K$39];2)" table:style-name="ce2">
            <text:p>02/01/17</text:p>
          </table:table-cell>
          <table:table-cell office:value-type="date" office:date-value="2017-03-10T00:00:00" table:formula="of:=VLOOKUP([.C1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arão de Melgaç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6];[corn_2nd_crop.I$4:.K$39];2)" table:style-name="ce2">
            <text:p>02/01/17</text:p>
          </table:table-cell>
          <table:table-cell office:value-type="date" office:date-value="2017-02-28T00:00:00" table:formula="of:=VLOOKUP([.C16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arra do Bugre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7];[corn_2nd_crop.I$4:.K$39];2)" table:style-name="ce2">
            <text:p>02/01/17</text:p>
          </table:table-cell>
          <table:table-cell office:value-type="date" office:date-value="2017-03-10T00:00:00" table:formula="of:=VLOOKUP([.C1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arra do Garças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18];[corn_2nd_crop.I$4:.K$39];2)" table:style-name="ce2">
            <text:p>02/01/17</text:p>
          </table:table-cell>
          <table:table-cell office:value-type="date" office:date-value="2017-02-20T00:00:00" table:formula="of:=VLOOKUP([.C18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om Jesus do Araguai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9];[corn_2nd_crop.I$4:.K$39];2)" table:style-name="ce2">
            <text:p>02/01/17</text:p>
          </table:table-cell>
          <table:table-cell office:value-type="date" office:date-value="2017-02-28T00:00:00" table:formula="of:=VLOOKUP([.C19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ras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0];[corn_2nd_crop.I$4:.K$39];2)" table:style-name="ce2">
            <text:p>02/01/17</text:p>
          </table:table-cell>
          <table:table-cell office:value-type="date" office:date-value="2017-03-10T00:00:00" table:formula="of:=VLOOKUP([.C2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áceres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21];[corn_2nd_crop.I$4:.K$39];2)" table:style-name="ce2">
            <text:p>02/01/17</text:p>
          </table:table-cell>
          <table:table-cell office:value-type="date" office:date-value="2017-02-28T00:00:00" table:formula="of:=VLOOKUP([.C21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mpinápolis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22];[corn_2nd_crop.I$4:.K$39];2)" table:style-name="ce2">
            <text:p>02/01/17</text:p>
          </table:table-cell>
          <table:table-cell office:value-type="date" office:date-value="2017-02-28T00:00:00" table:formula="of:=VLOOKUP([.C2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mpo Novo do Pareci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3];[corn_2nd_crop.I$4:.K$39];2)" table:style-name="ce2">
            <text:p>02/01/17</text:p>
          </table:table-cell>
          <table:table-cell office:value-type="date" office:date-value="2017-03-10T00:00:00" table:formula="of:=VLOOKUP([.C2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mpo Verd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4];[corn_2nd_crop.I$4:.K$39];2)" table:style-name="ce2">
            <text:p>02/01/17</text:p>
          </table:table-cell>
          <table:table-cell office:value-type="date" office:date-value="2017-03-10T00:00:00" table:formula="of:=VLOOKUP([.C2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mpos de Júli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5];[corn_2nd_crop.I$4:.K$39];2)" table:style-name="ce2">
            <text:p>02/01/17</text:p>
          </table:table-cell>
          <table:table-cell office:value-type="date" office:date-value="2017-03-10T00:00:00" table:formula="of:=VLOOKUP([.C2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nabrava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6];[corn_2nd_crop.I$4:.K$39];2)" table:style-name="ce2">
            <text:p>02/01/17</text:p>
          </table:table-cell>
          <table:table-cell office:value-type="date" office:date-value="2017-03-10T00:00:00" table:formula="of:=VLOOKUP([.C2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naran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27];[corn_2nd_crop.I$4:.K$39];2)" table:style-name="ce2">
            <text:p>02/01/17</text:p>
          </table:table-cell>
          <table:table-cell office:value-type="date" office:date-value="2017-02-28T00:00:00" table:formula="of:=VLOOKUP([.C27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rlind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8];[corn_2nd_crop.I$4:.K$39];2)" table:style-name="ce2">
            <text:p>02/01/17</text:p>
          </table:table-cell>
          <table:table-cell office:value-type="date" office:date-value="2017-03-10T00:00:00" table:formula="of:=VLOOKUP([.C2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stanhei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9];[corn_2nd_crop.I$4:.K$39];2)" table:style-name="ce2">
            <text:p>02/01/17</text:p>
          </table:table-cell>
          <table:table-cell office:value-type="date" office:date-value="2017-03-10T00:00:00" table:formula="of:=VLOOKUP([.C2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hapada dos Guimarãe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0];[corn_2nd_crop.I$4:.K$39];2)" table:style-name="ce2">
            <text:p>02/01/17</text:p>
          </table:table-cell>
          <table:table-cell office:value-type="date" office:date-value="2017-03-10T00:00:00" table:formula="of:=VLOOKUP([.C3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láu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1];[corn_2nd_crop.I$4:.K$39];2)" table:style-name="ce2">
            <text:p>02/01/17</text:p>
          </table:table-cell>
          <table:table-cell office:value-type="date" office:date-value="2017-03-10T00:00:00" table:formula="of:=VLOOKUP([.C3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calinho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32];[corn_2nd_crop.I$4:.K$39];2)" table:style-name="ce2">
            <text:p>02/01/17</text:p>
          </table:table-cell>
          <table:table-cell office:value-type="date" office:date-value="2017-02-20T00:00:00" table:formula="of:=VLOOKUP([.C32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líder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3];[corn_2nd_crop.I$4:.K$39];2)" table:style-name="ce2">
            <text:p>02/01/17</text:p>
          </table:table-cell>
          <table:table-cell office:value-type="date" office:date-value="2017-03-10T00:00:00" table:formula="of:=VLOOKUP([.C3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lniz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4];[corn_2nd_crop.I$4:.K$39];2)" table:style-name="ce2">
            <text:p>02/01/17</text:p>
          </table:table-cell>
          <table:table-cell office:value-type="date" office:date-value="2017-03-10T00:00:00" table:formula="of:=VLOOKUP([.C3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modor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5];[corn_2nd_crop.I$4:.K$39];2)" table:style-name="ce2">
            <text:p>02/01/17</text:p>
          </table:table-cell>
          <table:table-cell office:value-type="date" office:date-value="2017-03-10T00:00:00" table:formula="of:=VLOOKUP([.C3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nfres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6];[corn_2nd_crop.I$4:.K$39];2)" table:style-name="ce2">
            <text:p>02/01/17</text:p>
          </table:table-cell>
          <table:table-cell office:value-type="date" office:date-value="2017-03-10T00:00:00" table:formula="of:=VLOOKUP([.C3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nquista d'O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7];[corn_2nd_crop.I$4:.K$39];2)" table:style-name="ce2">
            <text:p>02/01/17</text:p>
          </table:table-cell>
          <table:table-cell office:value-type="date" office:date-value="2017-03-10T00:00:00" table:formula="of:=VLOOKUP([.C3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triguaçu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8];[corn_2nd_crop.I$4:.K$39];2)" table:style-name="ce2">
            <text:p>02/01/17</text:p>
          </table:table-cell>
          <table:table-cell office:value-type="date" office:date-value="2017-03-10T00:00:00" table:formula="of:=VLOOKUP([.C3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uiabá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9];[corn_2nd_crop.I$4:.K$39];2)" table:style-name="ce2">
            <text:p>02/01/17</text:p>
          </table:table-cell>
          <table:table-cell office:value-type="date" office:date-value="2017-03-10T00:00:00" table:formula="of:=VLOOKUP([.C3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urve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0];[corn_2nd_crop.I$4:.K$39];2)" table:style-name="ce2">
            <text:p>02/01/17</text:p>
          </table:table-cell>
          <table:table-cell office:value-type="date" office:date-value="2017-03-10T00:00:00" table:formula="of:=VLOOKUP([.C4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enis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1];[corn_2nd_crop.I$4:.K$39];2)" table:style-name="ce2">
            <text:p>02/01/17</text:p>
          </table:table-cell>
          <table:table-cell office:value-type="date" office:date-value="2017-03-10T00:00:00" table:formula="of:=VLOOKUP([.C4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iamantin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2];[corn_2nd_crop.I$4:.K$39];2)" table:style-name="ce2">
            <text:p>02/01/17</text:p>
          </table:table-cell>
          <table:table-cell office:value-type="date" office:date-value="2017-03-10T00:00:00" table:formula="of:=VLOOKUP([.C4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om Aquin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43];[corn_2nd_crop.I$4:.K$39];2)" table:style-name="ce2">
            <text:p>02/01/17</text:p>
          </table:table-cell>
          <table:table-cell office:value-type="date" office:date-value="2017-02-28T00:00:00" table:formula="of:=VLOOKUP([.C43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Feliz Natal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4];[corn_2nd_crop.I$4:.K$39];2)" table:style-name="ce2">
            <text:p>02/01/17</text:p>
          </table:table-cell>
          <table:table-cell office:value-type="date" office:date-value="2017-03-10T00:00:00" table:formula="of:=VLOOKUP([.C4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Figueirópolis d'O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5];[corn_2nd_crop.I$4:.K$39];2)" table:style-name="ce2">
            <text:p>02/01/17</text:p>
          </table:table-cell>
          <table:table-cell office:value-type="date" office:date-value="2017-03-10T00:00:00" table:formula="of:=VLOOKUP([.C4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aúcha do Norte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46];[corn_2nd_crop.I$4:.K$39];2)" table:style-name="ce2">
            <text:p>02/01/17</text:p>
          </table:table-cell>
          <table:table-cell office:value-type="date" office:date-value="2017-02-28T00:00:00" table:formula="of:=VLOOKUP([.C46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eneral Carneir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47];[corn_2nd_crop.I$4:.K$39];2)" table:style-name="ce2">
            <text:p>02/01/17</text:p>
          </table:table-cell>
          <table:table-cell office:value-type="date" office:date-value="2017-02-28T00:00:00" table:formula="of:=VLOOKUP([.C47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lória d'Oeste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48];[corn_2nd_crop.I$4:.K$39];2)" table:style-name="ce2">
            <text:p>02/01/17</text:p>
          </table:table-cell>
          <table:table-cell office:value-type="date" office:date-value="2017-02-28T00:00:00" table:formula="of:=VLOOKUP([.C48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uarantã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9];[corn_2nd_crop.I$4:.K$39];2)" table:style-name="ce2">
            <text:p>02/01/17</text:p>
          </table:table-cell>
          <table:table-cell office:value-type="date" office:date-value="2017-03-10T00:00:00" table:formula="of:=VLOOKUP([.C4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uirating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50];[corn_2nd_crop.I$4:.K$39];2)" table:style-name="ce2">
            <text:p>02/01/17</text:p>
          </table:table-cell>
          <table:table-cell office:value-type="date" office:date-value="2017-02-28T00:00:00" table:formula="of:=VLOOKUP([.C50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ndiavaí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1];[corn_2nd_crop.I$4:.K$39];2)" table:style-name="ce2">
            <text:p>02/01/17</text:p>
          </table:table-cell>
          <table:table-cell office:value-type="date" office:date-value="2017-03-10T00:00:00" table:formula="of:=VLOOKUP([.C5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piranga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2];[corn_2nd_crop.I$4:.K$39];2)" table:style-name="ce2">
            <text:p>02/01/17</text:p>
          </table:table-cell>
          <table:table-cell office:value-type="date" office:date-value="2017-03-10T00:00:00" table:formula="of:=VLOOKUP([.C5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tanhangá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3];[corn_2nd_crop.I$4:.K$39];2)" table:style-name="ce2">
            <text:p>02/01/17</text:p>
          </table:table-cell>
          <table:table-cell office:value-type="date" office:date-value="2017-03-10T00:00:00" table:formula="of:=VLOOKUP([.C5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taúb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4];[corn_2nd_crop.I$4:.K$39];2)" table:style-name="ce2">
            <text:p>02/01/17</text:p>
          </table:table-cell>
          <table:table-cell office:value-type="date" office:date-value="2017-03-10T00:00:00" table:formula="of:=VLOOKUP([.C5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tiqui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5];[corn_2nd_crop.I$4:.K$39];2)" table:style-name="ce2">
            <text:p>02/01/17</text:p>
          </table:table-cell>
          <table:table-cell office:value-type="date" office:date-value="2017-03-10T00:00:00" table:formula="of:=VLOOKUP([.C5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acia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6];[corn_2nd_crop.I$4:.K$39];2)" table:style-name="ce2">
            <text:p>02/01/17</text:p>
          </table:table-cell>
          <table:table-cell office:value-type="date" office:date-value="2017-03-10T00:00:00" table:formula="of:=VLOOKUP([.C5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angad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7];[corn_2nd_crop.I$4:.K$39];2)" table:style-name="ce2">
            <text:p>02/01/17</text:p>
          </table:table-cell>
          <table:table-cell office:value-type="date" office:date-value="2017-03-10T00:00:00" table:formula="of:=VLOOKUP([.C5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auru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8];[corn_2nd_crop.I$4:.K$39];2)" table:style-name="ce2">
            <text:p>02/01/17</text:p>
          </table:table-cell>
          <table:table-cell office:value-type="date" office:date-value="2017-03-10T00:00:00" table:formula="of:=VLOOKUP([.C5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ua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9];[corn_2nd_crop.I$4:.K$39];2)" table:style-name="ce2">
            <text:p>02/01/17</text:p>
          </table:table-cell>
          <table:table-cell office:value-type="date" office:date-value="2017-03-10T00:00:00" table:formula="of:=VLOOKUP([.C5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uín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0];[corn_2nd_crop.I$4:.K$39];2)" table:style-name="ce2">
            <text:p>02/01/17</text:p>
          </table:table-cell>
          <table:table-cell office:value-type="date" office:date-value="2017-03-10T00:00:00" table:formula="of:=VLOOKUP([.C6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uruen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1];[corn_2nd_crop.I$4:.K$39];2)" table:style-name="ce2">
            <text:p>02/01/17</text:p>
          </table:table-cell>
          <table:table-cell office:value-type="date" office:date-value="2017-03-10T00:00:00" table:formula="of:=VLOOKUP([.C6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uscimeir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62];[corn_2nd_crop.I$4:.K$39];2)" table:style-name="ce2">
            <text:p>02/01/17</text:p>
          </table:table-cell>
          <table:table-cell office:value-type="date" office:date-value="2017-02-28T00:00:00" table:formula="of:=VLOOKUP([.C6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ambari d'O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3];[corn_2nd_crop.I$4:.K$39];2)" table:style-name="ce2">
            <text:p>02/01/17</text:p>
          </table:table-cell>
          <table:table-cell office:value-type="date" office:date-value="2017-03-10T00:00:00" table:formula="of:=VLOOKUP([.C6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ucas do Rio Verd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4];[corn_2nd_crop.I$4:.K$39];2)" table:style-name="ce2">
            <text:p>02/01/17</text:p>
          </table:table-cell>
          <table:table-cell office:value-type="date" office:date-value="2017-03-10T00:00:00" table:formula="of:=VLOOKUP([.C6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uciar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65];[corn_2nd_crop.I$4:.K$39];2)" table:style-name="ce2">
            <text:p>02/01/17</text:p>
          </table:table-cell>
          <table:table-cell office:value-type="date" office:date-value="2017-02-28T00:00:00" table:formula="of:=VLOOKUP([.C65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arce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6];[corn_2nd_crop.I$4:.K$39];2)" table:style-name="ce2">
            <text:p>02/01/17</text:p>
          </table:table-cell>
          <table:table-cell office:value-type="date" office:date-value="2017-03-10T00:00:00" table:formula="of:=VLOOKUP([.C6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atupá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7];[corn_2nd_crop.I$4:.K$39];2)" table:style-name="ce2">
            <text:p>02/01/17</text:p>
          </table:table-cell>
          <table:table-cell office:value-type="date" office:date-value="2017-03-10T00:00:00" table:formula="of:=VLOOKUP([.C6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irassol d'O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8];[corn_2nd_crop.I$4:.K$39];2)" table:style-name="ce2">
            <text:p>02/01/17</text:p>
          </table:table-cell>
          <table:table-cell office:value-type="date" office:date-value="2017-03-10T00:00:00" table:formula="of:=VLOOKUP([.C6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bre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9];[corn_2nd_crop.I$4:.K$39];2)" table:style-name="ce2">
            <text:p>02/01/17</text:p>
          </table:table-cell>
          <table:table-cell office:value-type="date" office:date-value="2017-03-10T00:00:00" table:formula="of:=VLOOKUP([.C6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rte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0];[corn_2nd_crop.I$4:.K$39];2)" table:style-name="ce2">
            <text:p>02/01/17</text:p>
          </table:table-cell>
          <table:table-cell office:value-type="date" office:date-value="2017-03-10T00:00:00" table:formula="of:=VLOOKUP([.C7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ssa Senhora do Livrament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71];[corn_2nd_crop.I$4:.K$39];2)" table:style-name="ce2">
            <text:p>02/01/17</text:p>
          </table:table-cell>
          <table:table-cell office:value-type="date" office:date-value="2017-02-28T00:00:00" table:formula="of:=VLOOKUP([.C71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Bandeirante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2];[corn_2nd_crop.I$4:.K$39];2)" table:style-name="ce2">
            <text:p>02/01/17</text:p>
          </table:table-cell>
          <table:table-cell office:value-type="date" office:date-value="2017-03-10T00:00:00" table:formula="of:=VLOOKUP([.C7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Brasi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3];[corn_2nd_crop.I$4:.K$39];2)" table:style-name="ce2">
            <text:p>02/01/17</text:p>
          </table:table-cell>
          <table:table-cell office:value-type="date" office:date-value="2017-03-10T00:00:00" table:formula="of:=VLOOKUP([.C7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Canaã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4];[corn_2nd_crop.I$4:.K$39];2)" table:style-name="ce2">
            <text:p>02/01/17</text:p>
          </table:table-cell>
          <table:table-cell office:value-type="date" office:date-value="2017-03-10T00:00:00" table:formula="of:=VLOOKUP([.C7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Guarit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5];[corn_2nd_crop.I$4:.K$39];2)" table:style-name="ce2">
            <text:p>02/01/17</text:p>
          </table:table-cell>
          <table:table-cell office:value-type="date" office:date-value="2017-03-10T00:00:00" table:formula="of:=VLOOKUP([.C7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Lacerd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6];[corn_2nd_crop.I$4:.K$39];2)" table:style-name="ce2">
            <text:p>02/01/17</text:p>
          </table:table-cell>
          <table:table-cell office:value-type="date" office:date-value="2017-03-10T00:00:00" table:formula="of:=VLOOKUP([.C7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Mari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7];[corn_2nd_crop.I$4:.K$39];2)" table:style-name="ce2">
            <text:p>02/01/17</text:p>
          </table:table-cell>
          <table:table-cell office:value-type="date" office:date-value="2017-03-10T00:00:00" table:formula="of:=VLOOKUP([.C7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Maringá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8];[corn_2nd_crop.I$4:.K$39];2)" table:style-name="ce2">
            <text:p>02/01/17</text:p>
          </table:table-cell>
          <table:table-cell office:value-type="date" office:date-value="2017-03-10T00:00:00" table:formula="of:=VLOOKUP([.C7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Monte verd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9];[corn_2nd_crop.I$4:.K$39];2)" table:style-name="ce2">
            <text:p>02/01/17</text:p>
          </table:table-cell>
          <table:table-cell office:value-type="date" office:date-value="2017-03-10T00:00:00" table:formula="of:=VLOOKUP([.C7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Mutum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0];[corn_2nd_crop.I$4:.K$39];2)" table:style-name="ce2">
            <text:p>02/01/17</text:p>
          </table:table-cell>
          <table:table-cell office:value-type="date" office:date-value="2017-03-10T00:00:00" table:formula="of:=VLOOKUP([.C8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Nazaré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81];[corn_2nd_crop.I$4:.K$39];2)" table:style-name="ce2">
            <text:p>02/01/17</text:p>
          </table:table-cell>
          <table:table-cell office:value-type="date" office:date-value="2017-02-20T00:00:00" table:formula="of:=VLOOKUP([.C81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Olímp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2];[corn_2nd_crop.I$4:.K$39];2)" table:style-name="ce2">
            <text:p>02/01/17</text:p>
          </table:table-cell>
          <table:table-cell office:value-type="date" office:date-value="2017-03-10T00:00:00" table:formula="of:=VLOOKUP([.C8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Santa Helen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3];[corn_2nd_crop.I$4:.K$39];2)" table:style-name="ce2">
            <text:p>02/01/17</text:p>
          </table:table-cell>
          <table:table-cell office:value-type="date" office:date-value="2017-03-10T00:00:00" table:formula="of:=VLOOKUP([.C8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Ubiratã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4];[corn_2nd_crop.I$4:.K$39];2)" table:style-name="ce2">
            <text:p>02/01/17</text:p>
          </table:table-cell>
          <table:table-cell office:value-type="date" office:date-value="2017-03-10T00:00:00" table:formula="of:=VLOOKUP([.C8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Xavantina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85];[corn_2nd_crop.I$4:.K$39];2)" table:style-name="ce2">
            <text:p>02/01/17</text:p>
          </table:table-cell>
          <table:table-cell office:value-type="date" office:date-value="2017-02-20T00:00:00" table:formula="of:=VLOOKUP([.C85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o Horizonte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6];[corn_2nd_crop.I$4:.K$39];2)" table:style-name="ce2">
            <text:p>02/01/17</text:p>
          </table:table-cell>
          <table:table-cell office:value-type="date" office:date-value="2017-03-10T00:00:00" table:formula="of:=VLOOKUP([.C8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o Mund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7];[corn_2nd_crop.I$4:.K$39];2)" table:style-name="ce2">
            <text:p>02/01/17</text:p>
          </table:table-cell>
          <table:table-cell office:value-type="date" office:date-value="2017-03-10T00:00:00" table:formula="of:=VLOOKUP([.C8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o Santo Antônio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88];[corn_2nd_crop.I$4:.K$39];2)" table:style-name="ce2">
            <text:p>02/01/17</text:p>
          </table:table-cell>
          <table:table-cell office:value-type="date" office:date-value="2017-02-20T00:00:00" table:formula="of:=VLOOKUP([.C88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o São Joaquim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89];[corn_2nd_crop.I$4:.K$39];2)" table:style-name="ce2">
            <text:p>02/01/17</text:p>
          </table:table-cell>
          <table:table-cell office:value-type="date" office:date-value="2017-02-28T00:00:00" table:formula="of:=VLOOKUP([.C89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aranaít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90];[corn_2nd_crop.I$4:.K$39];2)" table:style-name="ce2">
            <text:p>02/01/17</text:p>
          </table:table-cell>
          <table:table-cell office:value-type="date" office:date-value="2017-03-10T00:00:00" table:formula="of:=VLOOKUP([.C9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aranating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1];[corn_2nd_crop.I$4:.K$39];2)" table:style-name="ce2">
            <text:p>02/01/17</text:p>
          </table:table-cell>
          <table:table-cell office:value-type="date" office:date-value="2017-02-28T00:00:00" table:formula="of:=VLOOKUP([.C91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edra Pret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2];[corn_2nd_crop.I$4:.K$39];2)" table:style-name="ce2">
            <text:p>02/01/17</text:p>
          </table:table-cell>
          <table:table-cell office:value-type="date" office:date-value="2017-02-28T00:00:00" table:formula="of:=VLOOKUP([.C9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eixoto de Azeved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93];[corn_2nd_crop.I$4:.K$39];2)" table:style-name="ce2">
            <text:p>02/01/17</text:p>
          </table:table-cell>
          <table:table-cell office:value-type="date" office:date-value="2017-03-10T00:00:00" table:formula="of:=VLOOKUP([.C9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lanalto da Serr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4];[corn_2nd_crop.I$4:.K$39];2)" table:style-name="ce2">
            <text:p>02/01/17</text:p>
          </table:table-cell>
          <table:table-cell office:value-type="date" office:date-value="2017-02-28T00:00:00" table:formula="of:=VLOOKUP([.C94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coné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5];[corn_2nd_crop.I$4:.K$39];2)" table:style-name="ce2">
            <text:p>02/01/17</text:p>
          </table:table-cell>
          <table:table-cell office:value-type="date" office:date-value="2017-02-28T00:00:00" table:formula="of:=VLOOKUP([.C95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ntal do Araguai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6];[corn_2nd_crop.I$4:.K$39];2)" table:style-name="ce2">
            <text:p>02/01/17</text:p>
          </table:table-cell>
          <table:table-cell office:value-type="date" office:date-value="2017-02-28T00:00:00" table:formula="of:=VLOOKUP([.C96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nte Branc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7];[corn_2nd_crop.I$4:.K$39];2)" table:style-name="ce2">
            <text:p>02/01/17</text:p>
          </table:table-cell>
          <table:table-cell office:value-type="date" office:date-value="2017-02-28T00:00:00" table:formula="of:=VLOOKUP([.C97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ntes e Lacerd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98];[corn_2nd_crop.I$4:.K$39];2)" table:style-name="ce2">
            <text:p>02/01/17</text:p>
          </table:table-cell>
          <table:table-cell office:value-type="date" office:date-value="2017-03-10T00:00:00" table:formula="of:=VLOOKUP([.C9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rto Alegre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99];[corn_2nd_crop.I$4:.K$39];2)" table:style-name="ce2">
            <text:p>02/01/17</text:p>
          </table:table-cell>
          <table:table-cell office:value-type="date" office:date-value="2017-03-10T00:00:00" table:formula="of:=VLOOKUP([.C9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rto dos Gaúcho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0];[corn_2nd_crop.I$4:.K$39];2)" table:style-name="ce2">
            <text:p>02/01/17</text:p>
          </table:table-cell>
          <table:table-cell office:value-type="date" office:date-value="2017-03-10T00:00:00" table:formula="of:=VLOOKUP([.C10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rto Esperidiã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1];[corn_2nd_crop.I$4:.K$39];2)" table:style-name="ce2">
            <text:p>02/01/17</text:p>
          </table:table-cell>
          <table:table-cell office:value-type="date" office:date-value="2017-03-10T00:00:00" table:formula="of:=VLOOKUP([.C10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rto Estrel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2];[corn_2nd_crop.I$4:.K$39];2)" table:style-name="ce2">
            <text:p>02/01/17</text:p>
          </table:table-cell>
          <table:table-cell office:value-type="date" office:date-value="2017-03-10T00:00:00" table:formula="of:=VLOOKUP([.C10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xoréu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03];[corn_2nd_crop.I$4:.K$39];2)" table:style-name="ce2">
            <text:p>02/01/17</text:p>
          </table:table-cell>
          <table:table-cell office:value-type="date" office:date-value="2017-02-28T00:00:00" table:formula="of:=VLOOKUP([.C103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imavera do L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4];[corn_2nd_crop.I$4:.K$39];2)" table:style-name="ce2">
            <text:p>02/01/17</text:p>
          </table:table-cell>
          <table:table-cell office:value-type="date" office:date-value="2017-03-10T00:00:00" table:formula="of:=VLOOKUP([.C10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Querênc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5];[corn_2nd_crop.I$4:.K$39];2)" table:style-name="ce2">
            <text:p>02/01/17</text:p>
          </table:table-cell>
          <table:table-cell office:value-type="date" office:date-value="2017-03-10T00:00:00" table:formula="of:=VLOOKUP([.C10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eserva do Cabaçal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6];[corn_2nd_crop.I$4:.K$39];2)" table:style-name="ce2">
            <text:p>02/01/17</text:p>
          </table:table-cell>
          <table:table-cell office:value-type="date" office:date-value="2017-03-10T00:00:00" table:formula="of:=VLOOKUP([.C10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ibeirão Cascalheir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07];[corn_2nd_crop.I$4:.K$39];2)" table:style-name="ce2">
            <text:p>02/01/17</text:p>
          </table:table-cell>
          <table:table-cell office:value-type="date" office:date-value="2017-02-28T00:00:00" table:formula="of:=VLOOKUP([.C107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ibeirãozinh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08];[corn_2nd_crop.I$4:.K$39];2)" table:style-name="ce2">
            <text:p>02/01/17</text:p>
          </table:table-cell>
          <table:table-cell office:value-type="date" office:date-value="2017-02-28T00:00:00" table:formula="of:=VLOOKUP([.C108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io Branc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9];[corn_2nd_crop.I$4:.K$39];2)" table:style-name="ce2">
            <text:p>02/01/17</text:p>
          </table:table-cell>
          <table:table-cell office:value-type="date" office:date-value="2017-03-10T00:00:00" table:formula="of:=VLOOKUP([.C10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ondo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0];[corn_2nd_crop.I$4:.K$39];2)" table:style-name="ce2">
            <text:p>02/01/17</text:p>
          </table:table-cell>
          <table:table-cell office:value-type="date" office:date-value="2017-03-10T00:00:00" table:formula="of:=VLOOKUP([.C11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ondonópolis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11];[corn_2nd_crop.I$4:.K$39];2)" table:style-name="ce2">
            <text:p>02/01/17</text:p>
          </table:table-cell>
          <table:table-cell office:value-type="date" office:date-value="2017-02-28T00:00:00" table:formula="of:=VLOOKUP([.C111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osário O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2];[corn_2nd_crop.I$4:.K$39];2)" table:style-name="ce2">
            <text:p>02/01/17</text:p>
          </table:table-cell>
          <table:table-cell office:value-type="date" office:date-value="2017-03-10T00:00:00" table:formula="of:=VLOOKUP([.C11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lto do Céu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3];[corn_2nd_crop.I$4:.K$39];2)" table:style-name="ce2">
            <text:p>02/01/17</text:p>
          </table:table-cell>
          <table:table-cell office:value-type="date" office:date-value="2017-03-10T00:00:00" table:formula="of:=VLOOKUP([.C11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a Carmem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4];[corn_2nd_crop.I$4:.K$39];2)" table:style-name="ce2">
            <text:p>02/01/17</text:p>
          </table:table-cell>
          <table:table-cell office:value-type="date" office:date-value="2017-03-10T00:00:00" table:formula="of:=VLOOKUP([.C11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a Cruz do Xingu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5];[corn_2nd_crop.I$4:.K$39];2)" table:style-name="ce2">
            <text:p>02/01/17</text:p>
          </table:table-cell>
          <table:table-cell office:value-type="date" office:date-value="2017-03-10T00:00:00" table:formula="of:=VLOOKUP([.C11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a Rita do Trivelat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6];[corn_2nd_crop.I$4:.K$39];2)" table:style-name="ce2">
            <text:p>02/01/17</text:p>
          </table:table-cell>
          <table:table-cell office:value-type="date" office:date-value="2017-03-10T00:00:00" table:formula="of:=VLOOKUP([.C11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a Terezinh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17];[corn_2nd_crop.I$4:.K$39];2)" table:style-name="ce2">
            <text:p>02/01/17</text:p>
          </table:table-cell>
          <table:table-cell office:value-type="date" office:date-value="2017-02-28T00:00:00" table:formula="of:=VLOOKUP([.C117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o Afons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8];[corn_2nd_crop.I$4:.K$39];2)" table:style-name="ce2">
            <text:p>02/01/17</text:p>
          </table:table-cell>
          <table:table-cell office:value-type="date" office:date-value="2017-03-10T00:00:00" table:formula="of:=VLOOKUP([.C11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o Antônio do Leste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19];[corn_2nd_crop.I$4:.K$39];2)" table:style-name="ce2">
            <text:p>02/01/17</text:p>
          </table:table-cell>
          <table:table-cell office:value-type="date" office:date-value="2017-02-28T00:00:00" table:formula="of:=VLOOKUP([.C119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o Antônio do Leverger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20];[corn_2nd_crop.I$4:.K$39];2)" table:style-name="ce2">
            <text:p>02/01/17</text:p>
          </table:table-cell>
          <table:table-cell office:value-type="date" office:date-value="2017-02-28T00:00:00" table:formula="of:=VLOOKUP([.C120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Félix do Aragua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1];[corn_2nd_crop.I$4:.K$39];2)" table:style-name="ce2">
            <text:p>02/01/17</text:p>
          </table:table-cell>
          <table:table-cell office:value-type="date" office:date-value="2017-03-10T00:00:00" table:formula="of:=VLOOKUP([.C12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José do Pov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22];[corn_2nd_crop.I$4:.K$39];2)" table:style-name="ce2">
            <text:p>02/01/17</text:p>
          </table:table-cell>
          <table:table-cell office:value-type="date" office:date-value="2017-02-28T00:00:00" table:formula="of:=VLOOKUP([.C12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José do Rio Clar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3];[corn_2nd_crop.I$4:.K$39];2)" table:style-name="ce2">
            <text:p>02/01/17</text:p>
          </table:table-cell>
          <table:table-cell office:value-type="date" office:date-value="2017-03-10T00:00:00" table:formula="of:=VLOOKUP([.C12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José do Xingu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4];[corn_2nd_crop.I$4:.K$39];2)" table:style-name="ce2">
            <text:p>02/01/17</text:p>
          </table:table-cell>
          <table:table-cell office:value-type="date" office:date-value="2017-03-10T00:00:00" table:formula="of:=VLOOKUP([.C12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José dos Quatro Marco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5];[corn_2nd_crop.I$4:.K$39];2)" table:style-name="ce2">
            <text:p>02/01/17</text:p>
          </table:table-cell>
          <table:table-cell office:value-type="date" office:date-value="2017-03-10T00:00:00" table:formula="of:=VLOOKUP([.C12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Pedro da Cip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26];[corn_2nd_crop.I$4:.K$39];2)" table:style-name="ce2">
            <text:p>02/01/17</text:p>
          </table:table-cell>
          <table:table-cell office:value-type="date" office:date-value="2017-02-28T00:00:00" table:formula="of:=VLOOKUP([.C126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pezal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7];[corn_2nd_crop.I$4:.K$39];2)" table:style-name="ce2">
            <text:p>02/01/17</text:p>
          </table:table-cell>
          <table:table-cell office:value-type="date" office:date-value="2017-03-10T00:00:00" table:formula="of:=VLOOKUP([.C12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erra Nova Dourad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28];[corn_2nd_crop.I$4:.K$39];2)" table:style-name="ce2">
            <text:p>02/01/17</text:p>
          </table:table-cell>
          <table:table-cell office:value-type="date" office:date-value="2017-02-28T00:00:00" table:formula="of:=VLOOKUP([.C128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inop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9];[corn_2nd_crop.I$4:.K$39];2)" table:style-name="ce2">
            <text:p>02/01/17</text:p>
          </table:table-cell>
          <table:table-cell office:value-type="date" office:date-value="2017-03-10T00:00:00" table:formula="of:=VLOOKUP([.C12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orris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0];[corn_2nd_crop.I$4:.K$39];2)" table:style-name="ce2">
            <text:p>02/01/17</text:p>
          </table:table-cell>
          <table:table-cell office:value-type="date" office:date-value="2017-03-10T00:00:00" table:formula="of:=VLOOKUP([.C13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abaporã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1];[corn_2nd_crop.I$4:.K$39];2)" table:style-name="ce2">
            <text:p>02/01/17</text:p>
          </table:table-cell>
          <table:table-cell office:value-type="date" office:date-value="2017-03-10T00:00:00" table:formula="of:=VLOOKUP([.C13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angará da Ser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2];[corn_2nd_crop.I$4:.K$39];2)" table:style-name="ce2">
            <text:p>02/01/17</text:p>
          </table:table-cell>
          <table:table-cell office:value-type="date" office:date-value="2017-03-10T00:00:00" table:formula="of:=VLOOKUP([.C13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apurah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3];[corn_2nd_crop.I$4:.K$39];2)" table:style-name="ce2">
            <text:p>02/01/17</text:p>
          </table:table-cell>
          <table:table-cell office:value-type="date" office:date-value="2017-03-10T00:00:00" table:formula="of:=VLOOKUP([.C13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erra Nova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4];[corn_2nd_crop.I$4:.K$39];2)" table:style-name="ce2">
            <text:p>02/01/17</text:p>
          </table:table-cell>
          <table:table-cell office:value-type="date" office:date-value="2017-03-10T00:00:00" table:formula="of:=VLOOKUP([.C13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esour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35];[corn_2nd_crop.I$4:.K$39];2)" table:style-name="ce2">
            <text:p>02/01/17</text:p>
          </table:table-cell>
          <table:table-cell office:value-type="date" office:date-value="2017-02-28T00:00:00" table:formula="of:=VLOOKUP([.C135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orixoréu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36];[corn_2nd_crop.I$4:.K$39];2)" table:style-name="ce2">
            <text:p>02/01/17</text:p>
          </table:table-cell>
          <table:table-cell office:value-type="date" office:date-value="2017-02-28T00:00:00" table:formula="of:=VLOOKUP([.C136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União do Sul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7];[corn_2nd_crop.I$4:.K$39];2)" table:style-name="ce2">
            <text:p>02/01/17</text:p>
          </table:table-cell>
          <table:table-cell office:value-type="date" office:date-value="2017-03-10T00:00:00" table:formula="of:=VLOOKUP([.C13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ale de São Domingo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8];[corn_2nd_crop.I$4:.K$39];2)" table:style-name="ce2">
            <text:p>02/01/17</text:p>
          </table:table-cell>
          <table:table-cell office:value-type="date" office:date-value="2017-03-10T00:00:00" table:formula="of:=VLOOKUP([.C13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árzea Grand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9];[corn_2nd_crop.I$4:.K$39];2)" table:style-name="ce2">
            <text:p>02/01/17</text:p>
          </table:table-cell>
          <table:table-cell office:value-type="date" office:date-value="2017-03-10T00:00:00" table:formula="of:=VLOOKUP([.C13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e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40];[corn_2nd_crop.I$4:.K$39];2)" table:style-name="ce2">
            <text:p>02/01/17</text:p>
          </table:table-cell>
          <table:table-cell office:value-type="date" office:date-value="2017-03-10T00:00:00" table:formula="of:=VLOOKUP([.C14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ila Bela da Santíssima Trindad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41];[corn_2nd_crop.I$4:.K$39];2)" table:style-name="ce2">
            <text:p>02/01/17</text:p>
          </table:table-cell>
          <table:table-cell office:value-type="date" office:date-value="2017-03-10T00:00:00" table:formula="of:=VLOOKUP([.C14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ila Ric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42];[corn_2nd_crop.I$4:.K$39];2)" table:style-name="ce2">
            <text:p>02/01/17</text:p>
          </table:table-cell>
          <table:table-cell office:value-type="date" office:date-value="2017-02-28T00:00:00" table:formula="of:=VLOOKUP([.C14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otal Result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43];[corn_2nd_crop.I$4:.K$39];2)" table:style-name="ce2">
            <text:p>02/01/17</text:p>
          </table:table-cell>
          <table:table-cell office:value-type="date" office:date-value="2017-03-10T00:00:00" table:formula="of:=VLOOKUP([.C14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table:style-name="ce7"/>
          <table:table-cell table:number-columns-repeated="2" table:style-name="ce8"/>
          <table:table-cell table:number-columns-repeated="16381" table:style-name="ce1"/>
        </table:table-row>
        <table:table-row table:number-rows-repeated="1048432" table:style-name="ro1">
          <table:table-cell table:number-columns-repeated="16384"/>
        </table:table-row>
      </table:table>
      <table:named-expressions>
        <table:named-expression table:name="IQ_CH" table:expression="of:=110000" table:base-cell-address="soy.$A$1"/>
        <table:named-expression table:name="IQ_CQ" table:expression="of:=5000" table:base-cell-address="soy.$A$1"/>
        <table:named-expression table:name="IQ_CY" table:expression="of:=10000" table:base-cell-address="soy.$A$1"/>
        <table:named-expression table:name="IQ_DAILY" table:expression="of:=500000" table:base-cell-address="soy.$A$1"/>
        <table:named-expression table:name="IQ_FH" table:expression="of:=100000" table:base-cell-address="soy.$A$1"/>
        <table:named-expression table:name="IQ_FQ" table:expression="of:=500" table:base-cell-address="soy.$A$1"/>
        <table:named-expression table:name="IQ_FY" table:expression="of:=1000" table:base-cell-address="soy.$A$1"/>
        <table:named-expression table:name="IQ_LTM" table:expression="of:=2000" table:base-cell-address="soy.$A$1"/>
        <table:named-expression table:name="IQ_MONTH" table:expression="of:=15000" table:base-cell-address="soy.$A$1"/>
        <table:named-expression table:name="IQ_NTM" table:expression="of:=6000" table:base-cell-address="soy.$A$1"/>
        <table:named-expression table:name="IQ_WEEK" table:expression="of:=50000" table:base-cell-address="soy.$A$1"/>
        <table:named-expression table:name="IQ_YTD" table:expression="of:=3000" table:base-cell-address="soy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niel Victoria</meta:initial-creator>
    <dc:creator>Maus, Victor</dc:creator>
    <meta:creation-date>2018-05-10T16:37:16Z</meta:creation-date>
    <dc:date>2018-05-30T15:04:11Z</dc:date>
    <meta:editing-cycles>13</meta:editing-cycles>
    <meta:editing-duration>PT0S</meta:editing-duration>
    <meta:user-defined meta:name="{A44787D4-0540-4523-9961-78E4036D8C6D}">{8C425632-63B5-4F9D-A3CD-6C85C117D261}</meta:user-defined>
  </office:meta>
</office:document-meta>
</file>